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A90000014C57301DECDAF331F1.png" manifest:media-type="image/png"/>
  <manifest:file-entry manifest:full-path="Pictures/10000001000000950000014C9A36A15D7F63980F.png" manifest:media-type="image/png"/>
  <manifest:file-entry manifest:full-path="Pictures/10000000000001530000002FC1F9DF02291C1C48.jpg" manifest:media-type="image/jpeg"/>
  <manifest:file-entry manifest:full-path="Pictures/100000010000011800000068D7C9F9C0960E2A21.png" manifest:media-type="image/png"/>
  <manifest:file-entry manifest:full-path="Pictures/10000001000000A90000001C3112C1D52A97FF64.png" manifest:media-type="image/png"/>
  <manifest:file-entry manifest:full-path="Pictures/100000010000016800000077D5CD5368A46C8244.png" manifest:media-type="image/png"/>
  <manifest:file-entry manifest:full-path="Pictures/10000001000000D40000011FB63F5ECA45ED0B14.png" manifest:media-type="image/png"/>
  <manifest:file-entry manifest:full-path="Pictures/100000010000011A0000003E556BA77D79DBEBF1.png" manifest:media-type="image/png"/>
  <manifest:file-entry manifest:full-path="Pictures/100000010000011D0000003CCFE67F0262205A76.png" manifest:media-type="image/png"/>
  <manifest:file-entry manifest:full-path="Pictures/100000000000011800000052FAD90F59E5EF9DDF.jpg" manifest:media-type="image/jpeg"/>
  <manifest:file-entry manifest:full-path="Pictures/10000001000000D3000000F629BE86F220AE8F03.png" manifest:media-type="image/png"/>
  <manifest:file-entry manifest:full-path="Pictures/10000000000000D50000008024FB192526E70700.jpg" manifest:media-type="image/jpeg"/>
  <manifest:file-entry manifest:full-path="Pictures/10000001000000AF000001401CC2DC4722BFB17B.png" manifest:media-type="image/png"/>
  <manifest:file-entry manifest:full-path="Pictures/100000010000011F00000043FC959A9D4CB0D48A.png" manifest:media-type="image/png"/>
  <manifest:file-entry manifest:full-path="Pictures/100000010000011A00000053BE81BE39CA347942.png" manifest:media-type="image/png"/>
  <manifest:file-entry manifest:full-path="Pictures/10000001000001190000006953F6DD554C97CE7F.png" manifest:media-type="image/png"/>
  <manifest:file-entry manifest:full-path="Pictures/100000010000011A0000003DE0537E3E62ED4864.png" manifest:media-type="image/png"/>
  <manifest:file-entry manifest:full-path="Pictures/100000010000011B000000AF683C85BE2216C309.png" manifest:media-type="image/png"/>
  <manifest:file-entry manifest:full-path="Pictures/10000001000000D0000001AA66149AD6B6792524.png" manifest:media-type="image/png"/>
  <manifest:file-entry manifest:full-path="Pictures/10000001000000A7000000AEC7F2433E1373FD1E.png" manifest:media-type="image/png"/>
  <manifest:file-entry manifest:full-path="Pictures/1000000100000137000000539055BE0E18CDF16B.png" manifest:media-type="image/png"/>
  <manifest:file-entry manifest:full-path="Pictures/100000010000011900000069DA69086E75BA1A25.png" manifest:media-type="image/png"/>
  <manifest:file-entry manifest:full-path="Pictures/10000001000000D7000000DAF97F703FDBF378F5.png" manifest:media-type="image/png"/>
  <manifest:file-entry manifest:full-path="Pictures/10000001000001330000004EEE87B244D49EAC91.png" manifest:media-type="image/png"/>
  <manifest:file-entry manifest:full-path="Pictures/100000010000011C000000926854C9471D2D4287.png" manifest:media-type="image/png"/>
  <manifest:file-entry manifest:full-path="Pictures/10000001000000D600000093A067B2AC136BA5C9.png" manifest:media-type="image/png"/>
  <manifest:file-entry manifest:full-path="Pictures/10000001000000D30000028398A4D7D3A5C41BC2.png" manifest:media-type="image/png"/>
  <manifest:file-entry manifest:full-path="Pictures/10000001000000F7000000EFB08C89A0F9A4D64D.png" manifest:media-type="image/png"/>
  <manifest:file-entry manifest:full-path="Pictures/100000010000016B000001792A6447EE21E46039.png" manifest:media-type="image/png"/>
  <manifest:file-entry manifest:full-path="Pictures/10000001000001AD0000006483E1AD20E6EBF876.png" manifest:media-type="image/png"/>
  <manifest:file-entry manifest:full-path="Pictures/10000001000001190000003CDB8A3683AFE810BB.png" manifest:media-type="image/png"/>
  <manifest:file-entry manifest:full-path="Pictures/10000001000000B9000000B492FD6628335272D5.png" manifest:media-type="image/png"/>
  <manifest:file-entry manifest:full-path="Pictures/100000010000011E0000008444F89B6455E5C7D7.png" manifest:media-type="image/png"/>
  <manifest:file-entry manifest:full-path="Pictures/1000000100000117000000A1E2D3F943EB8999E5.png" manifest:media-type="image/png"/>
  <manifest:file-entry manifest:full-path="Pictures/1000000000000093000000A4F979D9B938E7235D.png" manifest:media-type="image/png"/>
  <manifest:file-entry manifest:full-path="Pictures/10000001000000D90000007B9BC0A79A8B711986.png" manifest:media-type="image/png"/>
  <manifest:file-entry manifest:full-path="Pictures/100000010000011D0000004330AC4B4A9D0EBE3E.png" manifest:media-type="image/png"/>
  <manifest:file-entry manifest:full-path="Pictures/100000010000011900000054AEA23312E55E8DE4.png" manifest:media-type="image/png"/>
  <manifest:file-entry manifest:full-path="Pictures/10000001000000AC0000018F92CC1D287B2AAB94.png" manifest:media-type="image/png"/>
  <manifest:file-entry manifest:full-path="Pictures/10000001000000DE000000DBEE105F349CE76243.png" manifest:media-type="image/png"/>
  <manifest:file-entry manifest:full-path="Pictures/10000001000000DA000000227369775F7192E597.png" manifest:media-type="image/png"/>
  <manifest:file-entry manifest:full-path="Pictures/10000001000000DA0000005D6C199DB7A6AF51B4.png" manifest:media-type="image/png"/>
  <manifest:file-entry manifest:full-path="Pictures/10000001000001180000006B35904E41BE93D93A.png" manifest:media-type="image/png"/>
  <manifest:file-entry manifest:full-path="Pictures/100000010000011A0000007F63F41D1568B872BE.png" manifest:media-type="image/png"/>
  <manifest:file-entry manifest:full-path="Pictures/10000001000000E00000013032588EE1E9AE6B5C.png" manifest:media-type="image/png"/>
  <manifest:file-entry manifest:full-path="Pictures/1000000100000070000000A90FB31E7446D0548F.png" manifest:media-type="image/png"/>
  <manifest:file-entry manifest:full-path="Pictures/10000001000000AF000000AA6E78B1195F198476.png" manifest:media-type="image/png"/>
  <manifest:file-entry manifest:full-path="Pictures/100000010000008200000067C9D8FBD79729EB15.png" manifest:media-type="image/png"/>
  <manifest:file-entry manifest:full-path="Pictures/100000010000007F000000677371E066D7E4B06F.png" manifest:media-type="image/png"/>
  <manifest:file-entry manifest:full-path="Pictures/100000010000012300000046D6F2794CF2DE25C9.png" manifest:media-type="image/png"/>
  <manifest:file-entry manifest:full-path="Pictures/10000001000000E7000000F9F68B0B6D6BD5405F.png" manifest:media-type="image/png"/>
  <manifest:file-entry manifest:full-path="Pictures/1000000000000102000000FD45E031716CBE6EA3.png" manifest:media-type="image/png"/>
  <manifest:file-entry manifest:full-path="Pictures/10000001000000E2000000EEB00656A400651F06.png" manifest:media-type="image/png"/>
  <manifest:file-entry manifest:full-path="Pictures/10000001000000E9000000E7569FA0557FC91988.png" manifest:media-type="image/png"/>
  <manifest:file-entry manifest:full-path="Pictures/10000001000000E5000000E63BBEAC3F8D4C9F62.png" manifest:media-type="image/png"/>
  <manifest:file-entry manifest:full-path="Pictures/10000001000000E2000000E4E837DF0FBA693ABA.png" manifest:media-type="image/png"/>
  <manifest:file-entry manifest:full-path="Pictures/100000010000011A00000041C3815B77B05F6666.png" manifest:media-type="image/png"/>
  <manifest:file-entry manifest:full-path="Pictures/1000000100000234000000F7E5EA01EE30AA4A58.png" manifest:media-type="image/png"/>
  <manifest:file-entry manifest:full-path="Pictures/1000000100000119000000E4AD4752FE834CFC16.png" manifest:media-type="image/png"/>
  <manifest:file-entry manifest:full-path="Pictures/100000010000007F000000826CBA0AB90B96C5FE.png" manifest:media-type="image/png"/>
  <manifest:file-entry manifest:full-path="Pictures/100000010000011A0000006AF06D53FAF7DE2E8A.png" manifest:media-type="image/png"/>
  <manifest:file-entry manifest:full-path="Pictures/100000010000011A0000003CA142E7FC3E7DFBB7.png" manifest:media-type="image/png"/>
  <manifest:file-entry manifest:full-path="Pictures/100000010000011C0000005798CC80B294F3F26D.png" manifest:media-type="image/png"/>
  <manifest:file-entry manifest:full-path="Pictures/100000010000011D000000422D710180C893BE61.png" manifest:media-type="image/png"/>
  <manifest:file-entry manifest:full-path="Pictures/10000001000000C5000000D56823FC6009744178.png" manifest:media-type="image/png"/>
  <manifest:file-entry manifest:full-path="Pictures/10000001000000C5000000C71B631C76509F0169.png" manifest:media-type="image/png"/>
  <manifest:file-entry manifest:full-path="Pictures/1000000100000085000000CD09F78FB688AD69C3.png" manifest:media-type="image/png"/>
  <manifest:file-entry manifest:full-path="Pictures/10000001000000F2000000CC5EF770AF4228C7F0.png" manifest:media-type="image/png"/>
  <manifest:file-entry manifest:full-path="Pictures/10000001000000D6000000374350E0C455BC9CCE.png" manifest:media-type="image/png"/>
  <manifest:file-entry manifest:full-path="Pictures/100000010000011A000000543E584734E0A0C3D5.png" manifest:media-type="image/png"/>
  <manifest:file-entry manifest:full-path="Pictures/10000001000000D7000000E6C8655DC97577909B.png" manifest:media-type="image/png"/>
  <manifest:file-entry manifest:full-path="Pictures/100000010000009C000001751B565277DC3B1ABE.png" manifest:media-type="image/png"/>
  <manifest:file-entry manifest:full-path="Pictures/100000010000011B000000546198863493DA025C.png" manifest:media-type="image/png"/>
  <manifest:file-entry manifest:full-path="Pictures/10000001000000AD0000010E989232867167801D.png" manifest:media-type="image/png"/>
  <manifest:file-entry manifest:full-path="Pictures/10000001000001200000007F8DDA07CACBFFFA39.png" manifest:media-type="image/png"/>
  <manifest:file-entry manifest:full-path="Pictures/100000010000026E000000D9792684DE09BED4A4.png" manifest:media-type="image/png"/>
  <manifest:file-entry manifest:full-path="Pictures/10000001000000AE0000012D18E0BDB44544FC1E.png" manifest:media-type="image/png"/>
  <manifest:file-entry manifest:full-path="Pictures/100000010000011A00000080AD43139F46579BFE.png" manifest:media-type="image/png"/>
  <manifest:file-entry manifest:full-path="Pictures/10000001000000AB0000005CD707154741319C3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7.4806in" style:rel-width="100%" table:align="left" fo:background-color="transparent">
        <style:background-image/>
      </style:table-properties>
    </style:style>
    <style:style style:name="Tabelle12.A" style:family="table-column">
      <style:table-column-properties style:column-width="0.4326in" style:rel-column-width="623*"/>
    </style:style>
    <style:style style:name="Tabelle12.B" style:family="table-column">
      <style:table-column-properties style:column-width="7.0479in" style:rel-column-width="10149*"/>
    </style:style>
    <style:style style:name="Tabelle12.1" style:family="table-row">
      <style:table-row-properties style:min-row-height="0.3125in" fo:background-color="transparent">
        <style:background-image/>
      </style:table-row-properties>
    </style:style>
    <style:style style:name="Tabelle12.A1" style:family="table-cell">
      <style:table-cell-properties fo:background-color="#ffffff" fo:padding="0.0396in" fo:border="none">
        <style:background-image/>
      </style:table-cell-properties>
    </style:style>
    <style:style style:name="Tabelle12.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1" style:family="table">
      <style:table-properties style:width="7.4806in" fo:break-before="auto" fo:break-after="auto" table:align="margins"/>
    </style:style>
    <style:style style:name="Tabelle21.A" style:family="table-column">
      <style:table-column-properties style:column-width="7.4806in" style:rel-column-width="65535*"/>
    </style:style>
    <style:style style:name="Tabelle2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1e83ec" officeooo:paragraph-rsid="0249c9ec"/>
    </style:style>
    <style:style style:name="P4" style:family="paragraph" style:parent-style-name="Standard">
      <style:text-properties officeooo:rsid="025d86ae" officeooo:paragraph-rsid="0327e960"/>
    </style:style>
    <style:style style:name="P5" style:family="paragraph" style:parent-style-name="Standard">
      <style:text-properties officeooo:rsid="0329ae71" officeooo:paragraph-rsid="0327e960"/>
    </style:style>
    <style:style style:name="P6" style:family="paragraph" style:parent-style-name="Text_20_body">
      <style:text-properties officeooo:rsid="0329ae71" officeooo:paragraph-rsid="0329ae71"/>
    </style:style>
    <style:style style:name="P7" style:family="paragraph" style:parent-style-name="Text_20_body">
      <style:text-properties officeooo:rsid="0329ae71" officeooo:paragraph-rsid="033226f3"/>
    </style:style>
    <style:style style:name="P8" style:family="paragraph" style:parent-style-name="Text_20_body">
      <style:text-properties officeooo:rsid="0329ae71" officeooo:paragraph-rsid="03461230"/>
    </style:style>
    <style:style style:name="P9" style:family="paragraph" style:parent-style-name="Text_20_body">
      <style:text-properties officeooo:rsid="0329ae71" officeooo:paragraph-rsid="0347c6b3"/>
    </style:style>
    <style:style style:name="P10" style:family="paragraph" style:parent-style-name="Text_20_body">
      <style:text-properties officeooo:rsid="0329ae71" officeooo:paragraph-rsid="03488bfa"/>
    </style:style>
    <style:style style:name="P11" style:family="paragraph" style:parent-style-name="Text_20_body">
      <style:text-properties officeooo:rsid="0329ae71" officeooo:paragraph-rsid="034a45ed"/>
    </style:style>
    <style:style style:name="P12" style:family="paragraph" style:parent-style-name="Text_20_body">
      <style:text-properties officeooo:rsid="0329ae71" officeooo:paragraph-rsid="034f40f9"/>
    </style:style>
    <style:style style:name="P13" style:family="paragraph" style:parent-style-name="Text_20_body">
      <style:text-properties officeooo:rsid="0329ae71" officeooo:paragraph-rsid="035108df"/>
    </style:style>
    <style:style style:name="P14" style:family="paragraph" style:parent-style-name="Text_20_body">
      <style:text-properties officeooo:rsid="0329ae71" officeooo:paragraph-rsid="0352921c"/>
    </style:style>
    <style:style style:name="P15" style:family="paragraph" style:parent-style-name="Text_20_body">
      <style:text-properties officeooo:rsid="0329ae71" officeooo:paragraph-rsid="035815a5"/>
    </style:style>
    <style:style style:name="P16" style:family="paragraph" style:parent-style-name="Text_20_body">
      <style:text-properties officeooo:rsid="0329ae71" officeooo:paragraph-rsid="036172a0"/>
    </style:style>
    <style:style style:name="P17" style:family="paragraph" style:parent-style-name="Standard">
      <style:text-properties officeooo:rsid="0327e960" officeooo:paragraph-rsid="0327e960"/>
    </style:style>
    <style:style style:name="P18" style:family="paragraph" style:parent-style-name="Standard">
      <style:text-properties officeooo:paragraph-rsid="03304be7"/>
    </style:style>
    <style:style style:name="P19" style:family="paragraph" style:parent-style-name="Standard">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20" style:family="paragraph" style:parent-style-name="Standard">
      <style:text-properties fo:color="#000000" loext:opacity="100%" style:font-name="LiberationSerif" fo:font-size="12pt" fo:font-style="normal" fo:font-weight="normal" officeooo:rsid="0341e823" officeooo:paragraph-rsid="03461230" style:font-size-asian="12pt" style:font-style-asian="normal" style:font-weight-asian="normal"/>
    </style:style>
    <style:style style:name="P21" style:family="paragraph" style:parent-style-name="Standard">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22" style:family="paragraph" style:parent-style-name="Text_20_body">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23" style:family="paragraph" style:parent-style-name="Standard">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4" style:family="paragraph" style:parent-style-name="Text_20_body">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5" style:family="paragraph" style:parent-style-name="Horizontal_20_Line">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6" style:family="paragraph" style:parent-style-name="Standard">
      <style:text-properties fo:color="#000000" loext:opacity="100%" style:font-name="LiberationSerif" fo:font-size="12pt" fo:font-style="normal" fo:font-weight="normal" officeooo:rsid="0341e823" officeooo:paragraph-rsid="03488bfa" style:font-size-asian="12pt" style:font-style-asian="normal" style:font-weight-asian="normal"/>
    </style:style>
    <style:style style:name="P27" style:family="paragraph" style:parent-style-name="Standard">
      <style:text-properties fo:color="#000000" loext:opacity="100%" style:font-name="LiberationSerif" fo:font-size="12pt" fo:font-style="normal" fo:font-weight="normal" officeooo:rsid="0341e823" officeooo:paragraph-rsid="034a45ed" style:font-size-asian="12pt" style:font-style-asian="normal" style:font-weight-asian="normal"/>
    </style:style>
    <style:style style:name="P28" style:family="paragraph" style:parent-style-name="Standard">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29" style:family="paragraph" style:parent-style-name="Text_20_body">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30" style:family="paragraph" style:parent-style-name="Standard">
      <style:text-properties fo:color="#000000" loext:opacity="100%" style:font-name="LiberationSerif" fo:font-size="12pt" fo:font-style="normal" fo:font-weight="normal" officeooo:rsid="0341e823" officeooo:paragraph-rsid="0352921c" style:font-size-asian="12pt" style:font-style-asian="normal" style:font-weight-asian="normal"/>
    </style:style>
    <style:style style:name="P31" style:family="paragraph" style:parent-style-name="Standard">
      <style:text-properties fo:color="#000000" loext:opacity="100%" style:font-name="LiberationSerif" fo:font-size="12pt" fo:font-style="normal" fo:font-weight="normal" officeooo:rsid="0341e823" officeooo:paragraph-rsid="036172a0" style:font-size-asian="12pt" style:font-style-asian="normal" style:font-weight-asian="normal"/>
    </style:style>
    <style:style style:name="P32" style:family="paragraph" style:parent-style-name="Standard">
      <style:text-properties fo:color="#000000" loext:opacity="100%" style:font-name="LiberationSerif" fo:font-size="12pt" fo:font-style="normal" fo:font-weight="normal" officeooo:rsid="0341e823" officeooo:paragraph-rsid="035108df" style:font-size-asian="12pt" style:font-style-asian="normal" style:font-weight-asian="normal"/>
    </style:style>
    <style:style style:name="P33" style:family="paragraph" style:parent-style-name="Text_20_body">
      <style:text-properties fo:color="#000000" loext:opacity="100%" style:font-name="LiberationSerif" fo:font-size="12pt" fo:font-style="normal" fo:font-weight="normal" officeooo:rsid="0341e823" officeooo:paragraph-rsid="034d8ad5" style:font-size-asian="12pt" style:font-style-asian="normal" style:font-weight-asian="normal"/>
    </style:style>
    <style:style style:name="P34" style:family="paragraph" style:parent-style-name="Text_20_body">
      <style:text-properties fo:color="#000000" loext:opacity="100%" style:font-name="LiberationSerif" fo:font-size="12pt" fo:font-style="normal" fo:font-weight="normal" officeooo:rsid="0341e823" officeooo:paragraph-rsid="0352d048" style:font-size-asian="12pt" style:font-style-asian="normal" style:font-weight-asian="normal"/>
    </style:style>
    <style:style style:name="P35" style:family="paragraph" style:parent-style-name="Text_20_body">
      <style:text-properties fo:color="#000000" loext:opacity="100%" style:font-name="LiberationSerif" fo:font-size="12pt" fo:font-style="normal" fo:font-weight="normal" officeooo:rsid="0341e823" officeooo:paragraph-rsid="035815a5" style:font-size-asian="12pt" style:font-style-asian="normal" style:font-weight-asian="normal"/>
    </style:style>
    <style:style style:name="P36" style:family="paragraph" style:parent-style-name="Text_20_body">
      <style:text-properties fo:color="#000000" loext:opacity="100%" style:font-name="LiberationSerif" fo:font-size="12pt" fo:font-style="normal" fo:font-weight="normal" officeooo:rsid="0341e823" officeooo:paragraph-rsid="036aeb67" style:font-size-asian="12pt" style:font-style-asian="normal" style:font-weight-asian="normal"/>
    </style:style>
    <style:style style:name="P37" style:family="paragraph" style:parent-style-name="Horizontal_20_Line">
      <style:text-properties fo:color="#000000" loext:opacity="100%" style:font-name="LiberationSerif" fo:font-size="12pt" fo:font-style="normal" fo:font-weight="normal" officeooo:rsid="0341e823" style:font-size-asian="12pt" style:font-style-asian="normal" style:font-weight-asian="normal"/>
    </style:style>
    <style:style style:name="P38" style:family="paragraph" style:parent-style-name="Text_20_body">
      <style:text-properties fo:color="#000000" loext:opacity="100%" style:font-name="LiberationSerif" fo:font-size="12pt" fo:font-style="normal" fo:font-weight="normal" officeooo:rsid="0341e823" officeooo:paragraph-rsid="037521f8" style:font-size-asian="12pt" style:font-style-asian="normal" style:font-weight-asian="normal"/>
    </style:style>
    <style:style style:name="P39" style:family="paragraph" style:parent-style-name="Text_20_body">
      <style:text-properties fo:color="#000000" loext:opacity="100%" style:font-name="LiberationSerif" fo:font-size="12pt" fo:font-style="normal" fo:font-weight="normal" officeooo:rsid="0341e823" officeooo:paragraph-rsid="036ccae3" style:font-size-asian="12pt" style:font-style-asian="normal" style:font-weight-asian="normal"/>
    </style:style>
    <style:style style:name="P40" style:family="paragraph" style:parent-style-name="Standard">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41" style:family="paragraph" style:parent-style-name="Text_20_body">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42" style:family="paragraph" style:parent-style-name="Text_20_body">
      <style:text-properties fo:color="#000000" loext:opacity="100%" style:font-name="LiberationSerif" fo:font-size="12pt" fo:font-style="normal" fo:font-weight="normal" officeooo:rsid="03335c0f" officeooo:paragraph-rsid="03461230" style:font-size-asian="12pt" style:font-style-asian="normal" style:font-weight-asian="normal"/>
    </style:style>
    <style:style style:name="P43" style:family="paragraph" style:parent-style-name="Text_20_body">
      <style:text-properties fo:color="#000000" loext:opacity="100%" style:font-name="LiberationSerif" fo:font-size="12pt" fo:font-style="normal" fo:font-weight="normal" officeooo:rsid="03335c0f" officeooo:paragraph-rsid="034bf843" style:font-size-asian="12pt" style:font-style-asian="normal" style:font-weight-asian="normal"/>
    </style:style>
    <style:style style:name="P44" style:family="paragraph" style:parent-style-name="Text_20_body">
      <style:text-properties fo:color="#000000" loext:opacity="100%" style:font-name="LiberationSerif" fo:font-size="12pt" fo:font-style="normal" fo:font-weight="normal" officeooo:rsid="0334d3dd" officeooo:paragraph-rsid="03461230" style:font-size-asian="12pt" style:font-style-asian="normal" style:font-weight-asian="normal"/>
    </style:style>
    <style:style style:name="P45" style:family="paragraph" style:parent-style-name="Text_20_body">
      <style:text-properties fo:color="#000000" loext:opacity="100%" style:font-name="LiberationSerif" fo:font-size="12pt" fo:font-style="normal" fo:font-weight="normal" officeooo:rsid="0334d3dd" officeooo:paragraph-rsid="0347c6b3" style:font-size-asian="12pt" style:font-style-asian="normal" style:font-weight-asian="normal"/>
    </style:style>
    <style:style style:name="P46" style:family="paragraph" style:parent-style-name="Text_20_body">
      <style:text-properties fo:color="#000000" loext:opacity="100%" style:font-name="LiberationSerif" fo:font-size="12pt" fo:font-style="normal" fo:font-weight="normal" officeooo:rsid="0334d3dd" officeooo:paragraph-rsid="03488bfa" style:font-size-asian="12pt" style:font-style-asian="normal" style:font-weight-asian="normal"/>
    </style:style>
    <style:style style:name="P47" style:family="paragraph" style:parent-style-name="Text_20_body">
      <style:text-properties fo:color="#000000" loext:opacity="100%" style:font-name="LiberationSerif" fo:font-size="12pt" fo:font-style="normal" fo:font-weight="normal" officeooo:rsid="0334d3dd" officeooo:paragraph-rsid="034f40f9" style:font-size-asian="12pt" style:font-style-asian="normal" style:font-weight-asian="normal"/>
    </style:style>
    <style:style style:name="P48" style:family="paragraph" style:parent-style-name="Text_20_body">
      <style:text-properties fo:color="#000000" loext:opacity="100%" style:font-name="LiberationSerif" fo:font-size="12pt" fo:font-style="normal" fo:font-weight="normal" officeooo:rsid="03363cbb" officeooo:paragraph-rsid="03466f35" style:font-size-asian="12pt" style:font-style-asian="normal" style:font-weight-asian="normal"/>
    </style:style>
    <style:style style:name="P49" style:family="paragraph" style:parent-style-name="Text_20_body">
      <style:text-properties fo:color="#000000" loext:opacity="100%" style:font-name="LiberationSerif" fo:font-size="12pt" fo:font-style="normal" fo:font-weight="normal" officeooo:rsid="03363cbb" officeooo:paragraph-rsid="0347c6b3" style:font-size-asian="12pt" style:font-style-asian="normal" style:font-weight-asian="normal"/>
    </style:style>
    <style:style style:name="P50" style:family="paragraph" style:parent-style-name="Text_20_body">
      <style:text-properties fo:color="#000000" loext:opacity="100%" style:font-name="LiberationSerif" fo:font-size="12pt" fo:font-style="normal" fo:font-weight="normal" officeooo:rsid="0257dac3" officeooo:paragraph-rsid="034f40f9" style:font-size-asian="12pt" style:font-style-asian="normal" style:font-weight-asian="normal"/>
    </style:style>
    <style:style style:name="P51" style:family="paragraph" style:parent-style-name="Text_20_body">
      <style:text-properties fo:color="#000000" loext:opacity="100%" style:font-name="LiberationSerif" fo:font-size="12pt" fo:font-style="normal" fo:font-weight="normal" officeooo:rsid="0257dac3" officeooo:paragraph-rsid="035108df" style:font-size-asian="12pt" style:font-style-asian="normal" style:font-weight-asian="normal"/>
    </style:style>
    <style:style style:name="P52" style:family="paragraph" style:parent-style-name="Text_20_body">
      <style:text-properties fo:color="#000000" loext:opacity="100%" style:font-name="LiberationSerif" fo:font-size="12pt" fo:font-style="normal" fo:font-weight="normal" officeooo:rsid="0256b2b0" officeooo:paragraph-rsid="034f40f9" style:font-size-asian="12pt" style:font-style-asian="normal" style:font-weight-asian="normal"/>
    </style:style>
    <style:style style:name="P53" style:family="paragraph" style:parent-style-name="Text_20_body">
      <style:text-properties fo:color="#000000" loext:opacity="100%" style:font-name="LiberationSerif" fo:font-size="12pt" fo:font-style="normal" fo:font-weight="normal" officeooo:rsid="0256b2b0" officeooo:paragraph-rsid="035108df" style:font-size-asian="12pt" style:font-style-asian="normal" style:font-weight-asian="normal"/>
    </style:style>
    <style:style style:name="P54" style:family="paragraph" style:parent-style-name="Text_20_body">
      <style:text-properties fo:color="#000000" loext:opacity="100%" style:font-name="LiberationSerif" fo:font-size="12pt" fo:font-style="normal" fo:font-weight="normal" officeooo:rsid="0329ae71" officeooo:paragraph-rsid="036172a0" style:font-size-asian="12pt" style:font-style-asian="normal" style:font-weight-asian="normal"/>
    </style:style>
    <style:style style:name="P55" style:family="paragraph" style:parent-style-name="Text_20_body">
      <style:text-properties fo:color="#000000" loext:opacity="100%" style:font-name="LiberationSerif" fo:font-size="12pt" fo:font-style="normal" fo:font-weight="normal" officeooo:rsid="0361eb29" officeooo:paragraph-rsid="0361eb29" style:font-size-asian="12pt" style:font-style-asian="normal" style:font-weight-asian="normal"/>
    </style:style>
    <style:style style:name="P56" style:family="paragraph" style:parent-style-name="Text_20_body">
      <style:text-properties fo:color="#000000" loext:opacity="100%" style:font-name="LiberationSerif" fo:font-size="12pt" fo:font-style="normal" fo:font-weight="normal" officeooo:rsid="005d124e" officeooo:paragraph-rsid="037398a2" style:font-size-asian="12pt" style:font-style-asian="normal" style:font-weight-asian="normal"/>
    </style:style>
    <style:style style:name="P57" style:family="paragraph" style:parent-style-name="Text_20_body">
      <style:text-properties fo:color="#000000" loext:opacity="100%" style:font-name="LiberationSerif" fo:font-size="12pt" fo:font-style="normal" fo:font-weight="normal" officeooo:rsid="005d124e" officeooo:paragraph-rsid="037521f8" style:font-size-asian="12pt" style:font-style-asian="normal" style:font-weight-asian="normal"/>
    </style:style>
    <style:style style:name="P58" style:family="paragraph" style:parent-style-name="Standard">
      <style:text-properties officeooo:paragraph-rsid="03466f35"/>
    </style:style>
    <style:style style:name="P59" style:family="paragraph" style:parent-style-name="Text_20_body">
      <style:text-properties officeooo:paragraph-rsid="03466f35"/>
    </style:style>
    <style:style style:name="P60" style:family="paragraph" style:parent-style-name="Heading_20_4">
      <style:text-properties officeooo:paragraph-rsid="03466f35"/>
    </style:style>
    <style:style style:name="P61" style:family="paragraph" style:parent-style-name="Horizontal_20_Line">
      <style:text-properties officeooo:paragraph-rsid="03466f35"/>
    </style:style>
    <style:style style:name="P62" style:family="paragraph" style:parent-style-name="Standard">
      <style:text-properties officeooo:paragraph-rsid="0347c6b3"/>
    </style:style>
    <style:style style:name="P63" style:family="paragraph" style:parent-style-name="Text_20_body">
      <style:text-properties officeooo:paragraph-rsid="0347c6b3"/>
    </style:style>
    <style:style style:name="P64" style:family="paragraph" style:parent-style-name="Heading_20_4">
      <style:text-properties officeooo:paragraph-rsid="0347c6b3"/>
    </style:style>
    <style:style style:name="P65" style:family="paragraph" style:parent-style-name="Horizontal_20_Line">
      <style:text-properties officeooo:paragraph-rsid="0347c6b3"/>
    </style:style>
    <style:style style:name="P66" style:family="paragraph" style:parent-style-name="Standard">
      <style:text-properties officeooo:paragraph-rsid="03488bfa"/>
    </style:style>
    <style:style style:name="P67" style:family="paragraph" style:parent-style-name="Heading_20_4">
      <style:text-properties officeooo:paragraph-rsid="03488bfa"/>
    </style:style>
    <style:style style:name="P68" style:family="paragraph" style:parent-style-name="Standard">
      <style:text-properties officeooo:paragraph-rsid="034f40f9"/>
    </style:style>
    <style:style style:name="P69" style:family="paragraph" style:parent-style-name="Text_20_body">
      <style:text-properties officeooo:paragraph-rsid="034f40f9"/>
    </style:style>
    <style:style style:name="P70" style:family="paragraph" style:parent-style-name="Heading_20_4">
      <style:text-properties officeooo:paragraph-rsid="034f40f9"/>
    </style:style>
    <style:style style:name="P71" style:family="paragraph" style:parent-style-name="Horizontal_20_Line">
      <style:text-properties officeooo:paragraph-rsid="034f40f9"/>
    </style:style>
    <style:style style:name="P72" style:family="paragraph" style:parent-style-name="Standard">
      <style:text-properties officeooo:paragraph-rsid="0352921c"/>
    </style:style>
    <style:style style:name="P73" style:family="paragraph" style:parent-style-name="Heading_20_4">
      <style:text-properties officeooo:paragraph-rsid="0352921c"/>
    </style:style>
    <style:style style:name="P74" style:family="paragraph" style:parent-style-name="Standard">
      <style:text-properties officeooo:paragraph-rsid="00cc09a6"/>
    </style:style>
    <style:style style:name="P75" style:family="paragraph" style:parent-style-name="Standard">
      <style:text-properties officeooo:paragraph-rsid="035815a5"/>
    </style:style>
    <style:style style:name="P76" style:family="paragraph" style:parent-style-name="Standard">
      <style:text-properties officeooo:paragraph-rsid="0371e507"/>
    </style:style>
    <style:style style:name="P77" style:family="paragraph" style:parent-style-name="Text_20_body">
      <style:paragraph-properties fo:margin-top="0in" fo:margin-bottom="0in" style:contextual-spacing="false"/>
      <style:text-properties officeooo:paragraph-rsid="0371e507"/>
    </style:style>
    <style:style style:name="P78" style:family="paragraph" style:parent-style-name="Text_20_body">
      <style:text-properties officeooo:rsid="025aa38b" officeooo:paragraph-rsid="032e89db"/>
    </style:style>
    <style:style style:name="P79" style:family="paragraph" style:parent-style-name="Horizontal_20_Line">
      <style:text-properties officeooo:rsid="025aa38b" officeooo:paragraph-rsid="032e8ea3"/>
    </style:style>
    <style:style style:name="P80" style:family="paragraph" style:parent-style-name="Horizontal_20_Line">
      <style:text-properties officeooo:rsid="025aa38b" officeooo:paragraph-rsid="034f40f9"/>
    </style:style>
    <style:style style:name="P81" style:family="paragraph" style:parent-style-name="Horizontal_20_Line">
      <style:text-properties officeooo:rsid="025aa38b" officeooo:paragraph-rsid="035108df"/>
    </style:style>
    <style:style style:name="P82" style:family="paragraph" style:parent-style-name="Text_20_body">
      <style:text-properties officeooo:rsid="0257dac3" officeooo:paragraph-rsid="032e89db"/>
    </style:style>
    <style:style style:name="P83" style:family="paragraph" style:parent-style-name="Text_20_body">
      <style:text-properties officeooo:rsid="0257dac3" officeooo:paragraph-rsid="032e8ea3"/>
    </style:style>
    <style:style style:name="P84" style:family="paragraph" style:parent-style-name="Text_20_body">
      <style:text-properties officeooo:rsid="0257dac3" officeooo:paragraph-rsid="034f40f9"/>
    </style:style>
    <style:style style:name="P85" style:family="paragraph" style:parent-style-name="Text_20_body">
      <style:text-properties officeooo:rsid="0257dac3" officeooo:paragraph-rsid="035108df"/>
    </style:style>
    <style:style style:name="P86" style:family="paragraph" style:parent-style-name="Text_20_body">
      <style:text-properties officeooo:rsid="0257dac3" officeooo:paragraph-rsid="0352921c"/>
    </style:style>
    <style:style style:name="P87" style:family="paragraph" style:parent-style-name="Text_20_body">
      <style:text-properties officeooo:rsid="0259a637" officeooo:paragraph-rsid="032e89db"/>
    </style:style>
    <style:style style:name="P88" style:family="paragraph" style:parent-style-name="Text_20_body">
      <style:text-properties officeooo:rsid="0259a637" officeooo:paragraph-rsid="032e8ea3"/>
    </style:style>
    <style:style style:name="P89" style:family="paragraph" style:parent-style-name="Text_20_body">
      <style:text-properties officeooo:rsid="0259a637" officeooo:paragraph-rsid="032eb13f"/>
    </style:style>
    <style:style style:name="P90" style:family="paragraph" style:parent-style-name="Text_20_body">
      <style:text-properties officeooo:rsid="0259a637" officeooo:paragraph-rsid="034f40f9"/>
    </style:style>
    <style:style style:name="P91" style:family="paragraph" style:parent-style-name="Text_20_body">
      <style:text-properties officeooo:rsid="0259a637" officeooo:paragraph-rsid="0352921c"/>
    </style:style>
    <style:style style:name="P92" style:family="paragraph" style:parent-style-name="Text_20_body">
      <style:text-properties officeooo:paragraph-rsid="032e89db"/>
    </style:style>
    <style:style style:name="P93" style:family="paragraph" style:parent-style-name="Horizontal_20_Line">
      <style:text-properties officeooo:paragraph-rsid="032e89db"/>
    </style:style>
    <style:style style:name="P94" style:family="paragraph" style:parent-style-name="Text_20_body">
      <style:text-properties officeooo:rsid="0256b2b0" officeooo:paragraph-rsid="032e8ea3"/>
    </style:style>
    <style:style style:name="P95" style:family="paragraph" style:parent-style-name="Text_20_body">
      <style:text-properties officeooo:rsid="0256b2b0" officeooo:paragraph-rsid="032eb13f"/>
    </style:style>
    <style:style style:name="P96" style:family="paragraph" style:parent-style-name="Text_20_body">
      <style:text-properties officeooo:rsid="0256b2b0" officeooo:paragraph-rsid="034f40f9"/>
    </style:style>
    <style:style style:name="P97" style:family="paragraph" style:parent-style-name="Text_20_body">
      <style:text-properties officeooo:rsid="0256b2b0" officeooo:paragraph-rsid="035108df"/>
    </style:style>
    <style:style style:name="P98" style:family="paragraph" style:parent-style-name="Text_20_body">
      <style:text-properties officeooo:paragraph-rsid="032e8ea3"/>
    </style:style>
    <style:style style:name="P99" style:family="paragraph" style:parent-style-name="Heading_20_4">
      <style:text-properties officeooo:paragraph-rsid="032e8ea3"/>
    </style:style>
    <style:style style:name="P100" style:family="paragraph" style:parent-style-name="Horizontal_20_Line">
      <style:text-properties officeooo:paragraph-rsid="032e8ea3"/>
    </style:style>
    <style:style style:name="P101" style:family="paragraph" style:parent-style-name="Text_20_body">
      <style:text-properties officeooo:rsid="03335c0f" officeooo:paragraph-rsid="03335c0f"/>
    </style:style>
    <style:style style:name="P102" style:family="paragraph" style:parent-style-name="Text_20_body">
      <style:text-properties officeooo:rsid="03335c0f" officeooo:paragraph-rsid="03461230"/>
    </style:style>
    <style:style style:name="P103" style:family="paragraph" style:parent-style-name="Text_20_body">
      <style:text-properties officeooo:rsid="03335c0f" officeooo:paragraph-rsid="0347c6b3"/>
    </style:style>
    <style:style style:name="P104" style:family="paragraph" style:parent-style-name="Text_20_body">
      <style:text-properties officeooo:rsid="03335c0f" officeooo:paragraph-rsid="034a45ed"/>
    </style:style>
    <style:style style:name="P105" style:family="paragraph" style:parent-style-name="Text_20_body">
      <style:text-properties officeooo:rsid="03335c0f" officeooo:paragraph-rsid="034bf843"/>
    </style:style>
    <style:style style:name="P106" style:family="paragraph" style:parent-style-name="Text_20_body">
      <style:text-properties officeooo:rsid="03335c0f" officeooo:paragraph-rsid="035108df"/>
    </style:style>
    <style:style style:name="P107" style:family="paragraph" style:parent-style-name="Text_20_body">
      <style:text-properties officeooo:rsid="0334d3dd" officeooo:paragraph-rsid="0334d3dd"/>
    </style:style>
    <style:style style:name="P108" style:family="paragraph" style:parent-style-name="Text_20_body">
      <style:text-properties officeooo:rsid="0334d3dd" officeooo:paragraph-rsid="03461230"/>
    </style:style>
    <style:style style:name="P109" style:family="paragraph" style:parent-style-name="Text_20_body">
      <style:text-properties officeooo:rsid="0334d3dd" officeooo:paragraph-rsid="03466f35"/>
    </style:style>
    <style:style style:name="P110" style:family="paragraph" style:parent-style-name="Text_20_body">
      <style:text-properties officeooo:rsid="0334d3dd" officeooo:paragraph-rsid="0347c6b3"/>
    </style:style>
    <style:style style:name="P111" style:family="paragraph" style:parent-style-name="Text_20_body">
      <style:text-properties officeooo:rsid="0334d3dd" officeooo:paragraph-rsid="03488bfa"/>
    </style:style>
    <style:style style:name="P112" style:family="paragraph" style:parent-style-name="Text_20_body">
      <style:text-properties officeooo:rsid="0334d3dd" officeooo:paragraph-rsid="034f40f9"/>
    </style:style>
    <style:style style:name="P113" style:family="paragraph" style:parent-style-name="Text_20_body">
      <style:text-properties officeooo:paragraph-rsid="03363cbb"/>
    </style:style>
    <style:style style:name="P114" style:family="paragraph" style:parent-style-name="Text_20_body">
      <style:text-properties officeooo:rsid="03363cbb" officeooo:paragraph-rsid="03363cbb"/>
    </style:style>
    <style:style style:name="P115" style:family="paragraph" style:parent-style-name="Text_20_body">
      <style:text-properties officeooo:rsid="03363cbb" officeooo:paragraph-rsid="03466f35"/>
    </style:style>
    <style:style style:name="P116" style:family="paragraph" style:parent-style-name="Text_20_body">
      <style:text-properties officeooo:rsid="03363cbb" officeooo:paragraph-rsid="0347c6b3"/>
    </style:style>
    <style:style style:name="P117" style:family="paragraph" style:parent-style-name="Text_20_body">
      <style:text-properties officeooo:rsid="03363cbb"/>
    </style:style>
    <style:style style:name="P118" style:family="paragraph" style:parent-style-name="Text_20_body">
      <style:text-properties officeooo:rsid="03363cbb" officeooo:paragraph-rsid="036a5d8e"/>
    </style:style>
    <style:style style:name="P119" style:family="paragraph" style:parent-style-name="Text_20_body">
      <style:text-properties style:font-name="Liberation Serif" fo:font-size="12pt" officeooo:rsid="0338428d" officeooo:paragraph-rsid="0338428d" style:font-size-asian="12pt" style:font-size-complex="12pt"/>
    </style:style>
    <style:style style:name="P120" style:family="paragraph" style:parent-style-name="Text_20_body">
      <style:text-properties officeooo:rsid="0338428d" officeooo:paragraph-rsid="0338428d"/>
    </style:style>
    <style:style style:name="P121" style:family="paragraph" style:parent-style-name="Text_20_body">
      <style:text-properties officeooo:paragraph-rsid="0338428d"/>
    </style:style>
    <style:style style:name="P122" style:family="paragraph" style:parent-style-name="Heading_20_4">
      <style:text-properties officeooo:paragraph-rsid="0338428d"/>
    </style:style>
    <style:style style:name="P123" style:family="paragraph" style:parent-style-name="Text_20_body">
      <style:text-properties officeooo:paragraph-rsid="0339ab43"/>
    </style:style>
    <style:style style:name="P124" style:family="paragraph" style:parent-style-name="Text_20_body">
      <style:text-properties officeooo:rsid="0339ab43" officeooo:paragraph-rsid="0339ab43"/>
    </style:style>
    <style:style style:name="P125" style:family="paragraph" style:parent-style-name="Text_20_body">
      <style:text-properties officeooo:rsid="033a6775" officeooo:paragraph-rsid="033a6775"/>
    </style:style>
    <style:style style:name="P126" style:family="paragraph" style:parent-style-name="Text_20_body">
      <style:text-properties officeooo:rsid="033a6775" officeooo:paragraph-rsid="033d7950"/>
    </style:style>
    <style:style style:name="P127" style:family="paragraph" style:parent-style-name="Text_20_body">
      <style:text-properties officeooo:paragraph-rsid="033a6775"/>
    </style:style>
    <style:style style:name="P128" style:family="paragraph" style:parent-style-name="Text_20_body">
      <style:text-properties officeooo:rsid="033d7950" officeooo:paragraph-rsid="033d7950"/>
    </style:style>
    <style:style style:name="P129" style:family="paragraph" style:parent-style-name="Text_20_body">
      <style:text-properties officeooo:rsid="033d7950" officeooo:paragraph-rsid="03405e9f"/>
    </style:style>
    <style:style style:name="P130" style:family="paragraph" style:parent-style-name="Text_20_body">
      <style:text-properties officeooo:paragraph-rsid="033f3949"/>
    </style:style>
    <style:style style:name="P131" style:family="paragraph" style:parent-style-name="Text_20_body">
      <style:text-properties style:font-name="Albany" fo:font-size="14.1000003814697pt" fo:font-weight="bold" officeooo:rsid="0338428d" officeooo:paragraph-rsid="0338428d" style:font-name-asian="Microsoft YaHei" style:font-size-asian="14.1000003814697pt" style:font-weight-asian="bold" style:font-name-complex="Mangal" style:font-size-complex="14.1000003814697pt" style:font-weight-complex="bold"/>
    </style:style>
    <style:style style:name="P132" style:family="paragraph" style:parent-style-name="Text_20_body">
      <style:text-properties style:font-name="Albany" fo:font-size="14.1000003814697pt" fo:font-weight="bold" officeooo:rsid="0339ab43" officeooo:paragraph-rsid="0339ab43" style:font-name-asian="Microsoft YaHei" style:font-size-asian="14.1000003814697pt" style:font-weight-asian="bold" style:font-name-complex="Mangal" style:font-size-complex="14.1000003814697pt" style:font-weight-complex="bold"/>
    </style:style>
    <style:style style:name="P133" style:family="paragraph" style:parent-style-name="Heading_20_4">
      <style:text-properties style:font-name="Albany" fo:font-size="13.3000001907349pt" fo:font-style="italic" fo:font-weight="bold" officeooo:rsid="0338428d" officeooo:paragraph-rsid="0338428d" style:font-name-asian="Microsoft YaHei" style:font-size-asian="13.3000001907349pt" style:font-style-asian="italic" style:font-weight-asian="bold" style:font-name-complex="Mangal" style:font-size-complex="13.3000001907349pt" style:font-style-complex="italic" style:font-weight-complex="bold"/>
    </style:style>
    <style:style style:name="P134" style:family="paragraph" style:parent-style-name="Heading_20_4">
      <style:text-properties style:font-name="Albany" fo:font-size="13.3000001907349pt" fo:font-style="italic" fo:font-weight="bold" officeooo:rsid="03405e9f" officeooo:paragraph-rsid="03405e9f" style:font-name-asian="Microsoft YaHei" style:font-size-asian="13.3000001907349pt" style:font-style-asian="italic" style:font-weight-asian="bold" style:font-name-complex="Mangal" style:font-size-complex="13.3000001907349pt" style:font-style-complex="italic" style:font-weight-complex="bold"/>
    </style:style>
    <style:style style:name="P135" style:family="paragraph" style:parent-style-name="Heading_20_4">
      <style:text-properties style:font-name="Albany" fo:font-size="13.3000001907349pt" fo:font-style="italic" fo:font-weight="bold" officeooo:rsid="034a45ed" officeooo:paragraph-rsid="034a45ed" style:font-name-asian="Microsoft YaHei" style:font-size-asian="13.3000001907349pt" style:font-style-asian="italic" style:font-weight-asian="bold" style:font-name-complex="Mangal" style:font-size-complex="13.3000001907349pt" style:font-style-complex="italic" style:font-weight-complex="bold"/>
    </style:style>
    <style:style style:name="P136" style:family="paragraph" style:parent-style-name="Heading_20_4">
      <style:text-properties style:font-name="Albany" fo:font-size="13.3000001907349pt" fo:font-style="italic" fo:font-weight="bold" officeooo:rsid="034a45ed" officeooo:paragraph-rsid="034bf843" style:font-name-asian="Microsoft YaHei" style:font-size-asian="13.3000001907349pt" style:font-style-asian="italic" style:font-weight-asian="bold" style:font-name-complex="Mangal" style:font-size-complex="13.3000001907349pt" style:font-style-complex="italic" style:font-weight-complex="bold"/>
    </style:style>
    <style:style style:name="P137" style:family="paragraph" style:parent-style-name="Text_20_body">
      <style:text-properties officeooo:rsid="03405e9f" officeooo:paragraph-rsid="03405e9f"/>
    </style:style>
    <style:style style:name="P138" style:family="paragraph" style:parent-style-name="Text_20_body">
      <style:text-properties officeooo:rsid="0341e823" officeooo:paragraph-rsid="0341e823"/>
    </style:style>
    <style:style style:name="P139" style:family="paragraph" style:parent-style-name="Text_20_body">
      <style:text-properties officeooo:rsid="0341e823" officeooo:paragraph-rsid="03466f35"/>
    </style:style>
    <style:style style:name="P140" style:family="paragraph" style:parent-style-name="Text_20_body">
      <style:text-properties officeooo:rsid="0341e823" officeooo:paragraph-rsid="0347c6b3"/>
    </style:style>
    <style:style style:name="P141" style:family="paragraph" style:parent-style-name="Text_20_body">
      <style:text-properties officeooo:rsid="0341e823" officeooo:paragraph-rsid="034d8ad5"/>
    </style:style>
    <style:style style:name="P142" style:family="paragraph" style:parent-style-name="Text_20_body">
      <style:text-properties officeooo:rsid="0341e823" officeooo:paragraph-rsid="0352d048"/>
    </style:style>
    <style:style style:name="P143" style:family="paragraph" style:parent-style-name="Text_20_body">
      <style:text-properties officeooo:rsid="0341e823" officeooo:paragraph-rsid="035815a5"/>
    </style:style>
    <style:style style:name="P144" style:family="paragraph" style:parent-style-name="Horizontal_20_Line">
      <style:text-properties officeooo:rsid="0341e823"/>
    </style:style>
    <style:style style:name="P145" style:family="paragraph" style:parent-style-name="Horizontal_20_Line">
      <style:text-properties officeooo:rsid="0341e823" officeooo:paragraph-rsid="0352921c"/>
    </style:style>
    <style:style style:name="P146" style:family="paragraph" style:parent-style-name="Text_20_body">
      <style:text-properties officeooo:rsid="03466f35" officeooo:paragraph-rsid="03466f35"/>
    </style:style>
    <style:style style:name="P147" style:family="paragraph" style:parent-style-name="Text_20_body">
      <style:text-properties officeooo:rsid="0347c6b3" officeooo:paragraph-rsid="0347c6b3"/>
    </style:style>
    <style:style style:name="P148" style:family="paragraph" style:parent-style-name="Text_20_body">
      <style:text-properties officeooo:rsid="034d8ad5" officeooo:paragraph-rsid="034d8ad5"/>
    </style:style>
    <style:style style:name="P149" style:family="paragraph" style:parent-style-name="Text_20_body">
      <style:text-properties officeooo:paragraph-rsid="034d8ad5"/>
    </style:style>
    <style:style style:name="P150" style:family="paragraph" style:parent-style-name="Heading_20_4">
      <style:text-properties officeooo:paragraph-rsid="034d8ad5"/>
    </style:style>
    <style:style style:name="P151" style:family="paragraph" style:parent-style-name="Text_20_body">
      <style:text-properties officeooo:paragraph-rsid="035108df"/>
    </style:style>
    <style:style style:name="P152" style:family="paragraph" style:parent-style-name="Text_20_body">
      <style:text-properties officeooo:rsid="035108df" officeooo:paragraph-rsid="035108df"/>
    </style:style>
    <style:style style:name="P153" style:family="paragraph" style:parent-style-name="Horizontal_20_Line">
      <style:text-properties officeooo:rsid="035108df" officeooo:paragraph-rsid="035108df"/>
    </style:style>
    <style:style style:name="P154" style:family="paragraph" style:parent-style-name="Text_20_body">
      <style:text-properties officeooo:rsid="0352921c" officeooo:paragraph-rsid="0352921c"/>
    </style:style>
    <style:style style:name="P155" style:family="paragraph" style:parent-style-name="Text_20_body">
      <style:text-properties officeooo:rsid="035ff028" officeooo:paragraph-rsid="035ff028"/>
    </style:style>
    <style:style style:name="P156" style:family="paragraph" style:parent-style-name="Text_20_body">
      <style:text-properties officeooo:rsid="0364e728" officeooo:paragraph-rsid="0364e728"/>
    </style:style>
    <style:style style:name="P157" style:family="paragraph" style:parent-style-name="Text_20_body">
      <style:text-properties officeooo:rsid="0364e728" officeooo:paragraph-rsid="036a5d8e"/>
    </style:style>
    <style:style style:name="P158" style:family="paragraph" style:parent-style-name="Text_20_body">
      <style:text-properties officeooo:rsid="0364e728" officeooo:paragraph-rsid="036aeb67"/>
    </style:style>
    <style:style style:name="P159" style:family="paragraph" style:parent-style-name="Text_20_body">
      <style:text-properties officeooo:rsid="0364e728" officeooo:paragraph-rsid="036ccae3"/>
    </style:style>
    <style:style style:name="P160" style:family="paragraph" style:parent-style-name="Text_20_body">
      <style:text-properties officeooo:paragraph-rsid="036a5d8e"/>
    </style:style>
    <style:style style:name="P161" style:family="paragraph" style:parent-style-name="Text_20_body">
      <style:text-properties officeooo:paragraph-rsid="036aeb67"/>
    </style:style>
    <style:style style:name="P162" style:family="paragraph" style:parent-style-name="Text_20_body">
      <style:text-properties officeooo:paragraph-rsid="036ccae3"/>
    </style:style>
    <style:style style:name="P163" style:family="paragraph" style:parent-style-name="Standard">
      <style:paragraph-properties fo:break-before="page"/>
      <style:text-properties officeooo:rsid="024b9c8f" officeooo:paragraph-rsid="0327e960"/>
    </style:style>
    <style:style style:name="P164" style:family="paragraph" style:parent-style-name="Heading_20_4">
      <style:text-properties officeooo:paragraph-rsid="0334d3dd"/>
    </style:style>
    <style:style style:name="P165" style:family="paragraph" style:parent-style-name="Heading_20_4">
      <style:text-properties fo:font-size="13.3000001907349pt" style:font-size-asian="13.3000001907349pt" style:font-size-complex="13.3000001907349pt"/>
    </style:style>
    <style:style style:name="P166" style:family="paragraph" style:parent-style-name="Heading_20_4">
      <style:text-properties officeooo:paragraph-rsid="03405e9f"/>
    </style:style>
    <style:style style:name="P167" style:family="paragraph" style:parent-style-name="Heading_20_4">
      <style:text-properties officeooo:paragraph-rsid="03461230"/>
    </style:style>
    <style:style style:name="P168" style:family="paragraph" style:parent-style-name="Horizontal_20_Line">
      <style:text-properties officeooo:paragraph-rsid="03461230"/>
    </style:style>
    <style:style style:name="P169" style:family="paragraph" style:parent-style-name="Heading_20_4">
      <style:text-properties officeooo:paragraph-rsid="034a45ed"/>
    </style:style>
    <style:style style:name="P170" style:family="paragraph" style:parent-style-name="Contents_20_1">
      <style:paragraph-properties>
        <style:tab-stops>
          <style:tab-stop style:position="7.4807in" style:type="right" style:leader-style="dotted" style:leader-text="."/>
        </style:tab-stops>
      </style:paragraph-properties>
    </style:style>
    <style:style style:name="P171" style:family="paragraph" style:parent-style-name="Contents_20_2">
      <style:paragraph-properties>
        <style:tab-stops>
          <style:tab-stop style:position="7.4807in" style:type="right" style:leader-style="dotted" style:leader-text="."/>
        </style:tab-stops>
      </style:paragraph-properties>
    </style:style>
    <style:style style:name="P172" style:family="paragraph" style:parent-style-name="Contents_20_3">
      <style:paragraph-properties>
        <style:tab-stops>
          <style:tab-stop style:position="7.4807in" style:type="right" style:leader-style="dotted" style:leader-text="."/>
        </style:tab-stops>
      </style:paragraph-properties>
    </style:style>
    <style:style style:name="P173" style:family="paragraph" style:parent-style-name="Contents_20_4">
      <style:paragraph-properties>
        <style:tab-stops>
          <style:tab-stop style:position="7.4807in" style:type="right" style:leader-style="dotted" style:leader-text="."/>
        </style:tab-stops>
      </style:paragraph-properties>
    </style:style>
    <style:style style:name="P174" style:family="paragraph" style:parent-style-name="Contents_20_5">
      <style:paragraph-properties>
        <style:tab-stops>
          <style:tab-stop style:position="7.4807in" style:type="right" style:leader-style="dotted" style:leader-text="."/>
        </style:tab-stops>
      </style:paragraph-properties>
    </style:style>
    <style:style style:name="P175" style:family="paragraph" style:parent-style-name="Contents_20_Heading">
      <style:paragraph-properties fo:margin-top="0.0398in" fo:margin-bottom="0.0398in" style:contextual-spacing="false"/>
      <style:text-properties fo:color="#ffffff" loext:opacity="100%" officeooo:rsid="007c45d7" officeooo:paragraph-rsid="0371e507"/>
    </style:style>
    <style:style style:name="P176" style:family="paragraph" style:parent-style-name="Text_20_body">
      <style:text-properties officeooo:paragraph-rsid="036910a1"/>
    </style:style>
    <style:style style:name="P177" style:family="paragraph" style:parent-style-name="Text_20_body">
      <style:text-properties officeooo:rsid="005d124e" officeooo:paragraph-rsid="037398a2"/>
    </style:style>
    <style:style style:name="P178" style:family="paragraph" style:parent-style-name="Contents_20_1">
      <style:paragraph-properties>
        <style:tab-stops>
          <style:tab-stop style:position="7.4807in" style:type="right" style:leader-style="dotted" style:leader-text="."/>
        </style:tab-stops>
      </style:paragraph-properties>
    </style:style>
    <style:style style:name="P179" style:family="paragraph" style:parent-style-name="Contents_20_2">
      <style:paragraph-properties>
        <style:tab-stops>
          <style:tab-stop style:position="7.4807in" style:type="right" style:leader-style="dotted" style:leader-text="."/>
        </style:tab-stops>
      </style:paragraph-properties>
    </style:style>
    <style:style style:name="P180" style:family="paragraph" style:parent-style-name="Heading_20_1">
      <style:paragraph-properties fo:margin-top="0in" fo:margin-bottom="0in" style:contextual-spacing="false"/>
    </style:style>
    <style:style style:name="P181" style:family="paragraph" style:parent-style-name="Heading_20_1">
      <style:paragraph-properties fo:margin-top="0in" fo:margin-bottom="0in" style:contextual-spacing="false"/>
      <style:text-properties officeooo:rsid="0256b2b0" officeooo:paragraph-rsid="0327e960"/>
    </style:style>
    <style:style style:name="P182" style:family="paragraph" style:parent-style-name="Heading_20_1">
      <style:paragraph-properties fo:margin-top="0in" fo:margin-bottom="0in" style:contextual-spacing="false"/>
      <style:text-properties officeooo:rsid="0256b2b0" officeooo:paragraph-rsid="0256b2b0"/>
    </style:style>
    <style:style style:name="P183" style:family="paragraph" style:parent-style-name="Heading_20_1">
      <style:paragraph-properties fo:margin-top="0in" fo:margin-bottom="0in" style:contextual-spacing="false"/>
      <style:text-properties style:font-name="Albany" fo:font-size="18.2000007629395pt" fo:font-weight="bold" officeooo:rsid="0256b2b0" officeooo:paragraph-rsid="03304be7" style:font-name-asian="Microsoft YaHei" style:font-size-asian="18.2000007629395pt" style:font-weight-asian="bold" style:font-name-complex="Mangal" style:font-size-complex="18.2000007629395pt" style:font-weight-complex="bold"/>
    </style:style>
    <style:style style:name="P184" style:family="paragraph" style:parent-style-name="Heading_20_1">
      <style:paragraph-properties fo:margin-top="0in" fo:margin-bottom="0in" style:contextual-spacing="false"/>
      <style:text-properties style:font-name="Albany" fo:font-size="18.2000007629395pt" fo:font-weight="bold" officeooo:rsid="03461230" officeooo:paragraph-rsid="03461230" style:font-name-asian="Microsoft YaHei" style:font-size-asian="18.2000007629395pt" style:font-weight-asian="bold" style:font-name-complex="Mangal" style:font-size-complex="18.2000007629395pt" style:font-weight-complex="bold"/>
    </style:style>
    <style:style style:name="P185" style:family="paragraph" style:parent-style-name="Heading_20_1">
      <style:paragraph-properties fo:margin-top="0in" fo:margin-bottom="0in" style:contextual-spacing="false"/>
      <style:text-properties style:font-name="Albany" fo:font-size="18.2000007629395pt" fo:font-weight="bold" officeooo:rsid="001f943d" officeooo:paragraph-rsid="037575a6" style:font-name-asian="Microsoft YaHei" style:font-size-asian="18.2000007629395pt" style:font-weight-asian="bold" style:font-name-complex="Mangal" style:font-size-complex="18.2000007629395pt" style:font-weight-complex="bold"/>
    </style:style>
    <style:style style:name="P186" style:family="paragraph" style:parent-style-name="Heading_20_1">
      <style:paragraph-properties fo:margin-top="0in" fo:margin-bottom="0in" style:contextual-spacing="false"/>
      <style:text-properties officeooo:paragraph-rsid="0347c6b3"/>
    </style:style>
    <style:style style:name="P187" style:family="paragraph" style:parent-style-name="Heading_20_1">
      <style:paragraph-properties fo:margin-top="0in" fo:margin-bottom="0in" style:contextual-spacing="false"/>
      <style:text-properties officeooo:paragraph-rsid="03488bfa"/>
    </style:style>
    <style:style style:name="P188" style:family="paragraph" style:parent-style-name="Heading_20_1">
      <style:paragraph-properties fo:margin-top="0in" fo:margin-bottom="0in" style:contextual-spacing="false"/>
      <style:text-properties officeooo:paragraph-rsid="036172a0"/>
    </style:style>
    <style:style style:name="P189" style:family="paragraph" style:parent-style-name="Heading_20_1">
      <style:paragraph-properties fo:margin-top="0in" fo:margin-bottom="0in" style:contextual-spacing="false"/>
      <style:text-properties officeooo:paragraph-rsid="034a45ed"/>
    </style:style>
    <style:style style:name="P190" style:family="paragraph" style:parent-style-name="Heading_20_1">
      <style:paragraph-properties fo:margin-top="0in" fo:margin-bottom="0in" style:contextual-spacing="false"/>
      <style:text-properties officeooo:paragraph-rsid="034f40f9"/>
    </style:style>
    <style:style style:name="P191" style:family="paragraph" style:parent-style-name="Heading_20_1">
      <style:paragraph-properties fo:margin-top="0in" fo:margin-bottom="0in" style:contextual-spacing="false"/>
      <style:text-properties officeooo:paragraph-rsid="035108df"/>
    </style:style>
    <style:style style:name="P192" style:family="paragraph" style:parent-style-name="Heading_20_1">
      <style:paragraph-properties fo:margin-top="0in" fo:margin-bottom="0in" style:contextual-spacing="false"/>
      <style:text-properties officeooo:paragraph-rsid="0352921c"/>
    </style:style>
    <style:style style:name="P193" style:family="paragraph" style:parent-style-name="Heading_20_1">
      <style:paragraph-properties fo:margin-top="0in" fo:margin-bottom="0in" style:contextual-spacing="false"/>
      <style:text-properties officeooo:paragraph-rsid="035815a5"/>
    </style:style>
    <style:style style:name="P194" style:family="paragraph" style:parent-style-name="Heading_20_2">
      <style:text-properties officeooo:paragraph-rsid="037398a2"/>
    </style:style>
    <style:style style:name="P195" style:family="paragraph" style:parent-style-name="Heading_20_2">
      <style:text-properties officeooo:paragraph-rsid="032e89db"/>
    </style:style>
    <style:style style:name="P196" style:family="paragraph" style:parent-style-name="Heading_20_2">
      <style:text-properties officeooo:paragraph-rsid="032e8ea3"/>
    </style:style>
    <style:style style:name="P197" style:family="paragraph" style:parent-style-name="Heading_20_2">
      <style:text-properties officeooo:paragraph-rsid="032eb13f"/>
    </style:style>
    <style:style style:name="P198" style:family="paragraph" style:parent-style-name="Heading_20_2">
      <style:text-properties officeooo:paragraph-rsid="036a5d8e"/>
    </style:style>
    <style:style style:name="P199" style:family="paragraph" style:parent-style-name="Heading_20_2">
      <style:text-properties officeooo:paragraph-rsid="033226f3"/>
    </style:style>
    <style:style style:name="P200" style:family="paragraph" style:parent-style-name="Heading_20_2">
      <style:text-properties fo:color="#000000" loext:opacity="100%" style:font-name="LiberationSans-Bold" fo:font-size="16pt" fo:font-style="normal" fo:font-weight="bold" style:font-size-asian="16pt" style:font-style-asian="normal" style:font-weight-asian="bold"/>
    </style:style>
    <style:style style:name="P201" style:family="paragraph" style:parent-style-name="Heading_20_2">
      <style:text-properties fo:color="#000000" loext:opacity="100%" style:font-name="LiberationSerif" fo:font-size="12pt" fo:font-style="normal" fo:font-weight="normal" officeooo:rsid="025aa38b" officeooo:paragraph-rsid="035108df" style:font-size-asian="12pt" style:font-style-asian="normal" style:font-weight-asian="normal"/>
    </style:style>
    <style:style style:name="P202" style:family="paragraph" style:parent-style-name="Heading_20_2">
      <style:text-properties officeooo:paragraph-rsid="036aeb67"/>
    </style:style>
    <style:style style:name="P203" style:family="paragraph" style:parent-style-name="Heading_20_2">
      <style:text-properties officeooo:paragraph-rsid="03461230"/>
    </style:style>
    <style:style style:name="P204" style:family="paragraph" style:parent-style-name="Heading_20_2">
      <style:text-properties officeooo:paragraph-rsid="03466f35"/>
    </style:style>
    <style:style style:name="P205" style:family="paragraph" style:parent-style-name="Heading_20_2">
      <style:text-properties officeooo:paragraph-rsid="0347c6b3"/>
    </style:style>
    <style:style style:name="P206" style:family="paragraph" style:parent-style-name="Heading_20_2">
      <style:text-properties officeooo:paragraph-rsid="037521f8"/>
    </style:style>
    <style:style style:name="P207" style:family="paragraph" style:parent-style-name="Heading_20_2">
      <style:text-properties officeooo:paragraph-rsid="03488bfa"/>
    </style:style>
    <style:style style:name="P208" style:family="paragraph" style:parent-style-name="Heading_20_2">
      <style:text-properties officeooo:paragraph-rsid="036172a0"/>
    </style:style>
    <style:style style:name="P209" style:family="paragraph" style:parent-style-name="Heading_20_2">
      <style:text-properties style:font-name="Albany" fo:font-size="16.1000003814697pt" fo:font-weight="bold" officeooo:rsid="036172a0" officeooo:paragraph-rsid="036172a0" style:font-name-asian="Microsoft YaHei" style:font-size-asian="16.1000003814697pt" style:font-weight-asian="bold" style:font-name-complex="Mangal" style:font-size-complex="16.1000003814697pt" style:font-weight-complex="bold"/>
    </style:style>
    <style:style style:name="P210" style:family="paragraph" style:parent-style-name="Heading_20_2">
      <style:text-properties style:font-name="Albany" fo:font-size="16.1000003814697pt" fo:font-weight="bold" officeooo:rsid="034a45ed" officeooo:paragraph-rsid="034a45ed" style:font-name-asian="Microsoft YaHei" style:font-size-asian="16.1000003814697pt" style:font-weight-asian="bold" style:font-name-complex="Mangal" style:font-size-complex="16.1000003814697pt" style:font-weight-complex="bold"/>
    </style:style>
    <style:style style:name="P211" style:family="paragraph" style:parent-style-name="Heading_20_2">
      <style:text-properties style:font-name="Albany" fo:font-size="16.1000003814697pt" fo:font-weight="bold" officeooo:rsid="034a45ed" officeooo:paragraph-rsid="034bf843" style:font-name-asian="Microsoft YaHei" style:font-size-asian="16.1000003814697pt" style:font-weight-asian="bold" style:font-name-complex="Mangal" style:font-size-complex="16.1000003814697pt" style:font-weight-complex="bold"/>
    </style:style>
    <style:style style:name="P212" style:family="paragraph" style:parent-style-name="Heading_20_2">
      <style:text-properties style:font-name="Albany" fo:font-size="16.1000003814697pt" fo:font-weight="bold" officeooo:rsid="034a45ed" officeooo:paragraph-rsid="035108df" style:font-name-asian="Microsoft YaHei" style:font-size-asian="16.1000003814697pt" style:font-weight-asian="bold" style:font-name-complex="Mangal" style:font-size-complex="16.1000003814697pt" style:font-weight-complex="bold"/>
    </style:style>
    <style:style style:name="P213" style:family="paragraph" style:parent-style-name="Heading_20_2">
      <style:text-properties officeooo:paragraph-rsid="034a45ed"/>
    </style:style>
    <style:style style:name="P214" style:family="paragraph" style:parent-style-name="Heading_20_2">
      <style:text-properties officeooo:paragraph-rsid="034d8ad5"/>
    </style:style>
    <style:style style:name="P215" style:family="paragraph" style:parent-style-name="Heading_20_2">
      <style:text-properties officeooo:paragraph-rsid="034f40f9"/>
    </style:style>
    <style:style style:name="P216" style:family="paragraph" style:parent-style-name="Heading_20_2">
      <style:text-properties officeooo:paragraph-rsid="036ccae3"/>
    </style:style>
    <style:style style:name="P217" style:family="paragraph" style:parent-style-name="Heading_20_2">
      <style:text-properties officeooo:paragraph-rsid="035108df"/>
    </style:style>
    <style:style style:name="P218" style:family="paragraph" style:parent-style-name="Heading_20_2">
      <style:text-properties officeooo:paragraph-rsid="0352921c"/>
    </style:style>
    <style:style style:name="P219" style:family="paragraph" style:parent-style-name="Heading_20_2">
      <style:text-properties officeooo:paragraph-rsid="035815a5"/>
    </style:style>
    <style:style style:name="P220" style:family="paragraph" style:parent-style-name="Heading_20_2">
      <style:text-properties officeooo:rsid="0358a875" officeooo:paragraph-rsid="037575a6"/>
    </style:style>
    <style:style style:name="P221" style:family="paragraph" style:parent-style-name="Heading_20_2">
      <style:text-properties officeooo:rsid="032f7c9d" officeooo:paragraph-rsid="037575a6"/>
    </style:style>
    <style:style style:name="P222" style:family="paragraph" style:parent-style-name="Heading_20_3">
      <style:text-properties officeooo:paragraph-rsid="032e89db"/>
    </style:style>
    <style:style style:name="P223" style:family="paragraph" style:parent-style-name="Heading_20_3">
      <style:text-properties style:font-name="Albany" fo:font-size="14.1000003814697pt" fo:font-weight="bold" officeooo:rsid="032e89db" officeooo:paragraph-rsid="032e89db" style:font-name-asian="Microsoft YaHei" style:font-size-asian="14.1000003814697pt" style:font-weight-asian="bold" style:font-name-complex="Mangal" style:font-size-complex="14.1000003814697pt" style:font-weight-complex="bold"/>
    </style:style>
    <style:style style:name="P224" style:family="paragraph" style:parent-style-name="Heading_20_3">
      <style:text-properties officeooo:paragraph-rsid="032e8ea3"/>
    </style:style>
    <style:style style:name="P225" style:family="paragraph" style:parent-style-name="Heading_20_3">
      <style:text-properties officeooo:paragraph-rsid="036a5d8e"/>
    </style:style>
    <style:style style:name="P226" style:family="paragraph" style:parent-style-name="Heading_20_3">
      <style:text-properties officeooo:paragraph-rsid="0334d3dd"/>
    </style:style>
    <style:style style:name="P227" style:family="paragraph" style:parent-style-name="Heading_20_3">
      <style:text-properties officeooo:paragraph-rsid="0338428d"/>
    </style:style>
    <style:style style:name="P228" style:family="paragraph" style:parent-style-name="Heading_20_3">
      <style:text-properties officeooo:paragraph-rsid="0339ab43"/>
    </style:style>
    <style:style style:name="P229" style:family="paragraph" style:parent-style-name="Heading_20_3">
      <style:text-properties officeooo:paragraph-rsid="033a6775"/>
    </style:style>
    <style:style style:name="P230" style:family="paragraph" style:parent-style-name="Heading_20_3">
      <style:text-properties officeooo:paragraph-rsid="033d7950"/>
    </style:style>
    <style:style style:name="P231" style:family="paragraph" style:parent-style-name="Heading_20_3">
      <style:text-properties officeooo:paragraph-rsid="03405e9f"/>
    </style:style>
    <style:style style:name="P232" style:family="paragraph" style:parent-style-name="Heading_20_3">
      <style:text-properties officeooo:paragraph-rsid="036aeb67"/>
    </style:style>
    <style:style style:name="P233" style:family="paragraph" style:parent-style-name="Heading_20_3">
      <style:text-properties officeooo:paragraph-rsid="03461230"/>
    </style:style>
    <style:style style:name="P234" style:family="paragraph" style:parent-style-name="Heading_20_3">
      <style:text-properties officeooo:paragraph-rsid="03466f35"/>
    </style:style>
    <style:style style:name="P235" style:family="paragraph" style:parent-style-name="Heading_20_3">
      <style:text-properties officeooo:paragraph-rsid="0347c6b3"/>
    </style:style>
    <style:style style:name="P236" style:family="paragraph" style:parent-style-name="Heading_20_3">
      <style:text-properties officeooo:paragraph-rsid="03488bfa"/>
    </style:style>
    <style:style style:name="P237" style:family="paragraph" style:parent-style-name="Heading_20_3">
      <style:text-properties officeooo:paragraph-rsid="034a45ed"/>
    </style:style>
    <style:style style:name="P238" style:family="paragraph" style:parent-style-name="Heading_20_3">
      <style:text-properties officeooo:paragraph-rsid="034bf843"/>
    </style:style>
    <style:style style:name="P239" style:family="paragraph" style:parent-style-name="Heading_20_3">
      <style:text-properties officeooo:paragraph-rsid="034d8ad5"/>
    </style:style>
    <style:style style:name="P240" style:family="paragraph" style:parent-style-name="Heading_20_3">
      <style:text-properties officeooo:paragraph-rsid="034f40f9"/>
    </style:style>
    <style:style style:name="P241" style:family="paragraph" style:parent-style-name="Heading_20_3">
      <style:text-properties officeooo:paragraph-rsid="035108df"/>
    </style:style>
    <style:style style:name="P242" style:family="paragraph" style:parent-style-name="Heading_20_3">
      <style:text-properties officeooo:paragraph-rsid="036ccae3"/>
    </style:style>
    <style:style style:name="P243" style:family="paragraph" style:parent-style-name="Heading_20_3">
      <style:text-properties fo:font-size="14.1000003814697pt" style:font-size-asian="14.1000003814697pt" style:font-size-complex="14.1000003814697pt"/>
    </style:style>
    <style:style style:name="P244" style:family="paragraph" style:parent-style-name="Heading_20_3">
      <style:text-properties officeooo:paragraph-rsid="0352921c"/>
    </style:style>
    <style:style style:name="P245" style:family="paragraph" style:parent-style-name="Heading_20_5">
      <style:text-properties officeooo:paragraph-rsid="032e8ea3"/>
    </style:style>
    <style:style style:name="P246" style:family="paragraph" style:parent-style-name="Horizontal_20_Line">
      <style:text-properties officeooo:paragraph-rsid="037575a6"/>
    </style:style>
    <style:style style:name="P247" style:family="paragraph" style:parent-style-name="Standard">
      <style:text-properties officeooo:paragraph-rsid="037575a6"/>
    </style:style>
    <style:style style:name="P248" style:family="paragraph" style:parent-style-name="Text_20_body">
      <style:text-properties style:font-name="Albany" fo:font-size="14.1000003814697pt" fo:font-weight="bold" officeooo:rsid="0338428d" officeooo:paragraph-rsid="0338428d" style:font-name-asian="Microsoft YaHei" style:font-size-asian="14.1000003814697pt" style:font-weight-asian="bold" style:font-name-complex="Mangal" style:font-size-complex="14.1000003814697pt" style:font-weight-complex="bold"/>
    </style:style>
    <style:style style:name="P249" style:family="paragraph" style:parent-style-name="Text_20_body">
      <style:text-properties officeooo:rsid="033d7950" officeooo:paragraph-rsid="03405e9f"/>
    </style:style>
    <style:style style:name="P250" style:family="paragraph" style:parent-style-name="Text_20_body">
      <style:text-properties fo:color="#000000" loext:opacity="100%" style:font-name="LiberationSerif" fo:font-size="12pt" fo:font-style="normal" fo:font-weight="normal" officeooo:rsid="0341e823" style:font-size-asian="12pt" style:font-style-asian="normal" style:font-weight-asian="normal"/>
    </style:style>
    <style:style style:name="P251" style:family="paragraph" style:parent-style-name="Text_20_body">
      <style:text-properties fo:color="#000000" loext:opacity="100%" style:font-name="LiberationSerif" fo:font-size="12pt" fo:font-style="normal" fo:font-weight="normal" officeooo:rsid="0341e823" officeooo:paragraph-rsid="036aeb67" style:font-size-asian="12pt" style:font-style-asian="normal" style:font-weight-asian="normal"/>
    </style:style>
    <style:style style:name="P252" style:family="paragraph" style:parent-style-name="Text_20_body">
      <style:text-properties fo:color="#000000" loext:opacity="100%" style:font-name="LiberationSerif" fo:font-size="12pt" fo:font-style="normal" fo:font-weight="normal" officeooo:rsid="0341e823" officeooo:paragraph-rsid="037575a6" style:font-size-asian="12pt" style:font-style-asian="normal" style:font-weight-asian="normal"/>
    </style:style>
    <style:style style:name="P253" style:family="paragraph" style:parent-style-name="Text_20_body">
      <style:text-properties officeooo:rsid="0358a875" officeooo:paragraph-rsid="0358a875"/>
    </style:style>
    <style:style style:name="P254" style:family="paragraph" style:parent-style-name="Text_20_body">
      <style:text-properties officeooo:rsid="032f7c9d" officeooo:paragraph-rsid="037575a6"/>
    </style:style>
    <style:style style:name="P255" style:family="paragraph" style:parent-style-name="Text_20_body">
      <style:text-properties officeooo:rsid="02f55d98" officeooo:paragraph-rsid="037575a6"/>
    </style:style>
    <style:style style:name="P256" style:family="paragraph" style:parent-style-name="Text_20_body">
      <style:text-properties officeooo:rsid="032fc7e8" officeooo:paragraph-rsid="037575a6"/>
    </style:style>
    <style:style style:name="T1" style:family="text">
      <style:text-properties fo:font-size="10pt" officeooo:rsid="001a177c" style:font-size-asian="10pt" style:font-size-complex="10pt"/>
    </style:style>
    <style:style style:name="T2" style:family="text">
      <style:text-properties fo:font-size="10pt" officeooo:rsid="035578a7" style:font-size-asian="10pt" style:font-size-complex="10pt"/>
    </style:style>
    <style:style style:name="T3" style:family="text">
      <style:text-properties fo:font-size="10pt" officeooo:rsid="0371e507" style:font-size-asian="10pt" style:font-size-complex="10pt"/>
    </style:style>
    <style:style style:name="T4" style:family="text">
      <style:text-properties fo:font-size="10pt" officeooo:rsid="0326bd4d" style:font-size-asian="10pt" style:font-size-complex="10pt"/>
    </style:style>
    <style:style style:name="T5" style:family="text">
      <style:text-properties officeooo:rsid="0257dac3"/>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officeooo:rsid="0259a637"/>
    </style:style>
    <style:style style:name="T8" style:family="text">
      <style:text-properties style:font-name="Albany" fo:font-size="14.1000003814697pt" fo:font-weight="bold"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334d3dd"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38428d"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39ab43"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3a6775"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3d7950"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3405e9f"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34a45ed"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34bf843"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4.1000003814697pt" fo:font-weight="bold" officeooo:rsid="034d8ad5"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weight="bold" style:font-name-asian="Microsoft YaHei" style:font-weight-asian="bold" style:font-name-complex="Mangal" style:font-weight-complex="bold"/>
    </style:style>
    <style:style style:name="T19" style:family="text">
      <style:text-properties style:font-name="Albany" fo:font-weight="bold" officeooo:rsid="0339ab43" style:font-name-asian="Microsoft YaHei" style:font-weight-asian="bold" style:font-name-complex="Mangal" style:font-weight-complex="bold"/>
    </style:style>
    <style:style style:name="T20" style:family="text">
      <style:text-properties style:font-name="Albany" fo:font-weight="bold" officeooo:rsid="035108df" style:font-name-asian="Microsoft YaHei" style:font-weight-asian="bold" style:font-name-complex="Mangal" style:font-weight-complex="bold"/>
    </style:style>
    <style:style style:name="T21" style:family="text">
      <style:text-properties style:font-name="Albany" fo:font-size="18.2000007629395pt" fo:font-weight="bold" officeooo:rsid="0347c6b3"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3461230"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3488bfa"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34a45ed"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34f40f9"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35108df"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3519094" style:font-name-asian="Microsoft YaHei" style:font-size-asian="18.2000007629395pt" style:font-weight-asian="bold" style:font-name-complex="Mangal" style:font-size-complex="18.2000007629395pt" style:font-weight-complex="bold"/>
    </style:style>
    <style:style style:name="T28" style:family="text">
      <style:text-properties style:font-name="Albany" fo:font-size="18.2000007629395pt" fo:font-weight="bold" officeooo:rsid="0352921c" style:font-name-asian="Microsoft YaHei" style:font-size-asian="18.2000007629395pt" style:font-weight-asian="bold" style:font-name-complex="Mangal" style:font-size-complex="18.2000007629395pt" style:font-weight-complex="bold"/>
    </style:style>
    <style:style style:name="T29" style:family="text">
      <style:text-properties style:font-name="Albany" fo:font-size="18.2000007629395pt" fo:font-weight="bold" officeooo:rsid="035815a5" style:font-name-asian="Microsoft YaHei" style:font-size-asian="18.2000007629395pt" style:font-weight-asian="bold" style:font-name-complex="Mangal" style:font-size-complex="18.2000007629395pt" style:font-weight-complex="bold"/>
    </style:style>
    <style:style style:name="T30" style:family="text">
      <style:text-properties style:font-name="Albany" fo:font-size="18.2000007629395pt" fo:font-weight="bold" officeooo:rsid="0358a875" style:font-name-asian="Microsoft YaHei" style:font-size-asian="18.2000007629395pt" style:font-weight-asian="bold" style:font-name-complex="Mangal" style:font-size-complex="18.2000007629395pt" style:font-weight-complex="bold"/>
    </style:style>
    <style:style style:name="T31" style:family="text">
      <style:text-properties style:font-name="Albany" fo:font-size="18.2000007629395pt" fo:font-weight="bold" officeooo:rsid="036172a0" style:font-name-asian="Microsoft YaHei" style:font-size-asian="18.2000007629395pt" style:font-weight-asian="bold" style:font-name-complex="Mangal" style:font-size-complex="18.2000007629395pt" style:font-weight-complex="bold"/>
    </style:style>
    <style:style style:name="T32" style:family="text">
      <style:text-properties officeooo:rsid="032e89db"/>
    </style:style>
    <style:style style:name="T33" style:family="text">
      <style:text-properties officeooo:rsid="032e8ea3"/>
    </style:style>
    <style:style style:name="T34" style:family="text">
      <style:text-properties officeooo:rsid="032eb13f"/>
    </style:style>
    <style:style style:name="T35" style:family="text">
      <style:text-properties officeooo:rsid="03304be7"/>
    </style:style>
    <style:style style:name="T36" style:family="text">
      <style:text-properties officeooo:rsid="0334d3dd"/>
    </style:style>
    <style:style style:name="T37" style:family="text">
      <style:text-properties officeooo:rsid="03363cbb"/>
    </style:style>
    <style:style style:name="T38" style:family="text">
      <style:text-properties officeooo:rsid="0336b883"/>
    </style:style>
    <style:style style:name="T39" style:family="text">
      <style:text-properties officeooo:rsid="0338428d"/>
    </style:style>
    <style:style style:name="T40" style:family="text">
      <style:text-properties officeooo:rsid="0339ab43"/>
    </style:style>
    <style:style style:name="T41" style:family="text">
      <style:text-properties officeooo:rsid="033d7950"/>
    </style:style>
    <style:style style:name="T42" style:family="text">
      <style:text-properties officeooo:rsid="03405e9f"/>
    </style:style>
    <style:style style:name="T43" style:family="text">
      <style:text-properties style:font-name="LiberationSans-Bold"/>
    </style:style>
    <style:style style:name="T44" style:family="text">
      <style:text-properties fo:color="#000000" loext:opacity="100%" style:font-name="LiberationSans-Bold" fo:font-size="16pt" fo:font-style="normal" fo:font-weight="bold" style:font-size-asian="16pt" style:font-style-asian="normal" style:font-weight-asian="bold"/>
    </style:style>
    <style:style style:name="T45" style:family="text">
      <style:text-properties fo:color="#000000" loext:opacity="100%" style:font-name="LiberationSerif" fo:font-size="12pt" fo:font-style="normal" fo:font-weight="normal" style:font-size-asian="12pt" style:font-style-asian="normal" style:font-weight-asian="normal"/>
    </style:style>
    <style:style style:name="T46" style:family="text">
      <style:text-properties fo:color="#000000" loext:opacity="100%" style:font-name="LiberationSerif" fo:font-size="12pt" fo:font-style="normal" fo:font-weight="normal" officeooo:rsid="0341e823" style:font-size-asian="12pt" style:font-style-asian="normal" style:font-weight-asian="normal"/>
    </style:style>
    <style:style style:name="T47" style:family="text">
      <style:text-properties fo:color="#000000" loext:opacity="100%" style:font-name="LiberationSerif" fo:font-size="12pt" fo:font-style="normal" fo:font-weight="normal" officeooo:rsid="0334d3dd" style:font-size-asian="12pt" style:font-style-asian="normal" style:font-weight-asian="normal"/>
    </style:style>
    <style:style style:name="T48" style:family="text">
      <style:text-properties fo:color="#000000" loext:opacity="100%" style:font-name="LiberationSerif" fo:font-size="12pt" fo:font-style="normal" fo:font-weight="normal" officeooo:rsid="03488bfa" style:font-size-asian="12pt" style:font-style-asian="normal" style:font-weight-asian="normal"/>
    </style:style>
    <style:style style:name="T49" style:family="text">
      <style:text-properties fo:color="#000000" loext:opacity="100%" style:font-name="LiberationSerif" fo:font-size="12pt" fo:font-style="normal" fo:font-weight="normal" officeooo:rsid="03461230" style:font-size-asian="12pt" style:font-style-asian="normal" style:font-weight-asian="normal"/>
    </style:style>
    <style:style style:name="T50" style:family="text">
      <style:text-properties fo:color="#000000" loext:opacity="100%" style:font-name="LiberationSerif" fo:font-size="12pt" fo:font-style="normal" fo:font-weight="normal" officeooo:rsid="034f40f9" style:font-size-asian="12pt" style:font-style-asian="normal" style:font-weight-asian="normal"/>
    </style:style>
    <style:style style:name="T51" style:family="text">
      <style:text-properties fo:color="#000000" loext:opacity="100%" style:font-name="LiberationSerif" fo:font-size="12pt" fo:font-style="normal" fo:font-weight="normal" officeooo:rsid="0352921c" style:font-size-asian="12pt" style:font-style-asian="normal" style:font-weight-asian="normal"/>
    </style:style>
    <style:style style:name="T52" style:family="text">
      <style:text-properties fo:color="#000000" loext:opacity="100%" style:font-name="LiberationSerif" fo:font-size="12pt" fo:font-style="normal" fo:font-weight="normal" officeooo:rsid="036910a1" style:font-size-asian="12pt" style:font-style-asian="normal" style:font-weight-asian="normal"/>
    </style:style>
    <style:style style:name="T53" style:family="text">
      <style:text-properties officeooo:rsid="03461230"/>
    </style:style>
    <style:style style:name="T54" style:family="text">
      <style:text-properties officeooo:rsid="03466f35"/>
    </style:style>
    <style:style style:name="T55" style:family="text">
      <style:text-properties officeooo:rsid="03488bfa"/>
    </style:style>
    <style:style style:name="T56" style:family="text">
      <style:text-properties officeooo:rsid="034a45ed"/>
    </style:style>
    <style:style style:name="T57" style:family="text">
      <style:text-properties officeooo:rsid="034bf843"/>
    </style:style>
    <style:style style:name="T58" style:family="text">
      <style:text-properties officeooo:rsid="034d8ad5"/>
    </style:style>
    <style:style style:name="T59" style:family="text">
      <style:text-properties officeooo:rsid="035108df"/>
    </style:style>
    <style:style style:name="T60" style:family="text">
      <style:text-properties officeooo:rsid="0352921c"/>
    </style:style>
    <style:style style:name="T61" style:family="text">
      <style:text-properties officeooo:rsid="036172a0"/>
    </style:style>
    <style:style style:name="T62" style:family="text">
      <style:text-properties officeooo:rsid="036910a1"/>
    </style:style>
    <style:style style:name="T63" style:family="text">
      <style:text-properties officeooo:rsid="0371e507"/>
    </style:style>
    <style:style style:name="T64" style:family="text">
      <style:text-properties officeooo:rsid="032e99fa"/>
    </style:style>
    <style:style style:name="T65" style:family="text">
      <style:text-properties officeooo:rsid="03221ee7"/>
    </style:style>
    <style:style style:name="T66" style:family="text">
      <style:text-properties officeooo:rsid="032fc7e8"/>
    </style:style>
    <style:style style:name="T67" style:family="text">
      <style:text-properties officeooo:rsid="032f7c9d"/>
    </style:style>
    <style:style style:name="T68" style:family="text">
      <style:text-properties officeooo:rsid="037575a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
      <table:table table:name="Tabelle12" table:style-name="Tabelle12">
        <table:table-column table:style-name="Tabelle12.A"/>
        <table:table-column table:style-name="Tabelle12.B"/>
        <table:table-row table:style-name="Tabelle12.1">
          <table:table-cell table:style-name="Tabelle12.A1" office:value-type="string">
            <text:p text:style-name="P77"><draw:frame draw:style-name="fr6" draw:name="Bild72" text:anchor-type="char" svg:width="0.3272in" svg:height="0.3272in" draw:z-index="108"><draw:image xlink:href="Pictures/1000000100000080000000802F260AA07D3ACAE1.png" xlink:type="simple" xlink:show="embed" xlink:actuate="onLoad" draw:mime-type="image/png"/></draw:frame></text:p>
          </table:table-cell>
          <table:table-cell table:style-name="Tabelle12.B1" office:value-type="string">
            <text:p text:style-name="P175"><text:s/>7.1.5 Editors - 3D View<text:span text:style-name="T63">port</text:span> - Header - Selec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8"><text:a xlink:type="simple" xlink:href="#__RefHeading___Toc9768_728628141" text:style-name="Index_20_Link" text:visited-style-name="Index_20_Link">Detailed Table of content<text:tab/>3</text:a></text:p>
          <text:p text:style-name="P178"><text:a xlink:type="simple" xlink:href="#__RefHeading___Toc1073_2074365274" text:style-name="Index_20_Link" text:visited-style-name="Index_20_Link">Select menu<text:tab/>11</text:a></text:p>
          <text:p text:style-name="P178"><text:a xlink:type="simple" xlink:href="#__RefHeading___Toc3406_3569538659" text:style-name="Index_20_Link" text:visited-style-name="Index_20_Link">Object Mode - Select menu<text:tab/>11</text:a></text:p>
          <text:p text:style-name="P179"><text:a xlink:type="simple" xlink:href="#__RefHeading___Toc4512_2050212898" text:style-name="Index_20_Link" text:visited-style-name="Index_20_Link">Legacy<text:tab/>11</text:a></text:p>
          <text:p text:style-name="P179"><text:a xlink:type="simple" xlink:href="#__RefHeading___Toc8782_3269378711" text:style-name="Index_20_Link" text:visited-style-name="Index_20_Link">Lasso Select<text:tab/>11</text:a></text:p>
          <text:p text:style-name="P179"><text:a xlink:type="simple" xlink:href="#__RefHeading___Toc1075_2074365274" text:style-name="Index_20_Link" text:visited-style-name="Index_20_Link">All<text:tab/>11</text:a></text:p>
          <text:p text:style-name="P179"><text:a xlink:type="simple" xlink:href="#__RefHeading___Toc1077_2074365274" text:style-name="Index_20_Link" text:visited-style-name="Index_20_Link">None<text:tab/>12</text:a></text:p>
          <text:p text:style-name="P179"><text:a xlink:type="simple" xlink:href="#__RefHeading___Toc1079_2074365274" text:style-name="Index_20_Link" text:visited-style-name="Index_20_Link">Inverse<text:tab/>12</text:a></text:p>
          <text:p text:style-name="P179"><text:a xlink:type="simple" xlink:href="#__RefHeading___Toc2138_2074365274" text:style-name="Index_20_Link" text:visited-style-name="Index_20_Link">Grouped<text:tab/>12</text:a></text:p>
          <text:p text:style-name="P179"><text:a xlink:type="simple" xlink:href="#__RefHeading___Toc2942_7082876531" text:style-name="Index_20_Link" text:visited-style-name="Index_20_Link">Linked<text:tab/>12</text:a></text:p>
          <text:p text:style-name="P179"><text:a xlink:type="simple" xlink:href="#__RefHeading___Toc2930_7082876531" text:style-name="Index_20_Link" text:visited-style-name="Index_20_Link">All by Type<text:tab/>13</text:a></text:p>
          <text:p text:style-name="P179"><text:a xlink:type="simple" xlink:href="#__RefHeading___Toc2185_2074365274" text:style-name="Index_20_Link" text:visited-style-name="Index_20_Link">Random<text:tab/>13</text:a></text:p>
          <text:p text:style-name="P179"><text:a xlink:type="simple" xlink:href="#__RefHeading___Toc2187_2074365274" text:style-name="Index_20_Link" text:visited-style-name="Index_20_Link">Mirror Selection<text:tab/>14</text:a></text:p>
          <text:p text:style-name="P179"><text:a xlink:type="simple" xlink:href="#__RefHeading___Toc2189_2074365274" text:style-name="Index_20_Link" text:visited-style-name="Index_20_Link">By Pattern<text:tab/>14</text:a></text:p>
          <text:p text:style-name="P179"><text:a xlink:type="simple" xlink:href="#__RefHeading___Toc2210_2074365274" text:style-name="Index_20_Link" text:visited-style-name="Index_20_Link">Active Camera<text:tab/>14</text:a></text:p>
          <text:p text:style-name="P179"><text:a xlink:type="simple" xlink:href="#__RefHeading___Toc2212_2074365274" text:style-name="Index_20_Link" text:visited-style-name="Index_20_Link">More/ Less<text:tab/>15</text:a></text:p>
          <text:p text:style-name="P178"><text:a xlink:type="simple" xlink:href="#__RefHeading___Toc2226_2074365274" text:style-name="Index_20_Link" text:visited-style-name="Index_20_Link">Edit Mode - Mesh Menu<text:tab/>16</text:a></text:p>
          <text:p text:style-name="P179"><text:a xlink:type="simple" xlink:href="#__RefHeading___Toc4837_1514497418" text:style-name="Index_20_Link" text:visited-style-name="Index_20_Link">Legacy<text:tab/>16</text:a></text:p>
          <text:p text:style-name="P179"><text:a xlink:type="simple" xlink:href="#__RefHeading___Toc8784_3269378711" text:style-name="Index_20_Link" text:visited-style-name="Index_20_Link">Lasso Select<text:tab/>16</text:a></text:p>
          <text:p text:style-name="P179"><text:a xlink:type="simple" xlink:href="#__RefHeading___Toc1075_20743652741" text:style-name="Index_20_Link" text:visited-style-name="Index_20_Link">All<text:tab/>17</text:a></text:p>
          <text:p text:style-name="P179"><text:a xlink:type="simple" xlink:href="#__RefHeading___Toc1077_20743652741" text:style-name="Index_20_Link" text:visited-style-name="Index_20_Link">None<text:tab/>17</text:a></text:p>
          <text:p text:style-name="P179"><text:a xlink:type="simple" xlink:href="#__RefHeading___Toc1079_20743652741" text:style-name="Index_20_Link" text:visited-style-name="Index_20_Link">Inverse<text:tab/>17</text:a></text:p>
          <text:p text:style-name="P179"><text:a xlink:type="simple" xlink:href="#__RefHeading___Toc1855_3676376814" text:style-name="Index_20_Link" text:visited-style-name="Index_20_Link">Linked<text:tab/>17</text:a></text:p>
          <text:p text:style-name="P179"><text:a xlink:type="simple" xlink:href="#__RefHeading___Toc1861_3676376814" text:style-name="Index_20_Link" text:visited-style-name="Index_20_Link">Linked Flat Faces<text:tab/>17</text:a></text:p>
          <text:p text:style-name="P179"><text:a xlink:type="simple" xlink:href="#__RefHeading___Toc1865_3676376814" text:style-name="Index_20_Link" text:visited-style-name="Index_20_Link">Linked Pick Select<text:tab/>17</text:a></text:p>
          <text:p text:style-name="P179"><text:a xlink:type="simple" xlink:href="#__RefHeading___Toc1867_3676376814" text:style-name="Index_20_Link" text:visited-style-name="Index_20_Link">Linked Pick Deselect<text:tab/>17</text:a></text:p>
          <text:p text:style-name="P179"><text:a xlink:type="simple" xlink:href="#__RefHeading___Toc2322_773123159" text:style-name="Index_20_Link" text:visited-style-name="Index_20_Link">Similar<text:tab/>18</text:a></text:p>
          <text:p text:style-name="P179"><text:a xlink:type="simple" xlink:href="#__RefHeading___Toc2332_773123159" text:style-name="Index_20_Link" text:visited-style-name="Index_20_Link">Random<text:tab/>18</text:a></text:p>
          <text:p text:style-name="P179"><text:a xlink:type="simple" xlink:href="#__RefHeading___Toc2342_773123159" text:style-name="Index_20_Link" text:visited-style-name="Index_20_Link">Checker Deselect<text:tab/>19</text:a></text:p>
          <text:p text:style-name="P179"><text:a xlink:type="simple" xlink:href="#__RefHeading___Toc4900_1514497418" text:style-name="Index_20_Link" text:visited-style-name="Index_20_Link">Mirror selection<text:tab/>19</text:a></text:p>
          <text:p text:style-name="P179"><text:a xlink:type="simple" xlink:href="#__RefHeading___Toc2358_773123159" text:style-name="Index_20_Link" text:visited-style-name="Index_20_Link">Side of Active<text:tab/>19</text:a></text:p>
          <text:p text:style-name="P179"><text:a xlink:type="simple" xlink:href="#__RefHeading___Toc2370_773123159" text:style-name="Index_20_Link" text:visited-style-name="Index_20_Link">Shortest Path<text:tab/>20</text:a></text:p>
          <text:p text:style-name="P179"><text:a xlink:type="simple" xlink:href="#__RefHeading___Toc2388_773123159" text:style-name="Index_20_Link" text:visited-style-name="Index_20_Link">Sharp Edges<text:tab/>21</text:a></text:p>
          <text:p text:style-name="P179"><text:a xlink:type="simple" xlink:href="#__RefHeading___Toc2394_773123159" text:style-name="Index_20_Link" text:visited-style-name="Index_20_Link">Loose Geometry<text:tab/>21</text:a></text:p>
          <text:p text:style-name="P179"><text:a xlink:type="simple" xlink:href="#__RefHeading___Toc2400_773123159" text:style-name="Index_20_Link" text:visited-style-name="Index_20_Link">Interior Faces<text:tab/>21</text:a></text:p>
          <text:p text:style-name="P179"><text:a xlink:type="simple" xlink:href="#__RefHeading___Toc2402_773123159" text:style-name="Index_20_Link" text:visited-style-name="Index_20_Link">Faces by Sides<text:tab/>21</text:a></text:p>
          <text:p text:style-name="P179"><text:a xlink:type="simple" xlink:href="#__RefHeading___Toc2793_3712393275" text:style-name="Index_20_Link" text:visited-style-name="Index_20_Link">Edge Loop<text:tab/>22</text:a></text:p>
          <text:p text:style-name="P179"><text:a xlink:type="simple" xlink:href="#__RefHeading___Toc2799_3712393275" text:style-name="Index_20_Link" text:visited-style-name="Index_20_Link">Edge Ring<text:tab/>22</text:a></text:p>
          <text:p text:style-name="P179"><text:a xlink:type="simple" xlink:href="#__RefHeading___Toc2805_3712393275" text:style-name="Index_20_Link" text:visited-style-name="Index_20_Link">Loop Inner-Region<text:tab/>22</text:a></text:p>
          <text:p text:style-name="P179"><text:a xlink:type="simple" xlink:href="#__RefHeading___Toc2811_3712393275" text:style-name="Index_20_Link" text:visited-style-name="Index_20_Link">Boundary Loop<text:tab/>23</text:a></text:p>
          <text:p text:style-name="P179"><text:a xlink:type="simple" xlink:href="#__RefHeading___Toc2813_3712393275" text:style-name="Index_20_Link" text:visited-style-name="Index_20_Link">Ungrouped Verts<text:tab/>23</text:a></text:p>
          <text:p text:style-name="P179"><text:a xlink:type="simple" xlink:href="#__RefHeading___Toc2819_3712393275" text:style-name="Index_20_Link" text:visited-style-name="Index_20_Link">More / Less<text:tab/>23</text:a></text:p>
          <text:p text:style-name="P178"><text:a xlink:type="simple" xlink:href="#__RefHeading___Toc2897_1733223745" text:style-name="Index_20_Link" text:visited-style-name="Index_20_Link">Curve Object - Edit Mode<text:tab/>24</text:a></text:p>
          <text:p text:style-name="P179"><text:a xlink:type="simple" xlink:href="#__RefHeading___Toc4839_1514497418" text:style-name="Index_20_Link" text:visited-style-name="Index_20_Link">Legacy<text:tab/>24</text:a></text:p>
          <text:p text:style-name="P179"><text:a xlink:type="simple" xlink:href="#__RefHeading___Toc8786_3269378711" text:style-name="Index_20_Link" text:visited-style-name="Index_20_Link">Lasso Select<text:tab/>24</text:a></text:p>
          <text:p text:style-name="P179"><text:a xlink:type="simple" xlink:href="#__RefHeading___Toc5775_3997339420" text:style-name="Index_20_Link" text:visited-style-name="Index_20_Link">All<text:tab/>24</text:a></text:p>
          <text:p text:style-name="P179"><text:a xlink:type="simple" xlink:href="#__RefHeading___Toc1077_207436527411" text:style-name="Index_20_Link" text:visited-style-name="Index_20_Link">None<text:tab/>24</text:a></text:p>
          <text:p text:style-name="P179"><text:soft-page-break/><text:a xlink:type="simple" xlink:href="#__RefHeading___Toc1079_207436527411" text:style-name="Index_20_Link" text:visited-style-name="Index_20_Link">Inverse<text:tab/>24</text:a></text:p>
          <text:p text:style-name="P179"><text:a xlink:type="simple" xlink:href="#__RefHeading___Toc5777_3997339420" text:style-name="Index_20_Link" text:visited-style-name="Index_20_Link">Linked<text:tab/>25</text:a></text:p>
          <text:p text:style-name="P179"><text:a xlink:type="simple" xlink:href="#__RefHeading___Toc1865_36763768141" text:style-name="Index_20_Link" text:visited-style-name="Index_20_Link">Linked Pick Select<text:tab/>25</text:a></text:p>
          <text:p text:style-name="P179"><text:a xlink:type="simple" xlink:href="#__RefHeading___Toc1867_36763768141" text:style-name="Index_20_Link" text:visited-style-name="Index_20_Link">Linked Pick Deselect<text:tab/>25</text:a></text:p>
          <text:p text:style-name="P179"><text:a xlink:type="simple" xlink:href="#__RefHeading___Toc5779_3997339420" text:style-name="Index_20_Link" text:visited-style-name="Index_20_Link">Similar<text:tab/>25</text:a></text:p>
          <text:p text:style-name="P179"><text:a xlink:type="simple" xlink:href="#__RefHeading___Toc2332_7731231591" text:style-name="Index_20_Link" text:visited-style-name="Index_20_Link">Random<text:tab/>26</text:a></text:p>
          <text:p text:style-name="P179"><text:a xlink:type="simple" xlink:href="#__RefHeading___Toc2342_7731231591" text:style-name="Index_20_Link" text:visited-style-name="Index_20_Link">Checker Deselect<text:tab/>26</text:a></text:p>
          <text:p text:style-name="P179"><text:a xlink:type="simple" xlink:href="#__RefHeading___Toc5783_3997339420" text:style-name="Index_20_Link" text:visited-style-name="Index_20_Link">De/Select First<text:tab/>26</text:a></text:p>
          <text:p text:style-name="P179"><text:a xlink:type="simple" xlink:href="#__RefHeading___Toc5785_3997339420" text:style-name="Index_20_Link" text:visited-style-name="Index_20_Link">De/Select Last<text:tab/>26</text:a></text:p>
          <text:p text:style-name="P179"><text:a xlink:type="simple" xlink:href="#__RefHeading___Toc5787_3997339420" text:style-name="Index_20_Link" text:visited-style-name="Index_20_Link">Next Active<text:tab/>27</text:a></text:p>
          <text:p text:style-name="P179"><text:a xlink:type="simple" xlink:href="#__RefHeading___Toc5789_3997339420" text:style-name="Index_20_Link" text:visited-style-name="Index_20_Link">Previous Active<text:tab/>27</text:a></text:p>
          <text:p text:style-name="P179"><text:a xlink:type="simple" xlink:href="#__RefHeading___Toc5791_3997339420" text:style-name="Index_20_Link" text:visited-style-name="Index_20_Link">More<text:tab/>27</text:a></text:p>
          <text:p text:style-name="P179"><text:a xlink:type="simple" xlink:href="#__RefHeading___Toc5793_3997339420" text:style-name="Index_20_Link" text:visited-style-name="Index_20_Link">Less<text:tab/>27</text:a></text:p>
          <text:p text:style-name="P178"><text:a xlink:type="simple" xlink:href="#__RefHeading___Toc5795_3997339420" text:style-name="Index_20_Link" text:visited-style-name="Index_20_Link">Surface Object - Edit Mode<text:tab/>27</text:a></text:p>
          <text:p text:style-name="P179"><text:a xlink:type="simple" xlink:href="#__RefHeading___Toc4841_1514497418" text:style-name="Index_20_Link" text:visited-style-name="Index_20_Link">Legacy<text:tab/>27</text:a></text:p>
          <text:p text:style-name="P179"><text:a xlink:type="simple" xlink:href="#__RefHeading___Toc8788_3269378711" text:style-name="Index_20_Link" text:visited-style-name="Index_20_Link">Lasso Select<text:tab/>28</text:a></text:p>
          <text:p text:style-name="P179"><text:a xlink:type="simple" xlink:href="#__RefHeading___Toc5797_3997339420" text:style-name="Index_20_Link" text:visited-style-name="Index_20_Link">All<text:tab/>28</text:a></text:p>
          <text:p text:style-name="P179"><text:a xlink:type="simple" xlink:href="#__RefHeading___Toc1077_207436527412" text:style-name="Index_20_Link" text:visited-style-name="Index_20_Link">None<text:tab/>28</text:a></text:p>
          <text:p text:style-name="P179"><text:a xlink:type="simple" xlink:href="#__RefHeading___Toc1079_207436527412" text:style-name="Index_20_Link" text:visited-style-name="Index_20_Link">Inverse<text:tab/>28</text:a></text:p>
          <text:p text:style-name="P179"><text:a xlink:type="simple" xlink:href="#__RefHeading___Toc5799_3997339420" text:style-name="Index_20_Link" text:visited-style-name="Index_20_Link">Linked<text:tab/>28</text:a></text:p>
          <text:p text:style-name="P179"><text:a xlink:type="simple" xlink:href="#__RefHeading___Toc5801_3997339420" text:style-name="Index_20_Link" text:visited-style-name="Index_20_Link">Similar<text:tab/>28</text:a></text:p>
          <text:p text:style-name="P179"><text:a xlink:type="simple" xlink:href="#__RefHeading___Toc2332_77312315911" text:style-name="Index_20_Link" text:visited-style-name="Index_20_Link">Random<text:tab/>29</text:a></text:p>
          <text:p text:style-name="P179"><text:a xlink:type="simple" xlink:href="#__RefHeading___Toc2342_77312315911" text:style-name="Index_20_Link" text:visited-style-name="Index_20_Link">Checker Deselect<text:tab/>29</text:a></text:p>
          <text:p text:style-name="P179"><text:a xlink:type="simple" xlink:href="#__RefHeading___Toc5805_3997339420" text:style-name="Index_20_Link" text:visited-style-name="Index_20_Link">Control Point Row<text:tab/>29</text:a></text:p>
          <text:p text:style-name="P179"><text:a xlink:type="simple" xlink:href="#__RefHeading___Toc5807_3997339420" text:style-name="Index_20_Link" text:visited-style-name="Index_20_Link">More<text:tab/>29</text:a></text:p>
          <text:p text:style-name="P179"><text:a xlink:type="simple" xlink:href="#__RefHeading___Toc5809_3997339420" text:style-name="Index_20_Link" text:visited-style-name="Index_20_Link">Less<text:tab/>29</text:a></text:p>
          <text:p text:style-name="P178"><text:a xlink:type="simple" xlink:href="#__RefHeading___Toc5811_3997339420" text:style-name="Index_20_Link" text:visited-style-name="Index_20_Link">Metaball Object - Edit Mode<text:tab/>30</text:a></text:p>
          <text:p text:style-name="P179"><text:a xlink:type="simple" xlink:href="#__RefHeading___Toc4843_1514497418" text:style-name="Index_20_Link" text:visited-style-name="Index_20_Link">Legacy<text:tab/>30</text:a></text:p>
          <text:p text:style-name="P179"><text:a xlink:type="simple" xlink:href="#__RefHeading___Toc8790_3269378711" text:style-name="Index_20_Link" text:visited-style-name="Index_20_Link">Lasso Select<text:tab/>30</text:a></text:p>
          <text:p text:style-name="P179"><text:a xlink:type="simple" xlink:href="#__RefHeading___Toc5813_3997339420" text:style-name="Index_20_Link" text:visited-style-name="Index_20_Link">All<text:tab/>30</text:a></text:p>
          <text:p text:style-name="P179"><text:a xlink:type="simple" xlink:href="#__RefHeading___Toc1077_2074365274111" text:style-name="Index_20_Link" text:visited-style-name="Index_20_Link">None<text:tab/>30</text:a></text:p>
          <text:p text:style-name="P179"><text:a xlink:type="simple" xlink:href="#__RefHeading___Toc1079_2074365274111" text:style-name="Index_20_Link" text:visited-style-name="Index_20_Link">Inverse<text:tab/>30</text:a></text:p>
          <text:p text:style-name="P179"><text:a xlink:type="simple" xlink:href="#__RefHeading___Toc5815_3997339420" text:style-name="Index_20_Link" text:visited-style-name="Index_20_Link">Similar<text:tab/>30</text:a></text:p>
          <text:p text:style-name="P179"><text:a xlink:type="simple" xlink:href="#__RefHeading___Toc5819_3997339420" text:style-name="Index_20_Link" text:visited-style-name="Index_20_Link">Random<text:tab/>31</text:a></text:p>
          <text:p text:style-name="P178"><text:a xlink:type="simple" xlink:href="#__RefHeading___Toc5811_39973394201" text:style-name="Index_20_Link" text:visited-style-name="Index_20_Link">Text Object - Edit Mode<text:tab/>31</text:a></text:p>
          <text:p text:style-name="P179"><text:a xlink:type="simple" xlink:href="#__RefHeading___Toc5813_39973394201" text:style-name="Index_20_Link" text:visited-style-name="Index_20_Link">All<text:tab/>31</text:a></text:p>
          <text:p text:style-name="P179"><text:a xlink:type="simple" xlink:href="#__RefHeading___Toc1077_20743652741111" text:style-name="Index_20_Link" text:visited-style-name="Index_20_Link">Line End, Line Begin, etc.<text:tab/>31</text:a></text:p>
          <text:p text:style-name="P178"><text:a xlink:type="simple" xlink:href="#__RefHeading___Toc5821_3997339420" text:style-name="Index_20_Link" text:visited-style-name="Index_20_Link">Grease Pencil Object - Edit Mode, Sculpt Mode<text:tab/>32</text:a></text:p>
          <text:p text:style-name="P179"><text:a xlink:type="simple" xlink:href="#__RefHeading___Toc4845_1514497418" text:style-name="Index_20_Link" text:visited-style-name="Index_20_Link">Legacy<text:tab/>32</text:a></text:p>
          <text:p text:style-name="P179"><text:a xlink:type="simple" xlink:href="#__RefHeading___Toc8792_3269378711" text:style-name="Index_20_Link" text:visited-style-name="Index_20_Link">Lasso Select<text:tab/>32</text:a></text:p>
          <text:p text:style-name="P179"><text:a xlink:type="simple" xlink:href="#__RefHeading___Toc5823_3997339420" text:style-name="Index_20_Link" text:visited-style-name="Index_20_Link">All<text:tab/>32</text:a></text:p>
          <text:p text:style-name="P179"><text:a xlink:type="simple" xlink:href="#__RefHeading___Toc1077_2074365274112" text:style-name="Index_20_Link" text:visited-style-name="Index_20_Link">None<text:tab/>32</text:a></text:p>
          <text:p text:style-name="P179"><text:a xlink:type="simple" xlink:href="#__RefHeading___Toc1079_2074365274112" text:style-name="Index_20_Link" text:visited-style-name="Index_20_Link">Inverse<text:tab/>32</text:a></text:p>
          <text:p text:style-name="P179"><text:a xlink:type="simple" xlink:href="#__RefHeading___Toc5825_3997339420" text:style-name="Index_20_Link" text:visited-style-name="Index_20_Link">Linked<text:tab/>33</text:a></text:p>
          <text:p text:style-name="P179"><text:a xlink:type="simple" xlink:href="#__RefHeading___Toc5827_3997339420" text:style-name="Index_20_Link" text:visited-style-name="Index_20_Link">Alternated<text:tab/>33</text:a></text:p>
          <text:p text:style-name="P179"><text:a xlink:type="simple" xlink:href="#__RefHeading___Toc5829_3997339420" text:style-name="Index_20_Link" text:visited-style-name="Index_20_Link">Grouped<text:tab/>33</text:a></text:p>
          <text:p text:style-name="P179"><text:a xlink:type="simple" xlink:href="#__RefHeading___Toc5831_3997339420" text:style-name="Index_20_Link" text:visited-style-name="Index_20_Link">First<text:tab/>33</text:a></text:p>
          <text:p text:style-name="P179"><text:a xlink:type="simple" xlink:href="#__RefHeading___Toc5839_3997339420" text:style-name="Index_20_Link" text:visited-style-name="Index_20_Link">Last<text:tab/>34</text:a></text:p>
          <text:p text:style-name="P179"><text:a xlink:type="simple" xlink:href="#__RefHeading___Toc5847_3997339420" text:style-name="Index_20_Link" text:visited-style-name="Index_20_Link">More<text:tab/>34</text:a></text:p>
          <text:p text:style-name="P179"><text:a xlink:type="simple" xlink:href="#__RefHeading___Toc5849_3997339420" text:style-name="Index_20_Link" text:visited-style-name="Index_20_Link">Less<text:tab/>34</text:a></text:p>
          <text:p text:style-name="P178"><text:a xlink:type="simple" xlink:href="#__RefHeading___Toc9027_3997339420" text:style-name="Index_20_Link" text:visited-style-name="Index_20_Link">Armature Object - Edit Mode<text:tab/>34</text:a></text:p>
          <text:p text:style-name="P179"><text:a xlink:type="simple" xlink:href="#__RefHeading___Toc4847_1514497418" text:style-name="Index_20_Link" text:visited-style-name="Index_20_Link">Legacy<text:tab/>34</text:a></text:p>
          <text:p text:style-name="P179"><text:a xlink:type="simple" xlink:href="#__RefHeading___Toc8794_3269378711" text:style-name="Index_20_Link" text:visited-style-name="Index_20_Link">Lasso Select<text:tab/>35</text:a></text:p>
          <text:p text:style-name="P179"><text:soft-page-break/><text:a xlink:type="simple" xlink:href="#__RefHeading___Toc8890_3997339420" text:style-name="Index_20_Link" text:visited-style-name="Index_20_Link">All<text:tab/>35</text:a></text:p>
          <text:p text:style-name="P179"><text:a xlink:type="simple" xlink:href="#__RefHeading___Toc1077_20743652741121" text:style-name="Index_20_Link" text:visited-style-name="Index_20_Link">None<text:tab/>35</text:a></text:p>
          <text:p text:style-name="P179"><text:a xlink:type="simple" xlink:href="#__RefHeading___Toc1079_20743652741121" text:style-name="Index_20_Link" text:visited-style-name="Index_20_Link">Inverse<text:tab/>35</text:a></text:p>
          <text:p text:style-name="P179"><text:a xlink:type="simple" xlink:href="#__RefHeading___Toc9029_3997339420" text:style-name="Index_20_Link" text:visited-style-name="Index_20_Link">Similar<text:tab/>35</text:a></text:p>
          <text:p text:style-name="P179"><text:a xlink:type="simple" xlink:href="#__RefHeading___Toc2187_20743652741" text:style-name="Index_20_Link" text:visited-style-name="Index_20_Link">Mirror Selection<text:tab/>36</text:a></text:p>
          <text:p text:style-name="P179"><text:a xlink:type="simple" xlink:href="#__RefHeading___Toc2189_20743652741" text:style-name="Index_20_Link" text:visited-style-name="Index_20_Link">By Pattern<text:tab/>36</text:a></text:p>
          <text:p text:style-name="P178"><text:a xlink:type="simple" xlink:href="#__RefHeading___Toc9031_3997339420" text:style-name="Index_20_Link" text:visited-style-name="Index_20_Link">Armature Object - Pose Mode<text:tab/>37</text:a></text:p>
          <text:p text:style-name="P179"><text:a xlink:type="simple" xlink:href="#__RefHeading___Toc4849_1514497418" text:style-name="Index_20_Link" text:visited-style-name="Index_20_Link">Legacy<text:tab/>37</text:a></text:p>
          <text:p text:style-name="P179"><text:a xlink:type="simple" xlink:href="#__RefHeading___Toc8796_3269378711" text:style-name="Index_20_Link" text:visited-style-name="Index_20_Link">Lasso Select<text:tab/>38</text:a></text:p>
          <text:p text:style-name="P179"><text:a xlink:type="simple" xlink:href="#__RefHeading___Toc8890_39973394201" text:style-name="Index_20_Link" text:visited-style-name="Index_20_Link">All<text:tab/>38</text:a></text:p>
          <text:p text:style-name="P179"><text:a xlink:type="simple" xlink:href="#__RefHeading___Toc1077_207436527411211" text:style-name="Index_20_Link" text:visited-style-name="Index_20_Link">None<text:tab/>38</text:a></text:p>
          <text:p text:style-name="P179"><text:a xlink:type="simple" xlink:href="#__RefHeading___Toc1079_207436527411211" text:style-name="Index_20_Link" text:visited-style-name="Index_20_Link">Inverse<text:tab/>38</text:a></text:p>
          <text:p text:style-name="P179"><text:a xlink:type="simple" xlink:href="#__RefHeading___Toc9033_3997339420" text:style-name="Index_20_Link" text:visited-style-name="Index_20_Link">Grouped<text:tab/>38</text:a></text:p>
          <text:p text:style-name="P179"><text:a xlink:type="simple" xlink:href="#__RefHeading___Toc9035_3997339420" text:style-name="Index_20_Link" text:visited-style-name="Index_20_Link">Constraint Targets<text:tab/>38</text:a></text:p>
          <text:p text:style-name="P179"><text:a xlink:type="simple" xlink:href="#__RefHeading___Toc2189_207436527411" text:style-name="Index_20_Link" text:visited-style-name="Index_20_Link">By Pattern<text:tab/>38</text:a></text:p>
          <text:p text:style-name="P179"><text:a xlink:type="simple" xlink:href="#__RefHeading___Toc9037_3997339420" text:style-name="Index_20_Link" text:visited-style-name="Index_20_Link">Flip Active<text:tab/>39</text:a></text:p>
          <text:p text:style-name="P178"><text:a xlink:type="simple" xlink:href="#__RefHeading___Toc9031_39973394201" text:style-name="Index_20_Link" text:visited-style-name="Index_20_Link">Lattice Object - Edit Mode<text:tab/>40</text:a></text:p>
          <text:p text:style-name="P179"><text:a xlink:type="simple" xlink:href="#__RefHeading___Toc4851_1514497418" text:style-name="Index_20_Link" text:visited-style-name="Index_20_Link">Legacy<text:tab/>40</text:a></text:p>
          <text:p text:style-name="P179"><text:a xlink:type="simple" xlink:href="#__RefHeading___Toc8798_3269378711" text:style-name="Index_20_Link" text:visited-style-name="Index_20_Link">Lasso Select<text:tab/>40</text:a></text:p>
          <text:p text:style-name="P179"><text:a xlink:type="simple" xlink:href="#__RefHeading___Toc8890_399733942011" text:style-name="Index_20_Link" text:visited-style-name="Index_20_Link">All<text:tab/>40</text:a></text:p>
          <text:p text:style-name="P179"><text:a xlink:type="simple" xlink:href="#__RefHeading___Toc1077_2074365274112111" text:style-name="Index_20_Link" text:visited-style-name="Index_20_Link">None<text:tab/>41</text:a></text:p>
          <text:p text:style-name="P179"><text:a xlink:type="simple" xlink:href="#__RefHeading___Toc1079_2074365274112111" text:style-name="Index_20_Link" text:visited-style-name="Index_20_Link">Inverse<text:tab/>41</text:a></text:p>
          <text:p text:style-name="P179"><text:a xlink:type="simple" xlink:href="#__RefHeading___Toc9201_3997339420" text:style-name="Index_20_Link" text:visited-style-name="Index_20_Link">Mirror<text:tab/>41</text:a></text:p>
          <text:p text:style-name="P179"><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41</text:a></text:p>
          <text:p text:style-name="P179"><text:a xlink:type="simple" xlink:href="#__RefHeading___Toc9203_3997339420" text:style-name="Index_20_Link" text:visited-style-name="Index_20_Link">More<text:tab/>41</text:a></text:p>
          <text:p text:style-name="P179"><text:a xlink:type="simple" xlink:href="#__RefHeading___Toc2823_37123932751" text:style-name="Index_20_Link" text:visited-style-name="Index_20_Link">Less<text:tab/>41</text:a></text:p>
          <text:p text:style-name="P178"><text:a xlink:type="simple" xlink:href="#__RefHeading___Toc4972_1561880822" text:style-name="Index_20_Link" text:visited-style-name="Index_20_Link">Particles - Particle Mode<text:tab/>42</text:a></text:p>
          <text:p text:style-name="P179"><text:a xlink:type="simple" xlink:href="#__RefHeading___Toc4853_1514497418" text:style-name="Index_20_Link" text:visited-style-name="Index_20_Link">Legacy<text:tab/>42</text:a></text:p>
          <text:p text:style-name="P179"><text:a xlink:type="simple" xlink:href="#__RefHeading___Toc8800_3269378711" text:style-name="Index_20_Link" text:visited-style-name="Index_20_Link">Lasso Select<text:tab/>42</text:a></text:p>
          <text:p text:style-name="P179"><text:a xlink:type="simple" xlink:href="#__RefHeading___Toc4974_1561880822" text:style-name="Index_20_Link" text:visited-style-name="Index_20_Link">All<text:tab/>42</text:a></text:p>
          <text:p text:style-name="P179"><text:a xlink:type="simple" xlink:href="#__RefHeading___Toc1077_20743652741121111" text:style-name="Index_20_Link" text:visited-style-name="Index_20_Link">None<text:tab/>42</text:a></text:p>
          <text:p text:style-name="P179"><text:a xlink:type="simple" xlink:href="#__RefHeading___Toc1079_20743652741121111" text:style-name="Index_20_Link" text:visited-style-name="Index_20_Link">Inverse<text:tab/>42</text:a></text:p>
          <text:p text:style-name="P179"><text:a xlink:type="simple" xlink:href="#__RefHeading___Toc4976_1561880822" text:style-name="Index_20_Link" text:visited-style-name="Index_20_Link">More<text:tab/>43</text:a></text:p>
          <text:p text:style-name="P179"><text:a xlink:type="simple" xlink:href="#__RefHeading___Toc2823_371239327511" text:style-name="Index_20_Link" text:visited-style-name="Index_20_Link">Less<text:tab/>43</text:a></text:p>
          <text:p text:style-name="P179"><text:a xlink:type="simple" xlink:href="#__RefHeading___Toc4462_4119522622" text:style-name="Index_20_Link" text:visited-style-name="Index_20_Link">Linked<text:tab/>43</text:a></text:p>
          <text:p text:style-name="P179"><text:a xlink:type="simple" xlink:href="#__RefHeading___Toc4978_1561880822" text:style-name="Index_20_Link" text:visited-style-name="Index_20_Link">Random<text:tab/>43</text:a></text:p>
          <text:p text:style-name="P178"><text:a xlink:type="simple" xlink:href="#__RefHeading___Toc4972_15618808221" text:style-name="Index_20_Link" text:visited-style-name="Index_20_Link">Sculpt Mode – Select Menu<text:tab/>43</text:a></text:p>
          <text:p text:style-name="P179"><text:a xlink:type="simple" xlink:href="#__RefHeading___Toc38057_3592924466" text:style-name="Index_20_Link" text:visited-style-name="Index_20_Link">All<text:tab/>43</text:a></text:p>
          <text:p text:style-name="P179"><text:a xlink:type="simple" xlink:href="#__RefHeading___Toc43095_485420995" text:style-name="Index_20_Link" text:visited-style-name="Index_20_Link">None<text:tab/>44</text:a></text:p>
          <text:p text:style-name="P179"><text:a xlink:type="simple" xlink:href="#__RefHeading___Toc15925_3108676338" text:style-name="Index_20_Link" text:visited-style-name="Index_20_Link">Invert<text:tab/>44</text:a></text:p>
          <text:p text:style-name="P179"><text:a xlink:type="simple" xlink:href="#__RefHeading___Toc38059_3592924466" text:style-name="Index_20_Link" text:visited-style-name="Index_20_Link">Random<text:tab/>44</text:a></text:p>
          <text:p text:style-name="P179"><text:a xlink:type="simple" xlink:href="#__RefHeading___Toc38061_3592924466" text:style-name="Index_20_Link" text:visited-style-name="Index_20_Link">Endpoints<text:tab/>44</text:a></text:p>
          <text:p text:style-name="P179"><text:a xlink:type="simple" xlink:href="#__RefHeading___Toc344_131479584" text:style-name="Index_20_Link" text:visited-style-name="Index_20_Link">Grow<text:tab/>44</text:a></text:p>
        </text:index-body>
      </text:table-of-content>
      <text:p text:style-name="P76"/>
      <table:table table:name="Tabelle18" table:style-name="Tabelle18">
        <table:table-column table:style-name="Tabelle18.A"/>
        <table:table-row table:style-name="TableLine2192504266912">
          <table:table-cell table:style-name="Tabelle18.A1" office:value-type="string">
            <text:h text:style-name="P180" text:outline-level="1"><text:bookmark-start text:name="__RefHeading___Toc9768_728628141"/>Detailed Table of content<text:bookmark-end text:name="__RefHeading___Toc9768_728628141"/></text:h>
          </table:table-cell>
        </table:table-row>
      </table:table>
      <text:p text:style-name="P7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0"><text:a xlink:type="simple" xlink:href="#__RefHeading___Toc9768_728628141" text:style-name="Index_20_Link" text:visited-style-name="Index_20_Link">Detailed Table of content<text:tab/>3</text:a></text:p>
          <text:p text:style-name="P170"><text:a xlink:type="simple" xlink:href="#__RefHeading___Toc1073_2074365274" text:style-name="Index_20_Link" text:visited-style-name="Index_20_Link">Select menu<text:tab/>10</text:a></text:p>
          <text:p text:style-name="P170"><text:a xlink:type="simple" xlink:href="#__RefHeading___Toc3406_3569538659" text:style-name="Index_20_Link" text:visited-style-name="Index_20_Link">Object Mode - Select menu<text:tab/>10</text:a></text:p>
          <text:p text:style-name="P171"><text:soft-page-break/><text:a xlink:type="simple" xlink:href="#__RefHeading___Toc4512_2050212898" text:style-name="Index_20_Link" text:visited-style-name="Index_20_Link">Legacy<text:tab/>10</text:a></text:p>
          <text:p text:style-name="P172"><text:a xlink:type="simple" xlink:href="#__RefHeading___Toc4855_1514497418" text:style-name="Index_20_Link" text:visited-style-name="Index_20_Link">Box select<text:tab/>10</text:a></text:p>
          <text:p text:style-name="P172"><text:a xlink:type="simple" xlink:href="#__RefHeading___Toc4857_1514497418" text:style-name="Index_20_Link" text:visited-style-name="Index_20_Link">Circle select<text:tab/>10</text:a></text:p>
          <text:p text:style-name="P171"><text:a xlink:type="simple" xlink:href="#__RefHeading___Toc8782_3269378711" text:style-name="Index_20_Link" text:visited-style-name="Index_20_Link">Lasso Select<text:tab/>10</text:a></text:p>
          <text:p text:style-name="P171"><text:a xlink:type="simple" xlink:href="#__RefHeading___Toc1075_2074365274" text:style-name="Index_20_Link" text:visited-style-name="Index_20_Link">All<text:tab/>10</text:a></text:p>
          <text:p text:style-name="P171"><text:a xlink:type="simple" xlink:href="#__RefHeading___Toc1077_2074365274" text:style-name="Index_20_Link" text:visited-style-name="Index_20_Link">None<text:tab/>11</text:a></text:p>
          <text:p text:style-name="P171"><text:a xlink:type="simple" xlink:href="#__RefHeading___Toc1079_2074365274" text:style-name="Index_20_Link" text:visited-style-name="Index_20_Link">Inverse<text:tab/>11</text:a></text:p>
          <text:p text:style-name="P171"><text:a xlink:type="simple" xlink:href="#__RefHeading___Toc2138_2074365274" text:style-name="Index_20_Link" text:visited-style-name="Index_20_Link">Grouped<text:tab/>11</text:a></text:p>
          <text:p text:style-name="P172"><text:a xlink:type="simple" xlink:href="#__RefHeading___Toc3267_7896498341" text:style-name="Index_20_Link" text:visited-style-name="Index_20_Link">Last Operator Select Grouped<text:tab/>11</text:a></text:p>
          <text:p text:style-name="P173"><text:a xlink:type="simple" xlink:href="#__RefHeading___Toc3269_7896498341" text:style-name="Index_20_Link" text:visited-style-name="Index_20_Link">Extend<text:tab/>11</text:a></text:p>
          <text:p text:style-name="P173"><text:a xlink:type="simple" xlink:href="#__RefHeading___Toc3271_7896498341" text:style-name="Index_20_Link" text:visited-style-name="Index_20_Link">Type<text:tab/>11</text:a></text:p>
          <text:p text:style-name="P171"><text:a xlink:type="simple" xlink:href="#__RefHeading___Toc2942_7082876531" text:style-name="Index_20_Link" text:visited-style-name="Index_20_Link">Linked<text:tab/>11</text:a></text:p>
          <text:p text:style-name="P172"><text:a xlink:type="simple" xlink:href="#__RefHeading___Toc3236_7896498341" text:style-name="Index_20_Link" text:visited-style-name="Index_20_Link">Object Data<text:tab/>11</text:a></text:p>
          <text:p text:style-name="P172"><text:a xlink:type="simple" xlink:href="#__RefHeading___Toc3238_7896498341" text:style-name="Index_20_Link" text:visited-style-name="Index_20_Link">Material<text:tab/>11</text:a></text:p>
          <text:p text:style-name="P172"><text:a xlink:type="simple" xlink:href="#__RefHeading___Toc3240_7896498341" text:style-name="Index_20_Link" text:visited-style-name="Index_20_Link">Instanced Collection<text:tab/>11</text:a></text:p>
          <text:p text:style-name="P172"><text:a xlink:type="simple" xlink:href="#__RefHeading___Toc3244_7896498341" text:style-name="Index_20_Link" text:visited-style-name="Index_20_Link">Particle System<text:tab/>11</text:a></text:p>
          <text:p text:style-name="P172"><text:a xlink:type="simple" xlink:href="#__RefHeading___Toc3246_7896498341" text:style-name="Index_20_Link" text:visited-style-name="Index_20_Link">Library<text:tab/>12</text:a></text:p>
          <text:p text:style-name="P172"><text:a xlink:type="simple" xlink:href="#__RefHeading___Toc3248_7896498341" text:style-name="Index_20_Link" text:visited-style-name="Index_20_Link">Library (Object Data)<text:tab/>12</text:a></text:p>
          <text:p text:style-name="P171"><text:a xlink:type="simple" xlink:href="#__RefHeading___Toc2930_7082876531" text:style-name="Index_20_Link" text:visited-style-name="Index_20_Link">All by Type<text:tab/>12</text:a></text:p>
          <text:p text:style-name="P172"><text:a xlink:type="simple" xlink:href="#__RefHeading___Toc2932_7082876531" text:style-name="Index_20_Link" text:visited-style-name="Index_20_Link">Last Operator Select By Type<text:tab/>12</text:a></text:p>
          <text:p text:style-name="P173"><text:a xlink:type="simple" xlink:href="#__RefHeading___Toc2934_7082876531" text:style-name="Index_20_Link" text:visited-style-name="Index_20_Link">Extend<text:tab/>12</text:a></text:p>
          <text:p text:style-name="P173"><text:a xlink:type="simple" xlink:href="#__RefHeading___Toc2936_7082876531" text:style-name="Index_20_Link" text:visited-style-name="Index_20_Link">Type<text:tab/>12</text:a></text:p>
          <text:p text:style-name="P171"><text:a xlink:type="simple" xlink:href="#__RefHeading___Toc2185_2074365274" text:style-name="Index_20_Link" text:visited-style-name="Index_20_Link">Random<text:tab/>12</text:a></text:p>
          <text:p text:style-name="P172"><text:a xlink:type="simple" xlink:href="#__RefHeading___Toc3281_7896498341" text:style-name="Index_20_Link" text:visited-style-name="Index_20_Link">Last Operator Select Random<text:tab/>12</text:a></text:p>
          <text:p text:style-name="P173"><text:a xlink:type="simple" xlink:href="#__RefHeading___Toc3283_7896498341" text:style-name="Index_20_Link" text:visited-style-name="Index_20_Link">Percent<text:tab/>12</text:a></text:p>
          <text:p text:style-name="P173"><text:a xlink:type="simple" xlink:href="#__RefHeading___Toc3285_7896498341" text:style-name="Index_20_Link" text:visited-style-name="Index_20_Link">Random Seed<text:tab/>12</text:a></text:p>
          <text:p text:style-name="P173"><text:a xlink:type="simple" xlink:href="#__RefHeading___Toc3287_7896498341" text:style-name="Index_20_Link" text:visited-style-name="Index_20_Link">Action<text:tab/>12</text:a></text:p>
          <text:p text:style-name="P171"><text:a xlink:type="simple" xlink:href="#__RefHeading___Toc2187_2074365274" text:style-name="Index_20_Link" text:visited-style-name="Index_20_Link">Mirror Selection<text:tab/>13</text:a></text:p>
          <text:p text:style-name="P172"><text:a xlink:type="simple" xlink:href="#__RefHeading___Toc3277_7896498341" text:style-name="Index_20_Link" text:visited-style-name="Index_20_Link">Last Operator Select Mirror<text:tab/>13</text:a></text:p>
          <text:p text:style-name="P173"><text:a xlink:type="simple" xlink:href="#__RefHeading___Toc3279_7896498341" text:style-name="Index_20_Link" text:visited-style-name="Index_20_Link">Extend<text:tab/>13</text:a></text:p>
          <text:p text:style-name="P171"><text:a xlink:type="simple" xlink:href="#__RefHeading___Toc2189_2074365274" text:style-name="Index_20_Link" text:visited-style-name="Index_20_Link">By Pattern<text:tab/>13</text:a></text:p>
          <text:p text:style-name="P173"><text:a xlink:type="simple" xlink:href="#__RefHeading___Toc3222_7896498341" text:style-name="Index_20_Link" text:visited-style-name="Index_20_Link">Pattern<text:tab/>13</text:a></text:p>
          <text:p text:style-name="P173"><text:a xlink:type="simple" xlink:href="#__RefHeading___Toc3224_7896498341" text:style-name="Index_20_Link" text:visited-style-name="Index_20_Link">Case Sensitive<text:tab/>13</text:a></text:p>
          <text:p text:style-name="P173"><text:a xlink:type="simple" xlink:href="#__RefHeading___Toc3226_7896498341" text:style-name="Index_20_Link" text:visited-style-name="Index_20_Link">Extend<text:tab/>13</text:a></text:p>
          <text:p text:style-name="P174"><text:a xlink:type="simple" xlink:href="#__RefHeading___Toc3228_7896498341" text:style-name="Index_20_Link" text:visited-style-name="Index_20_Link">Last Operator Select Pattern<text:tab/>13</text:a></text:p>
          <text:p text:style-name="P171"><text:a xlink:type="simple" xlink:href="#__RefHeading___Toc2210_2074365274" text:style-name="Index_20_Link" text:visited-style-name="Index_20_Link">Active Camera<text:tab/>13</text:a></text:p>
          <text:p text:style-name="P171"><text:a xlink:type="simple" xlink:href="#__RefHeading___Toc2212_2074365274" text:style-name="Index_20_Link" text:visited-style-name="Index_20_Link">More/ Less<text:tab/>14</text:a></text:p>
          <text:p text:style-name="P172"><text:a xlink:type="simple" xlink:href="#__RefHeading___Toc2214_2074365274" text:style-name="Index_20_Link" text:visited-style-name="Index_20_Link">More<text:tab/>14</text:a></text:p>
          <text:p text:style-name="P172"><text:a xlink:type="simple" xlink:href="#__RefHeading___Toc2216_2074365274" text:style-name="Index_20_Link" text:visited-style-name="Index_20_Link">Less<text:tab/>14</text:a></text:p>
          <text:p text:style-name="P172"><text:a xlink:type="simple" xlink:href="#__RefHeading___Toc2218_2074365274" text:style-name="Index_20_Link" text:visited-style-name="Index_20_Link">Parent<text:tab/>14</text:a></text:p>
          <text:p text:style-name="P172"><text:a xlink:type="simple" xlink:href="#__RefHeading___Toc2220_2074365274" text:style-name="Index_20_Link" text:visited-style-name="Index_20_Link">Child<text:tab/>14</text:a></text:p>
          <text:p text:style-name="P172"><text:a xlink:type="simple" xlink:href="#__RefHeading___Toc2222_2074365274" text:style-name="Index_20_Link" text:visited-style-name="Index_20_Link">Parent extended<text:tab/>14</text:a></text:p>
          <text:p text:style-name="P172"><text:a xlink:type="simple" xlink:href="#__RefHeading___Toc2224_2074365274" text:style-name="Index_20_Link" text:visited-style-name="Index_20_Link">Child Extended<text:tab/>14</text:a></text:p>
          <text:p text:style-name="P170"><text:a xlink:type="simple" xlink:href="#__RefHeading___Toc2226_2074365274" text:style-name="Index_20_Link" text:visited-style-name="Index_20_Link">Edit Mode - Mesh Menu<text:tab/>15</text:a></text:p>
          <text:p text:style-name="P171"><text:a xlink:type="simple" xlink:href="#__RefHeading___Toc4837_1514497418" text:style-name="Index_20_Link" text:visited-style-name="Index_20_Link">Legacy<text:tab/>15</text:a></text:p>
          <text:p text:style-name="P172"><text:a xlink:type="simple" xlink:href="#__RefHeading___Toc4859_1514497418" text:style-name="Index_20_Link" text:visited-style-name="Index_20_Link">Box select<text:tab/>15</text:a></text:p>
          <text:p text:style-name="P172"><text:a xlink:type="simple" xlink:href="#__RefHeading___Toc4861_1514497418" text:style-name="Index_20_Link" text:visited-style-name="Index_20_Link">Circle select<text:tab/>15</text:a></text:p>
          <text:p text:style-name="P171"><text:a xlink:type="simple" xlink:href="#__RefHeading___Toc8784_3269378711" text:style-name="Index_20_Link" text:visited-style-name="Index_20_Link">Lasso Select<text:tab/>15</text:a></text:p>
          <text:p text:style-name="P171"><text:a xlink:type="simple" xlink:href="#__RefHeading___Toc1075_20743652741" text:style-name="Index_20_Link" text:visited-style-name="Index_20_Link">All<text:tab/>16</text:a></text:p>
          <text:p text:style-name="P171"><text:a xlink:type="simple" xlink:href="#__RefHeading___Toc1077_20743652741" text:style-name="Index_20_Link" text:visited-style-name="Index_20_Link">None<text:tab/>16</text:a></text:p>
          <text:p text:style-name="P171"><text:a xlink:type="simple" xlink:href="#__RefHeading___Toc1079_20743652741" text:style-name="Index_20_Link" text:visited-style-name="Index_20_Link">Inverse<text:tab/>16</text:a></text:p>
          <text:p text:style-name="P171"><text:a xlink:type="simple" xlink:href="#__RefHeading___Toc1855_3676376814" text:style-name="Index_20_Link" text:visited-style-name="Index_20_Link">Linked<text:tab/>16</text:a></text:p>
          <text:p text:style-name="P172"><text:a xlink:type="simple" xlink:href="#__RefHeading___Toc1857_3676376814" text:style-name="Index_20_Link" text:visited-style-name="Index_20_Link">Last Operator Select Linked All<text:tab/>16</text:a></text:p>
          <text:p text:style-name="P173"><text:soft-page-break/><text:a xlink:type="simple" xlink:href="#__RefHeading___Toc1859_3676376814" text:style-name="Index_20_Link" text:visited-style-name="Index_20_Link">Delimit<text:tab/>16</text:a></text:p>
          <text:p text:style-name="P171"><text:a xlink:type="simple" xlink:href="#__RefHeading___Toc1861_3676376814" text:style-name="Index_20_Link" text:visited-style-name="Index_20_Link">Linked Flat Faces<text:tab/>16</text:a></text:p>
          <text:p text:style-name="P172"><text:a xlink:type="simple" xlink:href="#__RefHeading___Toc1863_3676376814" text:style-name="Index_20_Link" text:visited-style-name="Index_20_Link">Last Operator Select Linked Flat Faces<text:tab/>16</text:a></text:p>
          <text:p text:style-name="P171"><text:a xlink:type="simple" xlink:href="#__RefHeading___Toc1865_3676376814" text:style-name="Index_20_Link" text:visited-style-name="Index_20_Link">Linked Pick Select<text:tab/>16</text:a></text:p>
          <text:p text:style-name="P171"><text:a xlink:type="simple" xlink:href="#__RefHeading___Toc1867_3676376814" text:style-name="Index_20_Link" text:visited-style-name="Index_20_Link">Linked Pick Deselect<text:tab/>16</text:a></text:p>
          <text:p text:style-name="P172"><text:a xlink:type="simple" xlink:href="#__RefHeading___Toc1869_3676376814" text:style-name="Index_20_Link" text:visited-style-name="Index_20_Link">Last Operator Select Linked<text:tab/>17</text:a></text:p>
          <text:p text:style-name="P173"><text:a xlink:type="simple" xlink:href="#__RefHeading___Toc1871_3676376814" text:style-name="Index_20_Link" text:visited-style-name="Index_20_Link">Deselect<text:tab/>17</text:a></text:p>
          <text:p text:style-name="P173"><text:a xlink:type="simple" xlink:href="#__RefHeading___Toc1873_3676376814" text:style-name="Index_20_Link" text:visited-style-name="Index_20_Link">Delimit<text:tab/>17</text:a></text:p>
          <text:p text:style-name="P171"><text:a xlink:type="simple" xlink:href="#__RefHeading___Toc2322_773123159" text:style-name="Index_20_Link" text:visited-style-name="Index_20_Link">Similar<text:tab/>17</text:a></text:p>
          <text:p text:style-name="P172"><text:a xlink:type="simple" xlink:href="#__RefHeading___Toc2324_773123159" text:style-name="Index_20_Link" text:visited-style-name="Index_20_Link">Last Operator Select Similar<text:tab/>17</text:a></text:p>
          <text:p text:style-name="P173"><text:a xlink:type="simple" xlink:href="#__RefHeading___Toc2326_773123159" text:style-name="Index_20_Link" text:visited-style-name="Index_20_Link">Type<text:tab/>17</text:a></text:p>
          <text:p text:style-name="P173"><text:a xlink:type="simple" xlink:href="#__RefHeading___Toc2328_773123159" text:style-name="Index_20_Link" text:visited-style-name="Index_20_Link">Compare<text:tab/>17</text:a></text:p>
          <text:p text:style-name="P173"><text:a xlink:type="simple" xlink:href="#__RefHeading___Toc2330_773123159" text:style-name="Index_20_Link" text:visited-style-name="Index_20_Link">Threshold<text:tab/>17</text:a></text:p>
          <text:p text:style-name="P171"><text:a xlink:type="simple" xlink:href="#__RefHeading___Toc2332_773123159" text:style-name="Index_20_Link" text:visited-style-name="Index_20_Link">Random<text:tab/>17</text:a></text:p>
          <text:p text:style-name="P172"><text:a xlink:type="simple" xlink:href="#__RefHeading___Toc2334_773123159" text:style-name="Index_20_Link" text:visited-style-name="Index_20_Link">Last Operator Select Random<text:tab/>17</text:a></text:p>
          <text:p text:style-name="P173"><text:a xlink:type="simple" xlink:href="#__RefHeading___Toc2336_773123159" text:style-name="Index_20_Link" text:visited-style-name="Index_20_Link">Percent<text:tab/>17</text:a></text:p>
          <text:p text:style-name="P173"><text:a xlink:type="simple" xlink:href="#__RefHeading___Toc2338_773123159" text:style-name="Index_20_Link" text:visited-style-name="Index_20_Link">Random Seed<text:tab/>17</text:a></text:p>
          <text:p text:style-name="P173"><text:a xlink:type="simple" xlink:href="#__RefHeading___Toc2340_773123159" text:style-name="Index_20_Link" text:visited-style-name="Index_20_Link">Action<text:tab/>18</text:a></text:p>
          <text:p text:style-name="P171"><text:a xlink:type="simple" xlink:href="#__RefHeading___Toc2342_773123159" text:style-name="Index_20_Link" text:visited-style-name="Index_20_Link">Checker Deselect<text:tab/>18</text:a></text:p>
          <text:p text:style-name="P172"><text:a xlink:type="simple" xlink:href="#__RefHeading___Toc2344_773123159" text:style-name="Index_20_Link" text:visited-style-name="Index_20_Link">Last Operator Checker Deselect<text:tab/>18</text:a></text:p>
          <text:p text:style-name="P173"><text:a xlink:type="simple" xlink:href="#__RefHeading___Toc2346_773123159" text:style-name="Index_20_Link" text:visited-style-name="Index_20_Link">Nth Element<text:tab/>18</text:a></text:p>
          <text:p text:style-name="P173"><text:a xlink:type="simple" xlink:href="#__RefHeading___Toc2348_773123159" text:style-name="Index_20_Link" text:visited-style-name="Index_20_Link">Skip<text:tab/>18</text:a></text:p>
          <text:p text:style-name="P173"><text:a xlink:type="simple" xlink:href="#__RefHeading___Toc2350_773123159" text:style-name="Index_20_Link" text:visited-style-name="Index_20_Link">Offset<text:tab/>18</text:a></text:p>
          <text:p text:style-name="P171"><text:a xlink:type="simple" xlink:href="#__RefHeading___Toc4900_1514497418" text:style-name="Index_20_Link" text:visited-style-name="Index_20_Link">Mirror selection<text:tab/>18</text:a></text:p>
          <text:p text:style-name="P172"><text:a xlink:type="simple" xlink:href="#__RefHeading___Toc2352_773123159" text:style-name="Index_20_Link" text:visited-style-name="Index_20_Link">Last Operator Select Mirror<text:tab/>18</text:a></text:p>
          <text:p text:style-name="P173"><text:a xlink:type="simple" xlink:href="#__RefHeading___Toc2354_773123159" text:style-name="Index_20_Link" text:visited-style-name="Index_20_Link">Axis<text:tab/>18</text:a></text:p>
          <text:p text:style-name="P173"><text:a xlink:type="simple" xlink:href="#__RefHeading___Toc2356_773123159" text:style-name="Index_20_Link" text:visited-style-name="Index_20_Link">Extend<text:tab/>18</text:a></text:p>
          <text:p text:style-name="P171"><text:a xlink:type="simple" xlink:href="#__RefHeading___Toc2358_773123159" text:style-name="Index_20_Link" text:visited-style-name="Index_20_Link">Side of Active<text:tab/>18</text:a></text:p>
          <text:p text:style-name="P172"><text:a xlink:type="simple" xlink:href="#__RefHeading___Toc2360_773123159" text:style-name="Index_20_Link" text:visited-style-name="Index_20_Link">Last Operator Side of Active<text:tab/>18</text:a></text:p>
          <text:p text:style-name="P173"><text:a xlink:type="simple" xlink:href="#__RefHeading___Toc2362_773123159" text:style-name="Index_20_Link" text:visited-style-name="Index_20_Link">Axis mode<text:tab/>19</text:a></text:p>
          <text:p text:style-name="P173"><text:a xlink:type="simple" xlink:href="#__RefHeading___Toc2364_773123159" text:style-name="Index_20_Link" text:visited-style-name="Index_20_Link">Axis Sign<text:tab/>19</text:a></text:p>
          <text:p text:style-name="P173"><text:a xlink:type="simple" xlink:href="#__RefHeading___Toc2366_773123159" text:style-name="Index_20_Link" text:visited-style-name="Index_20_Link">Axis<text:tab/>19</text:a></text:p>
          <text:p text:style-name="P173"><text:a xlink:type="simple" xlink:href="#__RefHeading___Toc2368_773123159" text:style-name="Index_20_Link" text:visited-style-name="Index_20_Link">Threshold<text:tab/>19</text:a></text:p>
          <text:p text:style-name="P171"><text:a xlink:type="simple" xlink:href="#__RefHeading___Toc2370_773123159" text:style-name="Index_20_Link" text:visited-style-name="Index_20_Link">Shortest Path<text:tab/>19</text:a></text:p>
          <text:p text:style-name="P172"><text:a xlink:type="simple" xlink:href="#__RefHeading___Toc2372_773123159" text:style-name="Index_20_Link" text:visited-style-name="Index_20_Link">Last Operator Select shortest path<text:tab/>19</text:a></text:p>
          <text:p text:style-name="P173"><text:a xlink:type="simple" xlink:href="#__RefHeading___Toc2376_773123159" text:style-name="Index_20_Link" text:visited-style-name="Index_20_Link">Face Stepping<text:tab/>19</text:a></text:p>
          <text:p text:style-name="P173"><text:a xlink:type="simple" xlink:href="#__RefHeading___Toc2378_773123159" text:style-name="Index_20_Link" text:visited-style-name="Index_20_Link">Topology Distance<text:tab/>19</text:a></text:p>
          <text:p text:style-name="P173"><text:a xlink:type="simple" xlink:href="#__RefHeading___Toc2380_773123159" text:style-name="Index_20_Link" text:visited-style-name="Index_20_Link">Fill Region<text:tab/>19</text:a></text:p>
          <text:p text:style-name="P173"><text:a xlink:type="simple" xlink:href="#__RefHeading___Toc2382_773123159" text:style-name="Index_20_Link" text:visited-style-name="Index_20_Link">Nth Element<text:tab/>20</text:a></text:p>
          <text:p text:style-name="P173"><text:a xlink:type="simple" xlink:href="#__RefHeading___Toc2384_773123159" text:style-name="Index_20_Link" text:visited-style-name="Index_20_Link">Skip<text:tab/>20</text:a></text:p>
          <text:p text:style-name="P173"><text:a xlink:type="simple" xlink:href="#__RefHeading___Toc2386_773123159" text:style-name="Index_20_Link" text:visited-style-name="Index_20_Link">Offset<text:tab/>20</text:a></text:p>
          <text:p text:style-name="P171"><text:a xlink:type="simple" xlink:href="#__RefHeading___Toc2388_773123159" text:style-name="Index_20_Link" text:visited-style-name="Index_20_Link">Sharp Edges<text:tab/>20</text:a></text:p>
          <text:p text:style-name="P172"><text:a xlink:type="simple" xlink:href="#__RefHeading___Toc2390_773123159" text:style-name="Index_20_Link" text:visited-style-name="Index_20_Link">Last Operator Select Sharp Edges<text:tab/>20</text:a></text:p>
          <text:p text:style-name="P173"><text:a xlink:type="simple" xlink:href="#__RefHeading___Toc2392_773123159" text:style-name="Index_20_Link" text:visited-style-name="Index_20_Link">Sharpness<text:tab/>20</text:a></text:p>
          <text:p text:style-name="P171"><text:a xlink:type="simple" xlink:href="#__RefHeading___Toc2394_773123159" text:style-name="Index_20_Link" text:visited-style-name="Index_20_Link">Loose Geometry<text:tab/>20</text:a></text:p>
          <text:p text:style-name="P172"><text:a xlink:type="simple" xlink:href="#__RefHeading___Toc2396_773123159" text:style-name="Index_20_Link" text:visited-style-name="Index_20_Link">Last Operator Select Loose Geometry<text:tab/>20</text:a></text:p>
          <text:p text:style-name="P173"><text:a xlink:type="simple" xlink:href="#__RefHeading___Toc2398_773123159" text:style-name="Index_20_Link" text:visited-style-name="Index_20_Link">Extend<text:tab/>20</text:a></text:p>
          <text:p text:style-name="P171"><text:a xlink:type="simple" xlink:href="#__RefHeading___Toc2400_773123159" text:style-name="Index_20_Link" text:visited-style-name="Index_20_Link">Interior Faces<text:tab/>20</text:a></text:p>
          <text:p text:style-name="P171"><text:a xlink:type="simple" xlink:href="#__RefHeading___Toc2402_773123159" text:style-name="Index_20_Link" text:visited-style-name="Index_20_Link">Faces by Sides<text:tab/>20</text:a></text:p>
          <text:p text:style-name="P172"><text:a xlink:type="simple" xlink:href="#__RefHeading___Toc2404_773123159" text:style-name="Index_20_Link" text:visited-style-name="Index_20_Link">Last Operator Select Faces by Side<text:tab/>21</text:a></text:p>
          <text:p text:style-name="P173"><text:a xlink:type="simple" xlink:href="#__RefHeading___Toc2406_773123159" text:style-name="Index_20_Link" text:visited-style-name="Index_20_Link">Sharpness<text:tab/>21</text:a></text:p>
          <text:p text:style-name="P173"><text:a xlink:type="simple" xlink:href="#__RefHeading___Toc2408_773123159" text:style-name="Index_20_Link" text:visited-style-name="Index_20_Link">Number of vertices<text:tab/>21</text:a></text:p>
          <text:p text:style-name="P173"><text:a xlink:type="simple" xlink:href="#__RefHeading___Toc2410_773123159" text:style-name="Index_20_Link" text:visited-style-name="Index_20_Link">Type<text:tab/>21</text:a></text:p>
          <text:p text:style-name="P173"><text:soft-page-break/><text:a xlink:type="simple" xlink:href="#__RefHeading___Toc2412_773123159" text:style-name="Index_20_Link" text:visited-style-name="Index_20_Link">Extend<text:tab/>21</text:a></text:p>
          <text:p text:style-name="P171"><text:a xlink:type="simple" xlink:href="#__RefHeading___Toc2793_3712393275" text:style-name="Index_20_Link" text:visited-style-name="Index_20_Link">Edge Loop<text:tab/>21</text:a></text:p>
          <text:p text:style-name="P172"><text:a xlink:type="simple" xlink:href="#__RefHeading___Toc2795_3712393275" text:style-name="Index_20_Link" text:visited-style-name="Index_20_Link">Last Operator Multi Select Loops<text:tab/>21</text:a></text:p>
          <text:p text:style-name="P173"><text:a xlink:type="simple" xlink:href="#__RefHeading___Toc2797_3712393275" text:style-name="Index_20_Link" text:visited-style-name="Index_20_Link">Ring<text:tab/>21</text:a></text:p>
          <text:p text:style-name="P171"><text:a xlink:type="simple" xlink:href="#__RefHeading___Toc2799_3712393275" text:style-name="Index_20_Link" text:visited-style-name="Index_20_Link">Edge Ring<text:tab/>21</text:a></text:p>
          <text:p text:style-name="P172"><text:a xlink:type="simple" xlink:href="#__RefHeading___Toc2801_3712393275" text:style-name="Index_20_Link" text:visited-style-name="Index_20_Link">Last Operator Multi Select Loops<text:tab/>21</text:a></text:p>
          <text:p text:style-name="P173"><text:a xlink:type="simple" xlink:href="#__RefHeading___Toc2803_3712393275" text:style-name="Index_20_Link" text:visited-style-name="Index_20_Link">Ring<text:tab/>21</text:a></text:p>
          <text:p text:style-name="P171"><text:a xlink:type="simple" xlink:href="#__RefHeading___Toc2805_3712393275" text:style-name="Index_20_Link" text:visited-style-name="Index_20_Link">Loop Inner-Region<text:tab/>21</text:a></text:p>
          <text:p text:style-name="P172"><text:a xlink:type="simple" xlink:href="#__RefHeading___Toc2807_3712393275" text:style-name="Index_20_Link" text:visited-style-name="Index_20_Link">Last Operator Select Loop Inner-Region<text:tab/>22</text:a></text:p>
          <text:p text:style-name="P173"><text:a xlink:type="simple" xlink:href="#__RefHeading___Toc2809_3712393275" text:style-name="Index_20_Link" text:visited-style-name="Index_20_Link">Select Bigger<text:tab/>22</text:a></text:p>
          <text:p text:style-name="P171"><text:a xlink:type="simple" xlink:href="#__RefHeading___Toc2811_3712393275" text:style-name="Index_20_Link" text:visited-style-name="Index_20_Link">Boundary Loop<text:tab/>22</text:a></text:p>
          <text:p text:style-name="P171"><text:a xlink:type="simple" xlink:href="#__RefHeading___Toc2813_3712393275" text:style-name="Index_20_Link" text:visited-style-name="Index_20_Link">Ungrouped Verts</text:a><text:a xlink:type="simple" xlink:href="#__RefHeading___Toc2813_3712393275" text:style-name="Index_20_Link" text:visited-style-name="Index_20_Link"><text:tab/>22</text:a></text:p>
          <text:p text:style-name="P172"><text:a xlink:type="simple" xlink:href="#__RefHeading___Toc2815_3712393275" text:style-name="Index_20_Link" text:visited-style-name="Index_20_Link">Last Operator Select Ungrouped<text:tab/>22</text:a></text:p>
          <text:p text:style-name="P173"><text:a xlink:type="simple" xlink:href="#__RefHeading___Toc2817_3712393275" text:style-name="Index_20_Link" text:visited-style-name="Index_20_Link">Extend<text:tab/>22</text:a></text:p>
          <text:p text:style-name="P171"><text:a xlink:type="simple" xlink:href="#__RefHeading___Toc2819_3712393275" text:style-name="Index_20_Link" text:visited-style-name="Index_20_Link">More / Less<text:tab/>22</text:a></text:p>
          <text:p text:style-name="P172"><text:a xlink:type="simple" xlink:href="#__RefHeading___Toc2821_3712393275" text:style-name="Index_20_Link" text:visited-style-name="Index_20_Link">More<text:tab/>22</text:a></text:p>
          <text:p text:style-name="P172"><text:a xlink:type="simple" xlink:href="#__RefHeading___Toc2823_3712393275" text:style-name="Index_20_Link" text:visited-style-name="Index_20_Link">Less<text:tab/>22</text:a></text:p>
          <text:p text:style-name="P172"><text:a xlink:type="simple" xlink:href="#__RefHeading___Toc2825_3712393275" text:style-name="Index_20_Link" text:visited-style-name="Index_20_Link">Next Active<text:tab/>22</text:a></text:p>
          <text:p text:style-name="P172"><text:a xlink:type="simple" xlink:href="#__RefHeading___Toc2827_3712393275" text:style-name="Index_20_Link" text:visited-style-name="Index_20_Link">Previous Active<text:tab/>22</text:a></text:p>
          <text:p text:style-name="P170"><text:a xlink:type="simple" xlink:href="#__RefHeading___Toc2897_1733223745" text:style-name="Index_20_Link" text:visited-style-name="Index_20_Link">Curve Object - Edit Mode<text:tab/>23</text:a></text:p>
          <text:p text:style-name="P171"><text:a xlink:type="simple" xlink:href="#__RefHeading___Toc4839_1514497418" text:style-name="Index_20_Link" text:visited-style-name="Index_20_Link">Legacy<text:tab/>23</text:a></text:p>
          <text:p text:style-name="P172"><text:a xlink:type="simple" xlink:href="#__RefHeading___Toc4863_1514497418" text:style-name="Index_20_Link" text:visited-style-name="Index_20_Link">Box select<text:tab/>23</text:a></text:p>
          <text:p text:style-name="P172"><text:a xlink:type="simple" xlink:href="#__RefHeading___Toc4865_1514497418" text:style-name="Index_20_Link" text:visited-style-name="Index_20_Link">Circle select<text:tab/>23</text:a></text:p>
          <text:p text:style-name="P171"><text:a xlink:type="simple" xlink:href="#__RefHeading___Toc8786_3269378711" text:style-name="Index_20_Link" text:visited-style-name="Index_20_Link">Lasso Select<text:tab/>23</text:a></text:p>
          <text:p text:style-name="P171"><text:a xlink:type="simple" xlink:href="#__RefHeading___Toc5775_3997339420" text:style-name="Index_20_Link" text:visited-style-name="Index_20_Link">All<text:tab/>23</text:a></text:p>
          <text:p text:style-name="P171"><text:a xlink:type="simple" xlink:href="#__RefHeading___Toc1077_207436527411" text:style-name="Index_20_Link" text:visited-style-name="Index_20_Link">None<text:tab/>23</text:a></text:p>
          <text:p text:style-name="P171"><text:a xlink:type="simple" xlink:href="#__RefHeading___Toc1079_207436527411" text:style-name="Index_20_Link" text:visited-style-name="Index_20_Link">Inverse<text:tab/>23</text:a></text:p>
          <text:p text:style-name="P171"><text:a xlink:type="simple" xlink:href="#__RefHeading___Toc5777_3997339420" text:style-name="Index_20_Link" text:visited-style-name="Index_20_Link">Linked<text:tab/>24</text:a></text:p>
          <text:p text:style-name="P172"><text:a xlink:type="simple" xlink:href="#__RefHeading___Toc1857_36763768141" text:style-name="Index_20_Link" text:visited-style-name="Index_20_Link">Last Operator Select Linked All<text:tab/>24</text:a></text:p>
          <text:p text:style-name="P173"><text:a xlink:type="simple" xlink:href="#__RefHeading___Toc1859_36763768141" text:style-name="Index_20_Link" text:visited-style-name="Index_20_Link">Delimit<text:tab/>24</text:a></text:p>
          <text:p text:style-name="P171"><text:a xlink:type="simple" xlink:href="#__RefHeading___Toc1865_36763768141" text:style-name="Index_20_Link" text:visited-style-name="Index_20_Link">Linked Pick Select<text:tab/>24</text:a></text:p>
          <text:p text:style-name="P171"><text:a xlink:type="simple" xlink:href="#__RefHeading___Toc1867_36763768141" text:style-name="Index_20_Link" text:visited-style-name="Index_20_Link">Linked Pick Deselect<text:tab/>24</text:a></text:p>
          <text:p text:style-name="P172"><text:a xlink:type="simple" xlink:href="#__RefHeading___Toc1869_36763768141" text:style-name="Index_20_Link" text:visited-style-name="Index_20_Link">Last Operator Select Linked<text:tab/>24</text:a></text:p>
          <text:p text:style-name="P173"><text:a xlink:type="simple" xlink:href="#__RefHeading___Toc1871_36763768141" text:style-name="Index_20_Link" text:visited-style-name="Index_20_Link">Deselect<text:tab/>24</text:a></text:p>
          <text:p text:style-name="P173"><text:a xlink:type="simple" xlink:href="#__RefHeading___Toc1873_36763768141" text:style-name="Index_20_Link" text:visited-style-name="Index_20_Link">Delimit<text:tab/>24</text:a></text:p>
          <text:p text:style-name="P171"><text:a xlink:type="simple" xlink:href="#__RefHeading___Toc5779_3997339420" text:style-name="Index_20_Link" text:visited-style-name="Index_20_Link">Similar<text:tab/>24</text:a></text:p>
          <text:p text:style-name="P172"><text:a xlink:type="simple" xlink:href="#__RefHeading___Toc5781_3997339420" text:style-name="Index_20_Link" text:visited-style-name="Index_20_Link">Last Operator Select Similar<text:tab/>24</text:a></text:p>
          <text:p text:style-name="P173"><text:a xlink:type="simple" xlink:href="#__RefHeading___Toc2326_7731231591" text:style-name="Index_20_Link" text:visited-style-name="Index_20_Link">Type<text:tab/>24</text:a></text:p>
          <text:p text:style-name="P173"><text:a xlink:type="simple" xlink:href="#__RefHeading___Toc2328_7731231591" text:style-name="Index_20_Link" text:visited-style-name="Index_20_Link">Compare<text:tab/>24</text:a></text:p>
          <text:p text:style-name="P173"><text:a xlink:type="simple" xlink:href="#__RefHeading___Toc2330_7731231591" text:style-name="Index_20_Link" text:visited-style-name="Index_20_Link">Threshold<text:tab/>25</text:a></text:p>
          <text:p text:style-name="P171"><text:a xlink:type="simple" xlink:href="#__RefHeading___Toc2332_7731231591" text:style-name="Index_20_Link" text:visited-style-name="Index_20_Link">Random<text:tab/>25</text:a></text:p>
          <text:p text:style-name="P172"><text:a xlink:type="simple" xlink:href="#__RefHeading___Toc2334_7731231591" text:style-name="Index_20_Link" text:visited-style-name="Index_20_Link">Last Operator Select Random<text:tab/>25</text:a></text:p>
          <text:p text:style-name="P173"><text:a xlink:type="simple" xlink:href="#__RefHeading___Toc2336_7731231591" text:style-name="Index_20_Link" text:visited-style-name="Index_20_Link">Percent<text:tab/>25</text:a></text:p>
          <text:p text:style-name="P173"><text:a xlink:type="simple" xlink:href="#__RefHeading___Toc2338_7731231591" text:style-name="Index_20_Link" text:visited-style-name="Index_20_Link">Random Seed<text:tab/>25</text:a></text:p>
          <text:p text:style-name="P173"><text:a xlink:type="simple" xlink:href="#__RefHeading___Toc2340_7731231591" text:style-name="Index_20_Link" text:visited-style-name="Index_20_Link">Action<text:tab/>25</text:a></text:p>
          <text:p text:style-name="P171"><text:a xlink:type="simple" xlink:href="#__RefHeading___Toc2342_7731231591" text:style-name="Index_20_Link" text:visited-style-name="Index_20_Link">Checker Deselect<text:tab/>25</text:a></text:p>
          <text:p text:style-name="P172"><text:a xlink:type="simple" xlink:href="#__RefHeading___Toc2344_7731231591" text:style-name="Index_20_Link" text:visited-style-name="Index_20_Link">Last Operator Checker Deselect<text:tab/>25</text:a></text:p>
          <text:p text:style-name="P173"><text:a xlink:type="simple" xlink:href="#__RefHeading___Toc2346_7731231591" text:style-name="Index_20_Link" text:visited-style-name="Index_20_Link">Nth Element<text:tab/>25</text:a></text:p>
          <text:p text:style-name="P173"><text:a xlink:type="simple" xlink:href="#__RefHeading___Toc2348_7731231591" text:style-name="Index_20_Link" text:visited-style-name="Index_20_Link">Skip<text:tab/>25</text:a></text:p>
          <text:p text:style-name="P173"><text:a xlink:type="simple" xlink:href="#__RefHeading___Toc2350_7731231591" text:style-name="Index_20_Link" text:visited-style-name="Index_20_Link">Offset<text:tab/>25</text:a></text:p>
          <text:p text:style-name="P171"><text:a xlink:type="simple" xlink:href="#__RefHeading___Toc5783_3997339420" text:style-name="Index_20_Link" text:visited-style-name="Index_20_Link">De/Select First<text:tab/>25</text:a></text:p>
          <text:p text:style-name="P171"><text:a xlink:type="simple" xlink:href="#__RefHeading___Toc5785_3997339420" text:style-name="Index_20_Link" text:visited-style-name="Index_20_Link">De/Select Last<text:tab/>25</text:a></text:p>
          <text:p text:style-name="P171"><text:a xlink:type="simple" xlink:href="#__RefHeading___Toc5787_3997339420" text:style-name="Index_20_Link" text:visited-style-name="Index_20_Link">Next Active<text:tab/>26</text:a></text:p>
          <text:p text:style-name="P171"><text:soft-page-break/><text:a xlink:type="simple" xlink:href="#__RefHeading___Toc5789_3997339420" text:style-name="Index_20_Link" text:visited-style-name="Index_20_Link">Previous Active<text:tab/>26</text:a></text:p>
          <text:p text:style-name="P171"><text:a xlink:type="simple" xlink:href="#__RefHeading___Toc5791_3997339420" text:style-name="Index_20_Link" text:visited-style-name="Index_20_Link">More<text:tab/>26</text:a></text:p>
          <text:p text:style-name="P171"><text:a xlink:type="simple" xlink:href="#__RefHeading___Toc5793_3997339420" text:style-name="Index_20_Link" text:visited-style-name="Index_20_Link">Less<text:tab/>26</text:a></text:p>
          <text:p text:style-name="P170"><text:a xlink:type="simple" xlink:href="#__RefHeading___Toc5795_3997339420" text:style-name="Index_20_Link" text:visited-style-name="Index_20_Link">Surface Object - Edit Mode<text:tab/>26</text:a></text:p>
          <text:p text:style-name="P171"><text:a xlink:type="simple" xlink:href="#__RefHeading___Toc4841_1514497418" text:style-name="Index_20_Link" text:visited-style-name="Index_20_Link">Legacy<text:tab/>26</text:a></text:p>
          <text:p text:style-name="P172"><text:a xlink:type="simple" xlink:href="#__RefHeading___Toc4867_1514497418" text:style-name="Index_20_Link" text:visited-style-name="Index_20_Link">Box select<text:tab/>26</text:a></text:p>
          <text:p text:style-name="P172"><text:a xlink:type="simple" xlink:href="#__RefHeading___Toc4869_1514497418" text:style-name="Index_20_Link" text:visited-style-name="Index_20_Link">Circle select<text:tab/>26</text:a></text:p>
          <text:p text:style-name="P171"><text:a xlink:type="simple" xlink:href="#__RefHeading___Toc8788_3269378711" text:style-name="Index_20_Link" text:visited-style-name="Index_20_Link">Lasso Select<text:tab/>27</text:a></text:p>
          <text:p text:style-name="P171"><text:a xlink:type="simple" xlink:href="#__RefHeading___Toc5797_3997339420" text:style-name="Index_20_Link" text:visited-style-name="Index_20_Link">All<text:tab/>27</text:a></text:p>
          <text:p text:style-name="P171"><text:a xlink:type="simple" xlink:href="#__RefHeading___Toc1077_207436527412" text:style-name="Index_20_Link" text:visited-style-name="Index_20_Link">None<text:tab/>27</text:a></text:p>
          <text:p text:style-name="P171"><text:a xlink:type="simple" xlink:href="#__RefHeading___Toc1079_207436527412" text:style-name="Index_20_Link" text:visited-style-name="Index_20_Link">Inverse<text:tab/>27</text:a></text:p>
          <text:p text:style-name="P171"><text:a xlink:type="simple" xlink:href="#__RefHeading___Toc5799_3997339420" text:style-name="Index_20_Link" text:visited-style-name="Index_20_Link">Linked<text:tab/>27</text:a></text:p>
          <text:p text:style-name="P172"><text:a xlink:type="simple" xlink:href="#__RefHeading___Toc1857_367637681411" text:style-name="Index_20_Link" text:visited-style-name="Index_20_Link">Last Operator Select Linked All<text:tab/>27</text:a></text:p>
          <text:p text:style-name="P173"><text:a xlink:type="simple" xlink:href="#__RefHeading___Toc1859_367637681411" text:style-name="Index_20_Link" text:visited-style-name="Index_20_Link">Delimit<text:tab/>27</text:a></text:p>
          <text:p text:style-name="P171"><text:a xlink:type="simple" xlink:href="#__RefHeading___Toc5801_3997339420" text:style-name="Index_20_Link" text:visited-style-name="Index_20_Link">Similar<text:tab/>27</text:a></text:p>
          <text:p text:style-name="P172"><text:a xlink:type="simple" xlink:href="#__RefHeading___Toc5803_3997339420" text:style-name="Index_20_Link" text:visited-style-name="Index_20_Link">Last Operator Select Similar<text:tab/>27</text:a></text:p>
          <text:p text:style-name="P173"><text:a xlink:type="simple" xlink:href="#__RefHeading___Toc2326_77312315911" text:style-name="Index_20_Link" text:visited-style-name="Index_20_Link">Type<text:tab/>27</text:a></text:p>
          <text:p text:style-name="P173"><text:a xlink:type="simple" xlink:href="#__RefHeading___Toc2328_77312315911" text:style-name="Index_20_Link" text:visited-style-name="Index_20_Link">Compare<text:tab/>27</text:a></text:p>
          <text:p text:style-name="P173"><text:a xlink:type="simple" xlink:href="#__RefHeading___Toc2330_77312315911" text:style-name="Index_20_Link" text:visited-style-name="Index_20_Link">Threshold<text:tab/>27</text:a></text:p>
          <text:p text:style-name="P171"><text:a xlink:type="simple" xlink:href="#__RefHeading___Toc2332_77312315911" text:style-name="Index_20_Link" text:visited-style-name="Index_20_Link">Random<text:tab/>28</text:a></text:p>
          <text:p text:style-name="P172"><text:a xlink:type="simple" xlink:href="#__RefHeading___Toc2334_77312315911" text:style-name="Index_20_Link" text:visited-style-name="Index_20_Link">Last Operator Select Random<text:tab/>28</text:a></text:p>
          <text:p text:style-name="P173"><text:a xlink:type="simple" xlink:href="#__RefHeading___Toc2336_77312315911" text:style-name="Index_20_Link" text:visited-style-name="Index_20_Link">Percent<text:tab/>28</text:a></text:p>
          <text:p text:style-name="P173"><text:a xlink:type="simple" xlink:href="#__RefHeading___Toc2338_77312315911" text:style-name="Index_20_Link" text:visited-style-name="Index_20_Link">Random Seed<text:tab/>28</text:a></text:p>
          <text:p text:style-name="P173"><text:a xlink:type="simple" xlink:href="#__RefHeading___Toc2340_77312315911" text:style-name="Index_20_Link" text:visited-style-name="Index_20_Link">Action<text:tab/>28</text:a></text:p>
          <text:p text:style-name="P171"><text:a xlink:type="simple" xlink:href="#__RefHeading___Toc2342_77312315911" text:style-name="Index_20_Link" text:visited-style-name="Index_20_Link">Checker Deselect<text:tab/>28</text:a></text:p>
          <text:p text:style-name="P172"><text:a xlink:type="simple" xlink:href="#__RefHeading___Toc2344_77312315911" text:style-name="Index_20_Link" text:visited-style-name="Index_20_Link">Last Operator Checker Deselect<text:tab/>28</text:a></text:p>
          <text:p text:style-name="P173"><text:a xlink:type="simple" xlink:href="#__RefHeading___Toc2346_77312315911" text:style-name="Index_20_Link" text:visited-style-name="Index_20_Link">Nth Element<text:tab/>28</text:a></text:p>
          <text:p text:style-name="P173"><text:a xlink:type="simple" xlink:href="#__RefHeading___Toc2348_77312315911" text:style-name="Index_20_Link" text:visited-style-name="Index_20_Link">Skip<text:tab/>28</text:a></text:p>
          <text:p text:style-name="P173"><text:a xlink:type="simple" xlink:href="#__RefHeading___Toc2350_77312315911" text:style-name="Index_20_Link" text:visited-style-name="Index_20_Link">Offset<text:tab/>28</text:a></text:p>
          <text:p text:style-name="P171"><text:a xlink:type="simple" xlink:href="#__RefHeading___Toc5805_3997339420" text:style-name="Index_20_Link" text:visited-style-name="Index_20_Link">Control Point Row<text:tab/>28</text:a></text:p>
          <text:p text:style-name="P171"><text:a xlink:type="simple" xlink:href="#__RefHeading___Toc5807_3997339420" text:style-name="Index_20_Link" text:visited-style-name="Index_20_Link">More<text:tab/>28</text:a></text:p>
          <text:p text:style-name="P171"><text:a xlink:type="simple" xlink:href="#__RefHeading___Toc5809_3997339420" text:style-name="Index_20_Link" text:visited-style-name="Index_20_Link">Less<text:tab/>28</text:a></text:p>
          <text:p text:style-name="P170"><text:a xlink:type="simple" xlink:href="#__RefHeading___Toc5811_3997339420" text:style-name="Index_20_Link" text:visited-style-name="Index_20_Link">Metaball Object - Edit Mode<text:tab/>29</text:a></text:p>
          <text:p text:style-name="P171"><text:a xlink:type="simple" xlink:href="#__RefHeading___Toc4843_1514497418" text:style-name="Index_20_Link" text:visited-style-name="Index_20_Link">Legacy<text:tab/>29</text:a></text:p>
          <text:p text:style-name="P172"><text:a xlink:type="simple" xlink:href="#__RefHeading___Toc4871_1514497418" text:style-name="Index_20_Link" text:visited-style-name="Index_20_Link">Box select<text:tab/>29</text:a></text:p>
          <text:p text:style-name="P172"><text:a xlink:type="simple" xlink:href="#__RefHeading___Toc4873_1514497418" text:style-name="Index_20_Link" text:visited-style-name="Index_20_Link">Circle select<text:tab/>29</text:a></text:p>
          <text:p text:style-name="P171"><text:a xlink:type="simple" xlink:href="#__RefHeading___Toc8790_3269378711" text:style-name="Index_20_Link" text:visited-style-name="Index_20_Link">Lasso Select<text:tab/>29</text:a></text:p>
          <text:p text:style-name="P171"><text:a xlink:type="simple" xlink:href="#__RefHeading___Toc5813_3997339420" text:style-name="Index_20_Link" text:visited-style-name="Index_20_Link">All<text:tab/>29</text:a></text:p>
          <text:p text:style-name="P171"><text:a xlink:type="simple" xlink:href="#__RefHeading___Toc1077_2074365274111" text:style-name="Index_20_Link" text:visited-style-name="Index_20_Link">None<text:tab/>29</text:a></text:p>
          <text:p text:style-name="P171"><text:a xlink:type="simple" xlink:href="#__RefHeading___Toc1079_2074365274111" text:style-name="Index_20_Link" text:visited-style-name="Index_20_Link">Inverse<text:tab/>29</text:a></text:p>
          <text:p text:style-name="P171"><text:a xlink:type="simple" xlink:href="#__RefHeading___Toc5815_3997339420" text:style-name="Index_20_Link" text:visited-style-name="Index_20_Link">Similar<text:tab/>29</text:a></text:p>
          <text:p text:style-name="P172"><text:a xlink:type="simple" xlink:href="#__RefHeading___Toc5817_3997339420" text:style-name="Index_20_Link" text:visited-style-name="Index_20_Link">Last Operator Select Similar<text:tab/>30</text:a></text:p>
          <text:p text:style-name="P173"><text:a xlink:type="simple" xlink:href="#__RefHeading___Toc2326_77312315912" text:style-name="Index_20_Link" text:visited-style-name="Index_20_Link">Type<text:tab/>30</text:a></text:p>
          <text:p text:style-name="P173"><text:a xlink:type="simple" xlink:href="#__RefHeading___Toc2328_77312315912" text:style-name="Index_20_Link" text:visited-style-name="Index_20_Link">Compare<text:tab/>30</text:a></text:p>
          <text:p text:style-name="P173"><text:a xlink:type="simple" xlink:href="#__RefHeading___Toc2330_77312315912" text:style-name="Index_20_Link" text:visited-style-name="Index_20_Link">Threshold<text:tab/>30</text:a></text:p>
          <text:p text:style-name="P171"><text:a xlink:type="simple" xlink:href="#__RefHeading___Toc5819_3997339420" text:style-name="Index_20_Link" text:visited-style-name="Index_20_Link">Random<text:tab/>30</text:a></text:p>
          <text:p text:style-name="P172"><text:a xlink:type="simple" xlink:href="#__RefHeading___Toc2334_77312315912" text:style-name="Index_20_Link" text:visited-style-name="Index_20_Link">Last Operator Select Random<text:tab/>30</text:a></text:p>
          <text:p text:style-name="P173"><text:a xlink:type="simple" xlink:href="#__RefHeading___Toc2336_77312315912" text:style-name="Index_20_Link" text:visited-style-name="Index_20_Link">Percent<text:tab/>30</text:a></text:p>
          <text:p text:style-name="P173"><text:a xlink:type="simple" xlink:href="#__RefHeading___Toc2338_77312315912" text:style-name="Index_20_Link" text:visited-style-name="Index_20_Link">Random Seed<text:tab/>30</text:a></text:p>
          <text:p text:style-name="P173"><text:a xlink:type="simple" xlink:href="#__RefHeading___Toc2340_77312315912" text:style-name="Index_20_Link" text:visited-style-name="Index_20_Link">Action<text:tab/>30</text:a></text:p>
          <text:p text:style-name="P170"><text:a xlink:type="simple" xlink:href="#__RefHeading___Toc5811_39973394201" text:style-name="Index_20_Link" text:visited-style-name="Index_20_Link">Text Object - Edit Mode<text:tab/>30</text:a></text:p>
          <text:p text:style-name="P171"><text:a xlink:type="simple" xlink:href="#__RefHeading___Toc5813_39973394201" text:style-name="Index_20_Link" text:visited-style-name="Index_20_Link">All<text:tab/>30</text:a></text:p>
          <text:p text:style-name="P171"><text:a xlink:type="simple" xlink:href="#__RefHeading___Toc1077_20743652741111" text:style-name="Index_20_Link" text:visited-style-name="Index_20_Link">Line End, Line Begin, etc.<text:tab/>30</text:a></text:p>
          <text:p text:style-name="P170"><text:soft-page-break/><text:a xlink:type="simple" xlink:href="#__RefHeading___Toc5821_3997339420" text:style-name="Index_20_Link" text:visited-style-name="Index_20_Link">Grease Pencil Object - Edit Mode, Sculpt Mode<text:tab/>31</text:a></text:p>
          <text:p text:style-name="P171"><text:a xlink:type="simple" xlink:href="#__RefHeading___Toc4845_1514497418" text:style-name="Index_20_Link" text:visited-style-name="Index_20_Link">Legacy<text:tab/>31</text:a></text:p>
          <text:p text:style-name="P172"><text:a xlink:type="simple" xlink:href="#__RefHeading___Toc4875_1514497418" text:style-name="Index_20_Link" text:visited-style-name="Index_20_Link">Box select<text:tab/>31</text:a></text:p>
          <text:p text:style-name="P172"><text:a xlink:type="simple" xlink:href="#__RefHeading___Toc4877_1514497418" text:style-name="Index_20_Link" text:visited-style-name="Index_20_Link">Circle select<text:tab/>31</text:a></text:p>
          <text:p text:style-name="P171"><text:a xlink:type="simple" xlink:href="#__RefHeading___Toc8792_3269378711" text:style-name="Index_20_Link" text:visited-style-name="Index_20_Link">Lasso Select<text:tab/>31</text:a></text:p>
          <text:p text:style-name="P171"><text:a xlink:type="simple" xlink:href="#__RefHeading___Toc5823_3997339420" text:style-name="Index_20_Link" text:visited-style-name="Index_20_Link">All<text:tab/>31</text:a></text:p>
          <text:p text:style-name="P171"><text:a xlink:type="simple" xlink:href="#__RefHeading___Toc1077_2074365274112" text:style-name="Index_20_Link" text:visited-style-name="Index_20_Link">None<text:tab/>31</text:a></text:p>
          <text:p text:style-name="P171"><text:a xlink:type="simple" xlink:href="#__RefHeading___Toc1079_2074365274112" text:style-name="Index_20_Link" text:visited-style-name="Index_20_Link">Inverse<text:tab/>31</text:a></text:p>
          <text:p text:style-name="P171"><text:a xlink:type="simple" xlink:href="#__RefHeading___Toc5825_3997339420" text:style-name="Index_20_Link" text:visited-style-name="Index_20_Link">Linked<text:tab/>32</text:a></text:p>
          <text:p text:style-name="P172"><text:a xlink:type="simple" xlink:href="#__RefHeading___Toc1857_367637681412" text:style-name="Index_20_Link" text:visited-style-name="Index_20_Link">Last Operator Select Linked All<text:tab/>32</text:a></text:p>
          <text:p text:style-name="P173"><text:a xlink:type="simple" xlink:href="#__RefHeading___Toc1859_367637681412" text:style-name="Index_20_Link" text:visited-style-name="Index_20_Link">Delimit<text:tab/>32</text:a></text:p>
          <text:p text:style-name="P171"><text:a xlink:type="simple" xlink:href="#__RefHeading___Toc5827_3997339420" text:style-name="Index_20_Link" text:visited-style-name="Index_20_Link">Alternated<text:tab/>32</text:a></text:p>
          <text:p text:style-name="P172"><text:a xlink:type="simple" xlink:href="#__RefHeading___Toc1857_3676376814121" text:style-name="Index_20_Link" text:visited-style-name="Index_20_Link">Last Operator Alternated<text:tab/>32</text:a></text:p>
          <text:p text:style-name="P173"><text:a xlink:type="simple" xlink:href="#__RefHeading___Toc1859_3676376814121" text:style-name="Index_20_Link" text:visited-style-name="Index_20_Link">Unselect Ends<text:tab/>32</text:a></text:p>
          <text:p text:style-name="P171"><text:a xlink:type="simple" xlink:href="#__RefHeading___Toc5829_3997339420" text:style-name="Index_20_Link" text:visited-style-name="Index_20_Link">Grouped<text:tab/>32</text:a></text:p>
          <text:p text:style-name="P172"><text:a xlink:type="simple" xlink:href="#__RefHeading___Toc1857_36763768141211" text:style-name="Index_20_Link" text:visited-style-name="Index_20_Link">Last Operator Select Grouped<text:tab/>32</text:a></text:p>
          <text:p text:style-name="P173"><text:a xlink:type="simple" xlink:href="#__RefHeading___Toc1859_36763768141211" text:style-name="Index_20_Link" text:visited-style-name="Index_20_Link">Type<text:tab/>32</text:a></text:p>
          <text:p text:style-name="P171"><text:a xlink:type="simple" xlink:href="#__RefHeading___Toc5831_3997339420" text:style-name="Index_20_Link" text:visited-style-name="Index_20_Link">First<text:tab/>32</text:a></text:p>
          <text:p text:style-name="P172"><text:a xlink:type="simple" xlink:href="#__RefHeading___Toc5833_3997339420" text:style-name="Index_20_Link" text:visited-style-name="Index_20_Link">Last Operator Select First<text:tab/>32</text:a></text:p>
          <text:p text:style-name="P173"><text:a xlink:type="simple" xlink:href="#__RefHeading___Toc5835_3997339420" text:style-name="Index_20_Link" text:visited-style-name="Index_20_Link">Selected Strokes only<text:tab/>32</text:a></text:p>
          <text:p text:style-name="P173"><text:a xlink:type="simple" xlink:href="#__RefHeading___Toc5837_3997339420" text:style-name="Index_20_Link" text:visited-style-name="Index_20_Link">Extend<text:tab/>32</text:a></text:p>
          <text:p text:style-name="P171"><text:a xlink:type="simple" xlink:href="#__RefHeading___Toc5839_3997339420" text:style-name="Index_20_Link" text:visited-style-name="Index_20_Link">Last<text:tab/>33</text:a></text:p>
          <text:p text:style-name="P172"><text:a xlink:type="simple" xlink:href="#__RefHeading___Toc5841_3997339420" text:style-name="Index_20_Link" text:visited-style-name="Index_20_Link">Last Operator Select Last<text:tab/>33</text:a></text:p>
          <text:p text:style-name="P173"><text:a xlink:type="simple" xlink:href="#__RefHeading___Toc5843_3997339420" text:style-name="Index_20_Link" text:visited-style-name="Index_20_Link">Selected Strokes only<text:tab/>33</text:a></text:p>
          <text:p text:style-name="P173"><text:a xlink:type="simple" xlink:href="#__RefHeading___Toc5845_3997339420" text:style-name="Index_20_Link" text:visited-style-name="Index_20_Link">Extend<text:tab/>33</text:a></text:p>
          <text:p text:style-name="P171"><text:a xlink:type="simple" xlink:href="#__RefHeading___Toc5847_3997339420" text:style-name="Index_20_Link" text:visited-style-name="Index_20_Link">More<text:tab/>33</text:a></text:p>
          <text:p text:style-name="P171"><text:a xlink:type="simple" xlink:href="#__RefHeading___Toc5849_3997339420" text:style-name="Index_20_Link" text:visited-style-name="Index_20_Link">Less<text:tab/>33</text:a></text:p>
          <text:p text:style-name="P170"><text:a xlink:type="simple" xlink:href="#__RefHeading___Toc9027_3997339420" text:style-name="Index_20_Link" text:visited-style-name="Index_20_Link">Armature Object - Edit Mode<text:tab/>33</text:a></text:p>
          <text:p text:style-name="P171"><text:a xlink:type="simple" xlink:href="#__RefHeading___Toc4847_1514497418" text:style-name="Index_20_Link" text:visited-style-name="Index_20_Link">Legacy<text:tab/>33</text:a></text:p>
          <text:p text:style-name="P172"><text:a xlink:type="simple" xlink:href="#__RefHeading___Toc4879_1514497418" text:style-name="Index_20_Link" text:visited-style-name="Index_20_Link">Box select<text:tab/>33</text:a></text:p>
          <text:p text:style-name="P172"><text:a xlink:type="simple" xlink:href="#__RefHeading___Toc4881_1514497418" text:style-name="Index_20_Link" text:visited-style-name="Index_20_Link">Circle select<text:tab/>34</text:a></text:p>
          <text:p text:style-name="P171"><text:a xlink:type="simple" xlink:href="#__RefHeading___Toc8794_3269378711" text:style-name="Index_20_Link" text:visited-style-name="Index_20_Link">Lasso Select<text:tab/>34</text:a></text:p>
          <text:p text:style-name="P171"><text:a xlink:type="simple" xlink:href="#__RefHeading___Toc8890_3997339420" text:style-name="Index_20_Link" text:visited-style-name="Index_20_Link">All<text:tab/>34</text:a></text:p>
          <text:p text:style-name="P171"><text:a xlink:type="simple" xlink:href="#__RefHeading___Toc1077_20743652741121" text:style-name="Index_20_Link" text:visited-style-name="Index_20_Link">None<text:tab/>34</text:a></text:p>
          <text:p text:style-name="P171"><text:a xlink:type="simple" xlink:href="#__RefHeading___Toc1079_20743652741121" text:style-name="Index_20_Link" text:visited-style-name="Index_20_Link">Inverse<text:tab/>34</text:a></text:p>
          <text:p text:style-name="P171"><text:a xlink:type="simple" xlink:href="#__RefHeading___Toc9029_3997339420" text:style-name="Index_20_Link" text:visited-style-name="Index_20_Link">Similar<text:tab/>34</text:a></text:p>
          <text:p text:style-name="P172"><text:a xlink:type="simple" xlink:href="#__RefHeading___Toc8884_3997339420" text:style-name="Index_20_Link" text:visited-style-name="Index_20_Link">Last Operator Select Similar<text:tab/>34</text:a></text:p>
          <text:p text:style-name="P173"><text:a xlink:type="simple" xlink:href="#__RefHeading___Toc2326_773123159121" text:style-name="Index_20_Link" text:visited-style-name="Index_20_Link">Type<text:tab/>34</text:a></text:p>
          <text:p text:style-name="P173"><text:a xlink:type="simple" xlink:href="#__RefHeading___Toc2328_773123159121" text:style-name="Index_20_Link" text:visited-style-name="Index_20_Link">Compare<text:tab/>34</text:a></text:p>
          <text:p text:style-name="P173"><text:a xlink:type="simple" xlink:href="#__RefHeading___Toc2330_773123159121" text:style-name="Index_20_Link" text:visited-style-name="Index_20_Link">Threshold<text:tab/>34</text:a></text:p>
          <text:p text:style-name="P171"><text:a xlink:type="simple" xlink:href="#__RefHeading___Toc2187_20743652741" text:style-name="Index_20_Link" text:visited-style-name="Index_20_Link">Mirror Selection<text:tab/>35</text:a></text:p>
          <text:p text:style-name="P172"><text:a xlink:type="simple" xlink:href="#__RefHeading___Toc3277_78964983411" text:style-name="Index_20_Link" text:visited-style-name="Index_20_Link">Last Operator Select Mirror<text:tab/>35</text:a></text:p>
          <text:p text:style-name="P173"><text:a xlink:type="simple" xlink:href="#__RefHeading___Toc3279_78964983411" text:style-name="Index_20_Link" text:visited-style-name="Index_20_Link">Extend<text:tab/>35</text:a></text:p>
          <text:p text:style-name="P171"><text:a xlink:type="simple" xlink:href="#__RefHeading___Toc2189_20743652741" text:style-name="Index_20_Link" text:visited-style-name="Index_20_Link">By Pattern<text:tab/>35</text:a></text:p>
          <text:p text:style-name="P172"><text:a xlink:type="simple" xlink:href="#__RefHeading___Toc3222_78964983411" text:style-name="Index_20_Link" text:visited-style-name="Index_20_Link">Pattern<text:tab/>35</text:a></text:p>
          <text:p text:style-name="P172"><text:a xlink:type="simple" xlink:href="#__RefHeading___Toc3224_78964983411" text:style-name="Index_20_Link" text:visited-style-name="Index_20_Link">Case Sensitive<text:tab/>35</text:a></text:p>
          <text:p text:style-name="P172"><text:a xlink:type="simple" xlink:href="#__RefHeading___Toc3226_78964983411" text:style-name="Index_20_Link" text:visited-style-name="Index_20_Link">Extend<text:tab/>35</text:a></text:p>
          <text:p text:style-name="P172"><text:a xlink:type="simple" xlink:href="#__RefHeading___Toc3228_78964983411" text:style-name="Index_20_Link" text:visited-style-name="Index_20_Link">Last Operator Select Pattern<text:tab/>35</text:a></text:p>
          <text:p text:style-name="P172"><text:a xlink:type="simple" xlink:href="#__RefHeading___Toc9309_3997339420" text:style-name="Index_20_Link" text:visited-style-name="Index_20_Link">Parent<text:tab/>36</text:a></text:p>
          <text:p text:style-name="P172"><text:a xlink:type="simple" xlink:href="#__RefHeading___Toc2220_20743652741" text:style-name="Index_20_Link" text:visited-style-name="Index_20_Link">Child<text:tab/>36</text:a></text:p>
          <text:p text:style-name="P172"><text:a xlink:type="simple" xlink:href="#__RefHeading___Toc2222_20743652741" text:style-name="Index_20_Link" text:visited-style-name="Index_20_Link">Extend Parent<text:tab/>36</text:a></text:p>
          <text:p text:style-name="P172"><text:a xlink:type="simple" xlink:href="#__RefHeading___Toc2224_20743652741" text:style-name="Index_20_Link" text:visited-style-name="Index_20_Link">Extend Child<text:tab/>36</text:a></text:p>
          <text:p text:style-name="P172"><text:a xlink:type="simple" xlink:href="#__RefHeading___Toc9311_3997339420" text:style-name="Index_20_Link" text:visited-style-name="Index_20_Link">More<text:tab/>36</text:a></text:p>
          <text:p text:style-name="P172"><text:soft-page-break/><text:a xlink:type="simple" xlink:href="#__RefHeading___Toc2216_20743652741" text:style-name="Index_20_Link" text:visited-style-name="Index_20_Link">Less<text:tab/>36</text:a></text:p>
          <text:p text:style-name="P170"><text:a xlink:type="simple" xlink:href="#__RefHeading___Toc9031_3997339420" text:style-name="Index_20_Link" text:visited-style-name="Index_20_Link">Armature Object - Pose Mode<text:tab/>36</text:a></text:p>
          <text:p text:style-name="P171"><text:a xlink:type="simple" xlink:href="#__RefHeading___Toc4849_1514497418" text:style-name="Index_20_Link" text:visited-style-name="Index_20_Link">Legacy<text:tab/>36</text:a></text:p>
          <text:p text:style-name="P172"><text:a xlink:type="simple" xlink:href="#__RefHeading___Toc4883_1514497418" text:style-name="Index_20_Link" text:visited-style-name="Index_20_Link">Box select<text:tab/>37</text:a></text:p>
          <text:p text:style-name="P172"><text:a xlink:type="simple" xlink:href="#__RefHeading___Toc4885_1514497418" text:style-name="Index_20_Link" text:visited-style-name="Index_20_Link">Circle select<text:tab/>37</text:a></text:p>
          <text:p text:style-name="P171"><text:a xlink:type="simple" xlink:href="#__RefHeading___Toc8796_3269378711" text:style-name="Index_20_Link" text:visited-style-name="Index_20_Link">Lasso Select<text:tab/>37</text:a></text:p>
          <text:p text:style-name="P171"><text:a xlink:type="simple" xlink:href="#__RefHeading___Toc8890_39973394201" text:style-name="Index_20_Link" text:visited-style-name="Index_20_Link">All<text:tab/>37</text:a></text:p>
          <text:p text:style-name="P171"><text:a xlink:type="simple" xlink:href="#__RefHeading___Toc1077_207436527411211" text:style-name="Index_20_Link" text:visited-style-name="Index_20_Link">None<text:tab/>37</text:a></text:p>
          <text:p text:style-name="P171"><text:a xlink:type="simple" xlink:href="#__RefHeading___Toc1079_207436527411211" text:style-name="Index_20_Link" text:visited-style-name="Index_20_Link">Inverse<text:tab/>37</text:a></text:p>
          <text:p text:style-name="P171"><text:a xlink:type="simple" xlink:href="#__RefHeading___Toc9033_3997339420" text:style-name="Index_20_Link" text:visited-style-name="Index_20_Link">Grouped<text:tab/>37</text:a></text:p>
          <text:p text:style-name="P171"><text:a xlink:type="simple" xlink:href="#__RefHeading___Toc9035_3997339420" text:style-name="Index_20_Link" text:visited-style-name="Index_20_Link">Constraint Targets<text:tab/>37</text:a></text:p>
          <text:p text:style-name="P171"><text:a xlink:type="simple" xlink:href="#__RefHeading___Toc2189_207436527411" text:style-name="Index_20_Link" text:visited-style-name="Index_20_Link">By Pattern<text:tab/>37</text:a></text:p>
          <text:p text:style-name="P172"><text:a xlink:type="simple" xlink:href="#__RefHeading___Toc3222_789649834111" text:style-name="Index_20_Link" text:visited-style-name="Index_20_Link">Pattern<text:tab/>38</text:a></text:p>
          <text:p text:style-name="P172"><text:a xlink:type="simple" xlink:href="#__RefHeading___Toc3224_789649834111" text:style-name="Index_20_Link" text:visited-style-name="Index_20_Link">Case Sensitive<text:tab/>38</text:a></text:p>
          <text:p text:style-name="P172"><text:a xlink:type="simple" xlink:href="#__RefHeading___Toc3226_789649834111" text:style-name="Index_20_Link" text:visited-style-name="Index_20_Link">Extend<text:tab/>38</text:a></text:p>
          <text:p text:style-name="P172"><text:a xlink:type="simple" xlink:href="#__RefHeading___Toc3228_789649834111" text:style-name="Index_20_Link" text:visited-style-name="Index_20_Link">Last Operator Select Pattern<text:tab/>38</text:a></text:p>
          <text:p text:style-name="P171"><text:a xlink:type="simple" xlink:href="#__RefHeading___Toc9037_3997339420" text:style-name="Index_20_Link" text:visited-style-name="Index_20_Link">Flip Active<text:tab/>38</text:a></text:p>
          <text:p text:style-name="P172"><text:a xlink:type="simple" xlink:href="#__RefHeading___Toc9313_3997339420" text:style-name="Index_20_Link" text:visited-style-name="Index_20_Link">Last Operator Flip Active/Selected Bone<text:tab/>38</text:a></text:p>
          <text:p text:style-name="P173"><text:a xlink:type="simple" xlink:href="#__RefHeading___Toc9315_3997339420" text:style-name="Index_20_Link" text:visited-style-name="Index_20_Link">Active Only<text:tab/>38</text:a></text:p>
          <text:p text:style-name="P173"><text:a xlink:type="simple" xlink:href="#__RefHeading___Toc9317_3997339420" text:style-name="Index_20_Link" text:visited-style-name="Index_20_Link">Extend<text:tab/>38</text:a></text:p>
          <text:p text:style-name="P172"><text:a xlink:type="simple" xlink:href="#__RefHeading___Toc9319_3997339420" text:style-name="Index_20_Link" text:visited-style-name="Index_20_Link">Parent<text:tab/>38</text:a></text:p>
          <text:p text:style-name="P172"><text:a xlink:type="simple" xlink:href="#__RefHeading___Toc2220_20743652742" text:style-name="Index_20_Link" text:visited-style-name="Index_20_Link">Child<text:tab/>38</text:a></text:p>
          <text:p text:style-name="P172"><text:a xlink:type="simple" xlink:href="#__RefHeading___Toc2222_20743652742" text:style-name="Index_20_Link" text:visited-style-name="Index_20_Link">Extend Parent<text:tab/>39</text:a></text:p>
          <text:p text:style-name="P172"><text:a xlink:type="simple" xlink:href="#__RefHeading___Toc2224_20743652742" text:style-name="Index_20_Link" text:visited-style-name="Index_20_Link">Extend Child<text:tab/>39</text:a></text:p>
          <text:p text:style-name="P170"><text:a xlink:type="simple" xlink:href="#__RefHeading___Toc9031_39973394201" text:style-name="Index_20_Link" text:visited-style-name="Index_20_Link">Lattice Object - Edit Mode<text:tab/>39</text:a></text:p>
          <text:p text:style-name="P171"><text:a xlink:type="simple" xlink:href="#__RefHeading___Toc4851_1514497418" text:style-name="Index_20_Link" text:visited-style-name="Index_20_Link">Legacy<text:tab/>39</text:a></text:p>
          <text:p text:style-name="P172"><text:a xlink:type="simple" xlink:href="#__RefHeading___Toc4887_1514497418" text:style-name="Index_20_Link" text:visited-style-name="Index_20_Link">Box select<text:tab/>39</text:a></text:p>
          <text:p text:style-name="P172"><text:a xlink:type="simple" xlink:href="#__RefHeading___Toc4889_1514497418" text:style-name="Index_20_Link" text:visited-style-name="Index_20_Link">Circle select<text:tab/>39</text:a></text:p>
          <text:p text:style-name="P171"><text:a xlink:type="simple" xlink:href="#__RefHeading___Toc8798_3269378711" text:style-name="Index_20_Link" text:visited-style-name="Index_20_Link">Lasso Select<text:tab/>39</text:a></text:p>
          <text:p text:style-name="P171"><text:a xlink:type="simple" xlink:href="#__RefHeading___Toc8890_399733942011" text:style-name="Index_20_Link" text:visited-style-name="Index_20_Link">All<text:tab/>39</text:a></text:p>
          <text:p text:style-name="P171"><text:a xlink:type="simple" xlink:href="#__RefHeading___Toc1077_2074365274112111" text:style-name="Index_20_Link" text:visited-style-name="Index_20_Link">None<text:tab/>40</text:a></text:p>
          <text:p text:style-name="P171"><text:a xlink:type="simple" xlink:href="#__RefHeading___Toc1079_2074365274112111" text:style-name="Index_20_Link" text:visited-style-name="Index_20_Link">Inverse<text:tab/>40</text:a></text:p>
          <text:p text:style-name="P171"><text:a xlink:type="simple" xlink:href="#__RefHeading___Toc9201_3997339420" text:style-name="Index_20_Link" text:visited-style-name="Index_20_Link">Mirror<text:tab/>40</text:a></text:p>
          <text:p text:style-name="P172"><text:a xlink:type="simple" xlink:href="#__RefHeading___Toc3277_78964983412" text:style-name="Index_20_Link" text:visited-style-name="Index_20_Link">Last Operator Select Mirror<text:tab/>40</text:a></text:p>
          <text:p text:style-name="P173"><text:a xlink:type="simple" xlink:href="#__RefHeading___Toc9321_3997339420" text:style-name="Index_20_Link" text:visited-style-name="Index_20_Link">Axis<text:tab/>40</text:a></text:p>
          <text:p text:style-name="P173"><text:a xlink:type="simple" xlink:href="#__RefHeading___Toc3279_78964983412" text:style-name="Index_20_Link" text:visited-style-name="Index_20_Link">Extend<text:tab/>40</text:a></text:p>
          <text:p text:style-name="P171"><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40</text:a></text:p>
          <text:p text:style-name="P172"><text:a xlink:type="simple" xlink:href="#__RefHeading___Toc2815_37123932751" text:style-name="Index_20_Link" text:visited-style-name="Index_20_Link">Last Operator Select Ungrouped<text:tab/>40</text:a></text:p>
          <text:p text:style-name="P173"><text:a xlink:type="simple" xlink:href="#__RefHeading___Toc2817_37123932751" text:style-name="Index_20_Link" text:visited-style-name="Index_20_Link">Extend<text:tab/>40</text:a></text:p>
          <text:p text:style-name="P171"><text:a xlink:type="simple" xlink:href="#__RefHeading___Toc9203_3997339420" text:style-name="Index_20_Link" text:visited-style-name="Index_20_Link">More<text:tab/>40</text:a></text:p>
          <text:p text:style-name="P171"><text:a xlink:type="simple" xlink:href="#__RefHeading___Toc2823_37123932751" text:style-name="Index_20_Link" text:visited-style-name="Index_20_Link">Less<text:tab/>40</text:a></text:p>
          <text:p text:style-name="P170"><text:a xlink:type="simple" xlink:href="#__RefHeading___Toc4972_1561880822" text:style-name="Index_20_Link" text:visited-style-name="Index_20_Link">Particles - Particle Mode<text:tab/>41</text:a></text:p>
          <text:p text:style-name="P171"><text:a xlink:type="simple" xlink:href="#__RefHeading___Toc4853_1514497418" text:style-name="Index_20_Link" text:visited-style-name="Index_20_Link">Legacy<text:tab/>41</text:a></text:p>
          <text:p text:style-name="P172"><text:a xlink:type="simple" xlink:href="#__RefHeading___Toc4891_1514497418" text:style-name="Index_20_Link" text:visited-style-name="Index_20_Link">Box select<text:tab/>41</text:a></text:p>
          <text:p text:style-name="P172"><text:a xlink:type="simple" xlink:href="#__RefHeading___Toc4893_1514497418" text:style-name="Index_20_Link" text:visited-style-name="Index_20_Link">Circle select<text:tab/>41</text:a></text:p>
          <text:p text:style-name="P171"><text:a xlink:type="simple" xlink:href="#__RefHeading___Toc8800_3269378711" text:style-name="Index_20_Link" text:visited-style-name="Index_20_Link">Lasso Select<text:tab/>41</text:a></text:p>
          <text:p text:style-name="P171"><text:a xlink:type="simple" xlink:href="#__RefHeading___Toc4974_1561880822" text:style-name="Index_20_Link" text:visited-style-name="Index_20_Link">All<text:tab/>41</text:a></text:p>
          <text:p text:style-name="P171"><text:a xlink:type="simple" xlink:href="#__RefHeading___Toc1077_20743652741121111" text:style-name="Index_20_Link" text:visited-style-name="Index_20_Link">None<text:tab/>41</text:a></text:p>
          <text:p text:style-name="P171"><text:a xlink:type="simple" xlink:href="#__RefHeading___Toc1079_20743652741121111" text:style-name="Index_20_Link" text:visited-style-name="Index_20_Link">Inverse<text:tab/>41</text:a></text:p>
          <text:p text:style-name="P171"><text:a xlink:type="simple" xlink:href="#__RefHeading___Toc4976_1561880822" text:style-name="Index_20_Link" text:visited-style-name="Index_20_Link">More<text:tab/>42</text:a></text:p>
          <text:p text:style-name="P171"><text:a xlink:type="simple" xlink:href="#__RefHeading___Toc2823_371239327511" text:style-name="Index_20_Link" text:visited-style-name="Index_20_Link">Less<text:tab/>42</text:a></text:p>
          <text:p text:style-name="P171"><text:a xlink:type="simple" xlink:href="#__RefHeading___Toc4462_4119522622" text:style-name="Index_20_Link" text:visited-style-name="Index_20_Link">Linked<text:tab/>42</text:a></text:p>
          <text:p text:style-name="P171"><text:a xlink:type="simple" xlink:href="#__RefHeading___Toc4978_1561880822" text:style-name="Index_20_Link" text:visited-style-name="Index_20_Link">Random<text:tab/>42</text:a></text:p>
          <text:p text:style-name="P172"><text:soft-page-break/><text:a xlink:type="simple" xlink:href="#__RefHeading___Toc3281_78964983411" text:style-name="Index_20_Link" text:visited-style-name="Index_20_Link">Last Operator Select Random<text:tab/>42</text:a></text:p>
          <text:p text:style-name="P173"><text:a xlink:type="simple" xlink:href="#__RefHeading___Toc3283_78964983411" text:style-name="Index_20_Link" text:visited-style-name="Index_20_Link">Percent<text:tab/>42</text:a></text:p>
          <text:p text:style-name="P173"><text:a xlink:type="simple" xlink:href="#__RefHeading___Toc3285_78964983411" text:style-name="Index_20_Link" text:visited-style-name="Index_20_Link">Random Seed<text:tab/>42</text:a></text:p>
          <text:p text:style-name="P173"><text:a xlink:type="simple" xlink:href="#__RefHeading___Toc3287_78964983411" text:style-name="Index_20_Link" text:visited-style-name="Index_20_Link">Action<text:tab/>42</text:a></text:p>
          <text:p text:style-name="P173"><text:a xlink:type="simple" xlink:href="#__RefHeading___Toc4980_1561880822" text:style-name="Index_20_Link" text:visited-style-name="Index_20_Link">Type<text:tab/>42</text:a></text:p>
        </text:index-body>
      </text:table-of-content>
      <text:p text:style-name="Standard"/>
      <text:p text:style-name="P163"/>
      <table:table table:name="Tabelle1" table:style-name="Tabelle1">
        <table:table-column table:style-name="Tabelle1.A"/>
        <table:table-row table:style-name="TableLine2192504269360">
          <table:table-cell table:style-name="Tabelle1.A1" office:value-type="string">
            <text:h text:style-name="P181" text:outline-level="1"><text:bookmark-start text:name="__RefHeading___Toc1073_2074365274"/>Select menu<text:bookmark-end text:name="__RefHeading___Toc1073_2074365274"/></text:h>
          </table:table-cell>
        </table:table-row>
      </table:table>
      <text:p text:style-name="P4"/>
      <text:p text:style-name="P17">The Select menu provides you with all functionality around selecting. The content differs, dependent in which mode you are, and what object type you have selected. Some select functionality is very special for just one object type in one special mode. But not every mode has a select menu.</text:p>
      <text:p text:style-name="P5"/>
      <text:p text:style-name="P4"/>
      <table:table table:name="Tabelle21" table:style-name="Tabelle21">
        <table:table-column table:style-name="Tabelle21.A"/>
        <table:table-row table:style-name="TableLine2192504265824">
          <table:table-cell table:style-name="Tabelle21.A1" office:value-type="string">
            <text:h text:style-name="P182" text:outline-level="1"><text:bookmark-start text:name="__RefHeading___Toc3406_3569538659"/>Object Mode - Select menu<text:bookmark-end text:name="__RefHeading___Toc3406_3569538659"/></text:h>
          </table:table-cell>
        </table:table-row>
      </table:table>
      <text:p text:style-name="P3"/>
      <text:p text:style-name="Text_20_body"><draw:frame draw:style-name="fr2" draw:name="Bild98" text:anchor-type="paragraph" svg:y="0.0354in" svg:width="0.9925in" svg:height="2.2126in" draw:z-index="0"><draw:image xlink:href="Pictures/10000001000000950000014C9A36A15D7F63980F.png" xlink:type="simple" xlink:show="embed" xlink:actuate="onLoad" draw:mime-type="image/png"/></draw:frame>The select menu in Object mode is for all object types equal. It provides you with several selection methods.</text:p>
      <text:p text:style-name="Text_20_body"/>
      <text:p text:style-name="Text_20_body"/>
      <text:p text:style-name="Text_20_body"/>
      <text:p text:style-name="Text_20_body"/>
      <text:p text:style-name="Text_20_body"/>
      <text:h text:style-name="Heading_20_2" text:outline-level="2"><draw:frame draw:style-name="fr2" draw:name="Bild2" text:anchor-type="paragraph" svg:y="0.3591in" svg:width="2.2598in" svg:height="0.3154in" draw:z-index="98"><draw:image xlink:href="Pictures/10000000000001530000002FC1F9DF02291C1C48.jpg" xlink:type="simple" xlink:show="embed" xlink:actuate="onLoad" draw:mime-type="image/jpeg"/></draw:frame><text:bookmark-start text:name="__RefHeading___Toc4512_2050212898"/>Legacy<text:bookmark-end text:name="__RefHeading___Toc4512_2050212898"/></text:h>
      <text:p text:style-name="P156">The legacy sub menu contains tools that exists in the tool shelf already. It's the old way to do things. Different to the tools in the tool shelf, these tools are<text:span text:style-name="T62"> usually</text:span> modal. And performs once. You have to call them again in case you want to repeat the tool.</text:p>
      <text:h text:style-name="Heading_20_3" text:outline-level="3"><text:bookmark-start text:name="__RefHeading___Toc4855_1514497418"/>Box select<text:bookmark-end text:name="__RefHeading___Toc4855_1514497418"/></text:h>
      <text:p text:style-name="Text_20_body">Draw a rectangle to select everything inside of the rectangle.</text:p>
      <text:p text:style-name="Text_20_body"><text:span text:style-name="T62">It automatically adds to the current selection. Holding down shift subtracts from</text:span> the selection.</text:p>
      <text:h text:style-name="Heading_20_3" text:outline-level="3"><text:bookmark-start text:name="__RefHeading___Toc4857_1514497418"/>Circle select<text:bookmark-end text:name="__RefHeading___Toc4857_1514497418"/></text:h>
      <text:p text:style-name="Text_20_body">Brush select content. The radius of the brush can be adjusted by holding down left mouse button and using the scroll wheel or the + or - button at the numpad.</text:p>
      <text:p text:style-name="P176"><text:span text:style-name="T62">It automatically adds to the current selection. Holding down shift subtracts from</text:span> the selection.<text:span text:style-name="T62"> </text:span>To exit the <text:span text:style-name="T62">circle select </text:span>tool click with the right mouse button.</text:p>
      <text:h text:style-name="P194" text:outline-level="2"><draw:frame draw:style-name="fr2" draw:name="Bild73" text:anchor-type="paragraph" svg:y="0.2134in" svg:width="2.4016in" svg:height="0.7917in" draw:z-index="109"><draw:image xlink:href="Pictures/100000010000016800000077D5CD5368A46C8244.png" xlink:type="simple" xlink:show="embed" xlink:actuate="onLoad" draw:mime-type="image/png"/></draw:frame><text:bookmark-start text:name="__RefHeading___Toc8782_3269378711"/>Lasso Select<text:bookmark-end text:name="__RefHeading___Toc8782_3269378711"/></text:h>
      <text:p text:style-name="P177">A sub menu with the available lasso select modes. </text:p>
      <text:h text:style-name="Heading_20_2" text:outline-level="2"><text:bookmark-start text:name="__RefHeading___Toc1075_2074365274"/>All <text:bookmark-end text:name="__RefHeading___Toc1075_2074365274"/></text:h>
      <text:p text:style-name="P6">Select everything.</text:p>
      <text:h text:style-name="Heading_20_2" text:outline-level="2"><text:bookmark-start text:name="__RefHeading___Toc1077_2074365274"/><text:soft-page-break/>None<text:bookmark-end text:name="__RefHeading___Toc1077_2074365274"/></text:h>
      <text:p text:style-name="P6">Select nothing.</text:p>
      <text:h text:style-name="Heading_20_2" text:outline-level="2"><text:bookmark-start text:name="__RefHeading___Toc1079_2074365274"/>Inverse<text:bookmark-end text:name="__RefHeading___Toc1079_2074365274"/></text:h>
      <text:p text:style-name="P6">Invert the current selection.</text:p>
      <text:p text:style-name="Horizontal_20_Line"/>
      <text:h text:style-name="P195" text:outline-level="2"><draw:frame draw:style-name="fr4" draw:name="Bild4" text:anchor-type="paragraph" svg:width="1.4055in" svg:height="1.6374in" draw:z-index="1"><draw:image xlink:href="Pictures/10000001000000D3000000F629BE86F220AE8F03.png" xlink:type="simple" xlink:show="embed" xlink:actuate="onLoad" draw:mime-type="image/png"/></draw:frame><text:bookmark-start text:name="__RefHeading___Toc2138_2074365274"/>Grouped<text:bookmark-end text:name="__RefHeading___Toc2138_2074365274"/></text:h>
      <text:p text:style-name="P87">Select different types of objects within the group. It requires to have a group selected.</text:p>
      <text:p text:style-name="P87">The menu items are pretty self explaining. So we won't go into detail here.</text:p>
      <text:p text:style-name="P87"/>
      <text:p text:style-name="P87"/>
      <text:p text:style-name="P87"/>
      <text:h text:style-name="P222" text:outline-level="3"><draw:frame draw:style-name="fr2" draw:name="Bild9" text:anchor-type="paragraph" svg:y="0.0563in" svg:width="1.8661in" svg:height="0.5472in" draw:z-index="2"><draw:image xlink:href="Pictures/100000000000011800000052FAD90F59E5EF9DDF.jpg" xlink:type="simple" xlink:show="embed" xlink:actuate="onLoad" draw:mime-type="image/jpeg"/></draw:frame><text:bookmark-start text:name="__RefHeading___Toc3267_7896498341"/>Last Operator Select Grouped<text:bookmark-end text:name="__RefHeading___Toc3267_7896498341"/></text:h>
      <text:h text:style-name="Heading_20_4" text:outline-level="4"><text:bookmark-start text:name="__RefHeading___Toc3269_7896498341"/>Extend<text:bookmark-end text:name="__RefHeading___Toc3269_7896498341"/></text:h>
      <text:p text:style-name="P82">Extends existing selection instead of deselecting everything first.</text:p>
      <text:h text:style-name="Heading_20_4" text:outline-level="4"><text:bookmark-start text:name="__RefHeading___Toc3271_7896498341"/>Type<text:bookmark-end text:name="__RefHeading___Toc3271_7896498341"/></text:h>
      <text:p text:style-name="P82">Type is a drop-down list choose the Linked type again.</text:p>
      <text:p text:style-name="P93"/>
      <text:h text:style-name="P195" text:outline-level="2"><draw:frame draw:style-name="fr2" draw:name="Bild18" text:anchor-type="paragraph" svg:y="0.1772in" svg:width="1.4217in" svg:height="0.8543in" draw:z-index="3"><draw:image xlink:href="Pictures/10000000000000D50000008024FB192526E70700.jpg" xlink:type="simple" xlink:show="embed" xlink:actuate="onLoad" draw:mime-type="image/jpeg"/></draw:frame><text:bookmark-start text:name="__RefHeading___Toc2942_7082876531"/>Linked<text:bookmark-end text:name="__RefHeading___Toc2942_7082876531"/></text:h>
      <text:p text:style-name="P82">Linked is a menu select different types.</text:p>
      <text:p text:style-name="P92"><text:span text:style-name="T5">Select</text:span> all objects <text:span text:style-name="T5">that shares a common </text:span>data-block with the active object. <text:span text:style-name="Emphasis">Select Linked</text:span> uses the active object as a basis to select all others. </text:p>
      <text:h text:style-name="P222" text:outline-level="3"><text:bookmark-start text:name="__RefHeading___Toc3236_7896498341"/>Object Data <text:bookmark-end text:name="__RefHeading___Toc3236_7896498341"/></text:h>
      <text:p text:style-name="P92">Selects every object that is linked to the same Object Data.</text:p>
      <text:h text:style-name="P222" text:outline-level="3"><text:bookmark-start text:name="__RefHeading___Toc3238_7896498341"/>Material <text:bookmark-end text:name="__RefHeading___Toc3238_7896498341"/></text:h>
      <text:p text:style-name="P92">Selects every object that is linked to the same material data-block. </text:p>
      <text:h text:style-name="P223" text:outline-level="3"><text:bookmark-start text:name="__RefHeading___Toc3240_7896498341"/>Instanced Collection<text:bookmark-end text:name="__RefHeading___Toc3240_7896498341"/></text:h>
      <text:p text:style-name="P92">Selects every object that is linked to <text:span text:style-name="T32">the instanced collection.</text:span></text:p>
      <text:h text:style-name="P222" text:outline-level="3"><text:bookmark-start text:name="__RefHeading___Toc3244_7896498341"/>Particle System <text:bookmark-end text:name="__RefHeading___Toc3244_7896498341"/></text:h>
      <text:p text:style-name="P92"><text:span text:style-name="T6">Selects all objects that use the same </text:span><text:span text:style-name="Emphasis"><text:span text:style-name="T6">Particle System</text:span></text:span><text:span text:style-name="T6">. </text:span></text:p>
      <text:h text:style-name="P222" text:outline-level="3"><text:bookmark-start text:name="__RefHeading___Toc3246_7896498341"/><text:soft-page-break/>Library <text:bookmark-end text:name="__RefHeading___Toc3246_7896498341"/></text:h>
      <text:p text:style-name="P92">Selects all objects that are in the same Library<text:span text:style-name="T32">.</text:span></text:p>
      <text:h text:style-name="P222" text:outline-level="3"><text:bookmark-start text:name="__RefHeading___Toc3248_7896498341"/>Library (Object Data) <text:bookmark-end text:name="__RefHeading___Toc3248_7896498341"/></text:h>
      <text:p text:style-name="P78"><text:span text:style-name="T6">Selects all objects that are in the same Library and limited to </text:span><text:span text:style-name="Emphasis"><text:span text:style-name="T6">object data</text:span></text:span><text:span text:style-name="T6">. </text:span></text:p>
      <text:p text:style-name="P100"/>
      <text:h text:style-name="P196" text:outline-level="2"><draw:frame draw:style-name="fr2" draw:name="Bild20" text:anchor-type="paragraph" svg:y="0.2602in" svg:width="1.4134in" svg:height="1.9134in" draw:z-index="4"><draw:image xlink:href="Pictures/10000001000000D40000011FB63F5ECA45ED0B14.png" xlink:type="simple" xlink:show="embed" xlink:actuate="onLoad" draw:mime-type="image/png"/></draw:frame><text:bookmark-start text:name="__RefHeading___Toc2930_7082876531"/>All by Type<text:bookmark-end text:name="__RefHeading___Toc2930_7082876531"/></text:h>
      <text:p text:style-name="P94">Select<text:span text:style-name="T33"> objects of a specific type.</text:span></text:p>
      <text:p text:style-name="P94">The menu items are pretty self explaining. So we won't cover every single menu item here.</text:p>
      <text:p text:style-name="P94"/>
      <text:p text:style-name="P94"/>
      <text:p text:style-name="P94"/>
      <text:h text:style-name="P224" text:outline-level="3"><draw:frame draw:style-name="fr4" draw:name="Bild22" text:anchor-type="paragraph" svg:width="1.878in" svg:height="0.5516in" draw:z-index="5"><draw:image xlink:href="Pictures/100000010000011A00000053BE81BE39CA347942.png" xlink:type="simple" xlink:show="embed" xlink:actuate="onLoad" draw:mime-type="image/png"/></draw:frame><text:bookmark-start text:name="__RefHeading___Toc2932_7082876531"/>Last Operator Select By Type<text:bookmark-end text:name="__RefHeading___Toc2932_7082876531"/></text:h>
      <text:h text:style-name="P99" text:outline-level="4"><text:bookmark-start text:name="__RefHeading___Toc2934_7082876531"/>Extend<text:bookmark-end text:name="__RefHeading___Toc2934_7082876531"/></text:h>
      <text:p text:style-name="P94">With this option activated the selection does not clear<text:span text:style-name="T5"> before performing the selection operation</text:span>, but extends. This means when you have a mesh object selected, and want to select all objects by type curve, then the mesh object is still selected. Without Extend just the curve objects are selected. The mesh object gets deselected.</text:p>
      <text:h text:style-name="P99" text:outline-level="4"><text:bookmark-start text:name="__RefHeading___Toc2936_7082876531"/>Type<text:bookmark-end text:name="__RefHeading___Toc2936_7082876531"/></text:h>
      <text:p text:style-name="P94">Type is a drop-down box choose the object type to select again.</text:p>
      <text:p text:style-name="Horizontal_20_Line"/>
      <text:h text:style-name="P196" text:outline-level="2"><text:bookmark-start text:name="__RefHeading___Toc2185_2074365274"/>Random<text:bookmark-end text:name="__RefHeading___Toc2185_2074365274"/></text:h>
      <text:p text:style-name="P88">Selects random objects.</text:p>
      <text:h text:style-name="P224" text:outline-level="3"><draw:frame draw:style-name="fr2" draw:name="Bild26" text:anchor-type="paragraph" svg:y="0.0256in" svg:width="1.8744in" svg:height="0.7008in" draw:z-index="6"><draw:image xlink:href="Pictures/10000001000001190000006953F6DD554C97CE7F.png" xlink:type="simple" xlink:show="embed" xlink:actuate="onLoad" draw:mime-type="image/png"/></draw:frame><text:bookmark-start text:name="__RefHeading___Toc3281_7896498341"/>Last Operator Select <text:span text:style-name="T7">Random</text:span><text:bookmark-end text:name="__RefHeading___Toc3281_7896498341"/></text:h>
      <text:h text:style-name="Heading_20_4" text:outline-level="4"><text:bookmark-start text:name="__RefHeading___Toc3283_7896498341"/>Percent<text:bookmark-end text:name="__RefHeading___Toc3283_7896498341"/></text:h>
      <text:p text:style-name="P88">The Percentage of objects that should be selected randomly.</text:p>
      <text:h text:style-name="Heading_20_4" text:outline-level="4"><text:bookmark-start text:name="__RefHeading___Toc3285_7896498341"/>Random Seed<text:bookmark-end text:name="__RefHeading___Toc3285_7896498341"/></text:h>
      <text:p text:style-name="P88">The Seed for the random number generator.</text:p>
      <text:h text:style-name="Heading_20_4" text:outline-level="4"><text:bookmark-start text:name="__RefHeading___Toc3287_7896498341"/>Action<text:bookmark-end text:name="__RefHeading___Toc3287_7896498341"/></text:h>
      <text:p text:style-name="P88">Action is a drop-down box choose if you want to select or to deselect random.</text:p>
      <text:p text:style-name="Horizontal_20_Line"><text:soft-page-break/></text:p>
      <text:h text:style-name="P196" text:outline-level="2"><text:bookmark-start text:name="__RefHeading___Toc2187_2074365274"/>Mirror <text:span text:style-name="T33">Selection</text:span><text:bookmark-end text:name="__RefHeading___Toc2187_2074365274"/></text:h>
      <text:p text:style-name="P88">Select the mirrored parts of an object. For example for L.Sword it selects R.Sword.</text:p>
      <text:h text:style-name="P224" text:outline-level="3"><draw:frame draw:style-name="fr2" draw:name="Bild27" text:anchor-type="paragraph" svg:y="0.0256in" svg:width="1.878in" svg:height="0.4055in" draw:z-index="7"><draw:image xlink:href="Pictures/100000010000011A0000003DE0537E3E62ED4864.png" xlink:type="simple" xlink:show="embed" xlink:actuate="onLoad" draw:mime-type="image/png"/></draw:frame><text:bookmark-start text:name="__RefHeading___Toc3277_7896498341"/>Last Operator Select <text:span text:style-name="T7">Mirror</text:span><text:bookmark-end text:name="__RefHeading___Toc3277_7896498341"/></text:h>
      <text:h text:style-name="Heading_20_4" text:outline-level="4"><text:bookmark-start text:name="__RefHeading___Toc3279_7896498341"/>Extend<text:bookmark-end text:name="__RefHeading___Toc3279_7896498341"/></text:h>
      <text:p text:style-name="P83">Extends existing selection instead of deselecting everything first.</text:p>
      <text:p text:style-name="P79"/>
      <text:h text:style-name="P196" text:outline-level="2"><text:bookmark-start text:name="__RefHeading___Toc2189_2074365274"/>By Pattern<text:bookmark-end text:name="__RefHeading___Toc2189_2074365274"/></text:h>
      <text:p text:style-name="P98">Selects all objects whose name matches <text:span text:style-name="T5">the entered string. For missing parts you need to add an asterix. </text:span></text:p>
      <text:p text:style-name="P83">For example, you have four cubes in the scene. Cube, Cube.001, Cube.002 and mycube3. Then the term " Cube " will just select the first cube. While the term " Cube* " will select the first three. And " *cube* " will select all four.</text:p>
      <text:p text:style-name="P98">Supported wild-cards: </text:p>
      <text:p text:style-name="P98"><draw:frame draw:style-name="fr2" draw:name="Bild28" text:anchor-type="paragraph" svg:y="0.2654in" svg:width="2.0752in" svg:height="0.5516in" draw:z-index="8"><draw:image xlink:href="Pictures/1000000100000137000000539055BE0E18CDF16B.png" xlink:type="simple" xlink:show="embed" xlink:actuate="onLoad" draw:mime-type="image/png"/></draw:frame>* matches everything<text:line-break/>? matches any single character<text:line-break/>[abc] matches characters in “abc”<text:line-break/>[!abc] match any character not in “abc”</text:p>
      <text:p text:style-name="P83">The tool operates immediately at entering the string.</text:p>
      <text:h text:style-name="P99" text:outline-level="4"><text:bookmark-start text:name="__RefHeading___Toc3222_7896498341"/>Pattern<text:bookmark-end text:name="__RefHeading___Toc3222_7896498341"/></text:h>
      <text:p text:style-name="P83">Type in your string.</text:p>
      <text:h text:style-name="P99" text:outline-level="4"><text:bookmark-start text:name="__RefHeading___Toc3224_7896498341"/>Case Sensitive<text:bookmark-end text:name="__RefHeading___Toc3224_7896498341"/></text:h>
      <text:p text:style-name="P83">When ticked then the string comparison happens by taking upper and lower letters into account.</text:p>
      <text:h text:style-name="P99" text:outline-level="4"><text:bookmark-start text:name="__RefHeading___Toc3226_7896498341"/>Extend<text:bookmark-end text:name="__RefHeading___Toc3226_7896498341"/></text:h>
      <text:p text:style-name="P83">Extends existing selection instead of deselecting everything first.</text:p>
      <text:h text:style-name="P245" text:outline-level="5"><draw:frame draw:style-name="fr2" draw:name="Bild29" text:anchor-type="paragraph" svg:y="0.0929in" svg:width="2.0472in" svg:height="0.5193in" draw:z-index="9"><draw:image xlink:href="Pictures/10000001000001330000004EEE87B244D49EAC91.png" xlink:type="simple" xlink:show="embed" xlink:actuate="onLoad" draw:mime-type="image/png"/></draw:frame><text:bookmark-start text:name="__RefHeading___Toc3228_7896498341"/>Last Operator Select Pattern<text:bookmark-end text:name="__RefHeading___Toc3228_7896498341"/></text:h>
      <text:p text:style-name="P83">The Last Operator Select Pattern contains the same menu items than the pop-up. <text:span text:style-name="T33">So see above. Also, it does not appear in the 3D view. But when you call it from the edit menu or with hotkey.</text:span></text:p>
      <text:p text:style-name="Horizontal_20_Line"/>
      <text:h text:style-name="P197" text:outline-level="2"><text:bookmark-start text:name="__RefHeading___Toc2210_2074365274"/><text:span text:style-name="T34">Active </text:span>Camera <text:bookmark-end text:name="__RefHeading___Toc2210_2074365274"/></text:h>
      <text:p text:style-name="P89">Selects the active camera.</text:p>
      <text:p text:style-name="Horizontal_20_Line"><text:soft-page-break/></text:p>
      <text:h text:style-name="Heading_20_2" text:outline-level="2"><draw:frame draw:style-name="fr2" draw:name="Bild30" text:anchor-type="paragraph" svg:y="0.1091in" svg:width="1.4252in" svg:height="0.9807in" draw:z-index="10"><draw:image xlink:href="Pictures/10000001000000D600000093A067B2AC136BA5C9.png" xlink:type="simple" xlink:show="embed" xlink:actuate="onLoad" draw:mime-type="image/png"/></draw:frame><text:bookmark-start text:name="__RefHeading___Toc2212_2074365274"/>More/ Less<text:bookmark-end text:name="__RefHeading___Toc2212_2074365274"/></text:h>
      <text:h text:style-name="Heading_20_3" text:outline-level="3"><text:bookmark-start text:name="__RefHeading___Toc2214_2074365274"/>More<text:bookmark-end text:name="__RefHeading___Toc2214_2074365274"/></text:h>
      <text:p text:style-name="P95">More requires to have a parent or child relationship.<text:span text:style-name="T34"> </text:span>It expands the selection.</text:p>
      <text:h text:style-name="Heading_20_3" text:outline-level="3"><text:bookmark-start text:name="__RefHeading___Toc2216_2074365274"/>Less<text:bookmark-end text:name="__RefHeading___Toc2216_2074365274"/></text:h>
      <text:p text:style-name="P95">Less requires to have a parent or child relationship. It reduces the selection.</text:p>
      <text:h text:style-name="Heading_20_3" text:outline-level="3"><text:bookmark-start text:name="__RefHeading___Toc2218_2074365274"/>Parent<text:bookmark-end text:name="__RefHeading___Toc2218_2074365274"/></text:h>
      <text:p text:style-name="P95">Parent requires to have a parent or child relationship. It selects the parent object of the currently selected object(s).</text:p>
      <text:h text:style-name="Heading_20_3" text:outline-level="3"><text:bookmark-start text:name="__RefHeading___Toc2220_2074365274"/>Child <text:bookmark-end text:name="__RefHeading___Toc2220_2074365274"/></text:h>
      <text:p text:style-name="P95">Child requires to have a parent or child relationship. It selects the child object(s) of the currently selected object(s).</text:p>
      <text:h text:style-name="Heading_20_3" text:outline-level="3"><text:bookmark-start text:name="__RefHeading___Toc2222_2074365274"/>Parent extended<text:bookmark-end text:name="__RefHeading___Toc2222_2074365274"/></text:h>
      <text:p text:style-name="P95">Parent extended requires to have a parent or child relationship. It selects the parent object of the currently selected object(s). But keeps the active object in the selection, even when it's not currently selected.</text:p>
      <text:h text:style-name="Heading_20_3" text:outline-level="3"><text:bookmark-start text:name="__RefHeading___Toc2224_2074365274"/>Child Extended<text:bookmark-end text:name="__RefHeading___Toc2224_2074365274"/></text:h>
      <text:p text:style-name="P95">Child Extended requires to have a parent or child relationship. It selects the child object(s) of the currently selected object(s). But keeps the active object in the selection, even when it's not currently selected.</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text:soft-page-break/></text:p>
      <table:table table:name="Tabelle3" table:style-name="Tabelle3">
        <table:table-column table:style-name="Tabelle3.A"/>
        <table:table-row table:style-name="TableLine2192504278880">
          <table:table-cell table:style-name="Tabelle3.A1" office:value-type="string">
            <text:h text:style-name="P183" text:outline-level="1"><text:bookmark-start text:name="__RefHeading___Toc2226_2074365274"/>E<text:span text:style-name="T35">dit Mode - Mesh Menu</text:span><text:bookmark-end text:name="__RefHeading___Toc2226_2074365274"/></text:h>
          </table:table-cell>
        </table:table-row>
      </table:table>
      <text:p text:style-name="P18"/>
      <text:p text:style-name="Text_20_body"><draw:frame draw:style-name="fr2" draw:name="Bild5" text:anchor-type="paragraph" svg:y="0.0354in" svg:width="1.4055in" svg:height="4.2874in" draw:z-index="11"><draw:image xlink:href="Pictures/10000001000000D30000028398A4D7D3A5C41BC2.png" xlink:type="simple" xlink:show="embed" xlink:actuate="onLoad" draw:mime-type="image/png"/></draw:frame>The select menu for a mesh object in Edit mode. </text:p>
      <text:p text:style-name="Text_20_body">A few tools here acts different, dependent in which mesh select mode you are. For example, when you are in mesh select method vertices, then the Random operator picks random vertices. </text:p>
      <text:p text:style-name="Text_20_body">So you might want to check the mesh select mode when something does not work in an expected way.</text:p>
      <text:p text:style-name="Text_20_body"/>
      <text:p text:style-name="Text_20_body"><draw:frame draw:style-name="fr5" draw:name="Bild23" text:anchor-type="paragraph" svg:y="0.0402in" svg:width="1.1256in" svg:height="0.1846in" draw:z-index="22"><draw:image xlink:href="Pictures/10000001000000A90000001C3112C1D52A97FF64.png" xlink:type="simple" xlink:show="embed" xlink:actuate="onLoad" draw:mime-type="image/png"/></draw:frame></text:p>
      <text:p text:style-name="Text_20_body"/>
      <text:p text:style-name="Text_20_body"/>
      <text:p text:style-name="Text_20_body"/>
      <text:p text:style-name="Text_20_body"/>
      <text:p text:style-name="Text_20_body"/>
      <text:p text:style-name="P117"/>
      <text:h text:style-name="P198" text:outline-level="2"><draw:frame draw:style-name="fr2" draw:name="Bild3" text:anchor-type="paragraph" svg:y="0.3591in" svg:width="2.2598in" svg:height="0.3154in" draw:z-index="99"><draw:image xlink:href="Pictures/10000000000001530000002FC1F9DF02291C1C48.jpg" xlink:type="simple" xlink:show="embed" xlink:actuate="onLoad" draw:mime-type="image/jpeg"/></draw:frame><text:bookmark-start text:name="__RefHeading___Toc4837_1514497418"/>Legacy<text:bookmark-end text:name="__RefHeading___Toc4837_1514497418"/></text:h>
      <text:p text:style-name="P157">The legacy sub menu contains tools that exists in the tool shelf already. It's the old way to do things. Different to the tools in the tool shelf, these tools are<text:span text:style-name="T62"> usually</text:span> modal. And performs once. You have to call them again in case you want to repeat the tool.</text:p>
      <text:h text:style-name="P225" text:outline-level="3"><text:bookmark-start text:name="__RefHeading___Toc4859_1514497418"/>Box select<text:bookmark-end text:name="__RefHeading___Toc4859_1514497418"/></text:h>
      <text:p text:style-name="P160">Draw a rectangle to select everything inside of the rectangle.</text:p>
      <text:p text:style-name="P160"><text:span text:style-name="T62">It automatically adds to the current selection. Holding down shift subtracts from</text:span> the selection.</text:p>
      <text:h text:style-name="P225" text:outline-level="3"><text:bookmark-start text:name="__RefHeading___Toc4861_1514497418"/>Circle select<text:bookmark-end text:name="__RefHeading___Toc4861_1514497418"/></text:h>
      <text:p text:style-name="P160">Brush select content. The radius of the brush can be adjusted by holding down left mouse button and using the scroll wheel or the + or - button at the numpad.</text:p>
      <text:p text:style-name="P118"><text:span text:style-name="T62">It automatically adds to the current selection. Holding down shift subtracts from</text:span> the selection.<text:span text:style-name="T62"> </text:span>To exit the <text:span text:style-name="T62">circle select </text:span>tool click with the right mouse button.</text:p>
      <text:h text:style-name="P194" text:outline-level="2"><draw:frame draw:style-name="fr2" draw:name="Bild82" text:anchor-type="paragraph" svg:y="0.2134in" svg:width="2.4016in" svg:height="0.7917in" draw:z-index="110"><draw:image xlink:href="Pictures/100000010000016800000077D5CD5368A46C8244.png" xlink:type="simple" xlink:show="embed" xlink:actuate="onLoad" draw:mime-type="image/png"/></draw:frame><text:bookmark-start text:name="__RefHeading___Toc8784_3269378711"/>Lasso Select<text:bookmark-end text:name="__RefHeading___Toc8784_3269378711"/></text:h>
      <text:p text:style-name="P177">A sub menu with the available lasso select modes. </text:p>
      <text:h text:style-name="P199" text:outline-level="2"><text:bookmark-start text:name="__RefHeading___Toc1075_20743652741"/><text:soft-page-break/>All <text:bookmark-end text:name="__RefHeading___Toc1075_20743652741"/></text:h>
      <text:p text:style-name="P7">Select everything.</text:p>
      <text:h text:style-name="P199" text:outline-level="2"><text:bookmark-start text:name="__RefHeading___Toc1077_20743652741"/>None<text:bookmark-end text:name="__RefHeading___Toc1077_20743652741"/></text:h>
      <text:p text:style-name="P7">Select nothing.</text:p>
      <text:h text:style-name="P199" text:outline-level="2"><text:bookmark-start text:name="__RefHeading___Toc1079_20743652741"/>Inverse<text:bookmark-end text:name="__RefHeading___Toc1079_20743652741"/></text:h>
      <text:p text:style-name="P7">Invert the current selection.</text:p>
      <text:p text:style-name="Horizontal_20_Line"/>
      <text:h text:style-name="Heading_20_2" text:outline-level="2"><text:bookmark-start text:name="__RefHeading___Toc1855_3676376814"/>Linked<text:bookmark-end text:name="__RefHeading___Toc1855_3676376814"/></text:h>
      <text:p text:style-name="P101"><draw:frame draw:style-name="fr4" draw:name="Bild10" text:anchor-type="paragraph" svg:width="1.2098in" svg:height="1.2563in" draw:z-index="12"><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01"/>
      <text:p text:style-name="P101"/>
      <text:h text:style-name="Heading_20_3" text:outline-level="3"><draw:frame draw:style-name="fr2" draw:name="Bild11" text:anchor-type="paragraph" svg:y="0.1181in" svg:width="1.8937in" svg:height="0.972in" draw:z-index="13"><draw:image xlink:href="Pictures/100000010000011C000000926854C9471D2D4287.png" xlink:type="simple" xlink:show="embed" xlink:actuate="onLoad" draw:mime-type="image/png"/></draw:frame><text:bookmark-start text:name="__RefHeading___Toc1857_3676376814"/>Last Operator Select Linked All<text:bookmark-end text:name="__RefHeading___Toc1857_3676376814"/></text:h>
      <text:h text:style-name="Heading_20_4" text:outline-level="4"><text:bookmark-start text:name="__RefHeading___Toc1859_3676376814"/>Delimit<text:bookmark-end text:name="__RefHeading___Toc1859_3676376814"/></text:h>
      <text:p text:style-name="P101">Add a limit to the selection. For example, just select up to the next seam.</text:p>
      <text:p text:style-name="Text_20_body"/>
      <text:p text:style-name="Horizontal_20_Line"/>
      <text:h text:style-name="Heading_20_2" text:outline-level="2"><text:bookmark-start text:name="__RefHeading___Toc1861_3676376814"/>Linked Flat Faces<text:bookmark-end text:name="__RefHeading___Toc1861_3676376814"/></text:h>
      <text:p text:style-name="P101">Select the geometry that is co planar to the current selection. It works also in other selection modes, but you need to have face geometry selected.</text:p>
      <text:h text:style-name="Heading_20_3" text:outline-level="3"><draw:frame draw:style-name="fr3" draw:name="Bild12" text:anchor-type="paragraph" svg:x="5.4102in" svg:y="0.2374in" svg:width="1.8744in" svg:height="0.4016in" draw:z-index="14"><draw:image xlink:href="Pictures/10000001000001190000003CDB8A3683AFE810BB.png" xlink:type="simple" xlink:show="embed" xlink:actuate="onLoad" draw:mime-type="image/png"/></draw:frame><text:bookmark-start text:name="__RefHeading___Toc1863_3676376814"/>Last Operator Select Linked Flat Faces<text:bookmark-end text:name="__RefHeading___Toc1863_3676376814"/></text:h>
      <text:p text:style-name="P101">Adjust the angle up to which a face counts as co planar.</text:p>
      <text:p text:style-name="Horizontal_20_Line"/>
      <text:h text:style-name="Heading_20_2" text:outline-level="2"><text:bookmark-start text:name="__RefHeading___Toc1865_3676376814"/>Linked Pick Select<text:bookmark-end text:name="__RefHeading___Toc1865_3676376814"/></text:h>
      <text:p text:style-name="P101">Same as with Linked. But works with what is under the mouse cursor.</text:p>
      <text:h text:style-name="Heading_20_2" text:outline-level="2"><text:bookmark-start text:name="__RefHeading___Toc1867_3676376814"/>Linked Pick Deselect<text:bookmark-end text:name="__RefHeading___Toc1867_3676376814"/></text:h>
      <text:p text:style-name="P101">Same as with Linked. But works with what is under the mouse cursor. And deselects the selection.</text:p>
      <text:h text:style-name="Heading_20_3" text:outline-level="3"><draw:frame draw:style-name="fr2" draw:name="Bild13" text:anchor-type="paragraph" svg:y="0.1181in" svg:width="1.8583in" svg:height="1.0752in" draw:z-index="15"><draw:image xlink:href="Pictures/1000000100000117000000A1E2D3F943EB8999E5.png" xlink:type="simple" xlink:show="embed" xlink:actuate="onLoad" draw:mime-type="image/png"/></draw:frame><text:bookmark-start text:name="__RefHeading___Toc1869_3676376814"/><text:soft-page-break/>Last Operator Select Linked<text:bookmark-end text:name="__RefHeading___Toc1869_3676376814"/></text:h>
      <text:h text:style-name="Heading_20_4" text:outline-level="4"><text:bookmark-start text:name="__RefHeading___Toc1871_3676376814"/>Deselect<text:bookmark-end text:name="__RefHeading___Toc1871_3676376814"/></text:h>
      <text:p text:style-name="P101">Select or deselect.</text:p>
      <text:h text:style-name="Heading_20_4" text:outline-level="4"><text:bookmark-start text:name="__RefHeading___Toc1873_3676376814"/>Delimit<text:bookmark-end text:name="__RefHeading___Toc1873_3676376814"/></text:h>
      <text:p text:style-name="P101">Add a limit to the selection. For example, just select up to the next seam.</text:p>
      <text:p text:style-name="Horizontal_20_Line"/>
      <text:h text:style-name="Heading_20_2" text:outline-level="2"><text:bookmark-start text:name="__RefHeading___Toc2322_773123159"/>Similar <text:bookmark-end text:name="__RefHeading___Toc2322_773123159"/></text:h>
      <text:p text:style-name="P18"><text:span text:style-name="T36">Select</text:span> geometry based on how similar certain properties are to it.<text:span text:style-name="T36"> The methods changes, dependent in which mesh selection mode you are. There is a pitfall with having more than one mesh selection method selected. Then you just get the face regions type presented. Vertices, Edges, Faces, more than one ...</text:span></text:p>
      <text:p text:style-name="P18"><draw:frame draw:style-name="fr3" draw:name="Bild14" text:anchor-type="paragraph" svg:x="0.0465in" svg:y="0.1528in" svg:width="1.4453in" svg:height="0.8189in" draw:z-index="16"><draw:image xlink:href="Pictures/10000001000000D90000007B9BC0A79A8B711986.png" xlink:type="simple" xlink:show="embed" xlink:actuate="onLoad" draw:mime-type="image/png"/></draw:frame><draw:frame draw:style-name="fr3" draw:name="Bild16" text:anchor-type="paragraph" svg:x="1.7165in" svg:y="0.1528in" svg:width="1.4807in" svg:height="1.4602in" draw:z-index="18"><draw:image xlink:href="Pictures/10000001000000DE000000DBEE105F349CE76243.png" xlink:type="simple" xlink:show="embed" xlink:actuate="onLoad" draw:mime-type="image/png"/></draw:frame><draw:frame draw:style-name="fr3" draw:name="Bild17" text:anchor-type="paragraph" svg:x="3.4882in" svg:y="0.1528in" svg:width="1.4335in" svg:height="1.4528in" draw:z-index="19"><draw:image xlink:href="Pictures/10000001000000D7000000DAF97F703FDBF378F5.png" xlink:type="simple" xlink:show="embed" xlink:actuate="onLoad" draw:mime-type="image/png"/></draw:frame><draw:frame draw:style-name="fr3" draw:name="Bild19" text:anchor-type="paragraph" svg:x="5.1654in" svg:y="0.1528in" svg:width="1.4528in" svg:height="0.2283in" draw:z-index="20"><draw:image xlink:href="Pictures/10000001000000DA000000227369775F7192E597.png" xlink:type="simple" xlink:show="embed" xlink:actuate="onLoad" draw:mime-type="image/png"/></draw:frame></text:p>
      <text:p text:style-name="P18"/>
      <text:p text:style-name="P18"/>
      <text:h text:style-name="P226" text:outline-level="3"><text:bookmark-start text:name="__RefHeading___Toc2324_773123159"/>Last Operator Select<text:span text:style-name="T36"> Similar</text:span><text:bookmark-end text:name="__RefHeading___Toc2324_773123159"/></text:h>
      <text:h text:style-name="P164" text:outline-level="4"><draw:frame draw:style-name="fr3" draw:name="Bild15" text:anchor-type="paragraph" svg:x="5.5591in" svg:y="0.1008in" svg:width="1.8661in" svg:height="0.6929in" draw:z-index="17"><draw:image xlink:href="Pictures/100000010000011800000068D7C9F9C0960E2A21.png" xlink:type="simple" xlink:show="embed" xlink:actuate="onLoad" draw:mime-type="image/png"/></draw:frame><text:bookmark-start text:name="__RefHeading___Toc2326_773123159"/>Type<text:bookmark-end text:name="__RefHeading___Toc2326_773123159"/></text:h>
      <text:p text:style-name="P107">Choose the select similar method again.</text:p>
      <text:h text:style-name="P164" text:outline-level="4"><text:bookmark-start text:name="__RefHeading___Toc2328_773123159"/>Compare<text:bookmark-end text:name="__RefHeading___Toc2328_773123159"/></text:h>
      <text:p text:style-name="P107">Compare with method less, greater or equal.</text:p>
      <text:h text:style-name="Heading_20_4" text:outline-level="4"><text:bookmark-start text:name="__RefHeading___Toc2330_773123159"/>Threshold<text:bookmark-end text:name="__RefHeading___Toc2330_773123159"/></text:h>
      <text:p text:style-name="P107">Adjust the threshold value after which the element counts as similar.</text:p>
      <text:p text:style-name="Horizontal_20_Line"/>
      <text:h text:style-name="Heading_20_2" text:outline-level="2"><text:bookmark-start text:name="__RefHeading___Toc2332_773123159"/>Random <text:bookmark-end text:name="__RefHeading___Toc2332_773123159"/></text:h>
      <text:p text:style-name="P18">Selects a random group of vertices, edges, or faces, dependent<text:span text:style-name="T37"> of the mesh selection method</text:span>.</text:p>
      <text:h text:style-name="P226" text:outline-level="3"><draw:frame draw:style-name="fr3" draw:name="Bild21" text:anchor-type="paragraph" svg:x="5.5591in" svg:y="0.0882in" svg:width="1.8661in" svg:height="0.7126in" draw:z-index="21"><draw:image xlink:href="Pictures/10000001000001180000006B35904E41BE93D93A.png" xlink:type="simple" xlink:show="embed" xlink:actuate="onLoad" draw:mime-type="image/png"/></draw:frame><text:bookmark-start text:name="__RefHeading___Toc2334_773123159"/>Last Operator Select<text:span text:style-name="T36"> </text:span><text:span text:style-name="T9">Random</text:span><text:bookmark-end text:name="__RefHeading___Toc2334_773123159"/></text:h>
      <text:h text:style-name="Heading_20_4" text:outline-level="4"><text:bookmark-start text:name="__RefHeading___Toc2336_773123159"/>Percent<text:bookmark-end text:name="__RefHeading___Toc2336_773123159"/></text:h>
      <text:p text:style-name="P107">How much percent will be random selected.</text:p>
      <text:h text:style-name="Heading_20_4" text:outline-level="4"><text:bookmark-start text:name="__RefHeading___Toc2338_773123159"/>Random Seed<text:bookmark-end text:name="__RefHeading___Toc2338_773123159"/></text:h>
      <text:p text:style-name="P107">The random seed value.</text:p>
      <text:h text:style-name="Heading_20_4" text:outline-level="4"><text:bookmark-start text:name="__RefHeading___Toc2340_773123159"/><text:soft-page-break/>Action<text:bookmark-end text:name="__RefHeading___Toc2340_773123159"/></text:h>
      <text:p text:style-name="P107">Select or deselect.</text:p>
      <text:p text:style-name="Horizontal_20_Line"/>
      <text:h text:style-name="Heading_20_2" text:outline-level="2"><text:bookmark-start text:name="__RefHeading___Toc2342_773123159"/>Checker Deselect <text:bookmark-end text:name="__RefHeading___Toc2342_773123159"/></text:h>
      <text:p text:style-name="P113">Deselect alternating faces, <text:span text:style-name="T38">edges or vertices </text:span>to create a checker like pattern. <text:span text:style-name="T37">The result is dependent of the mesh selection method</text:span>.</text:p>
      <text:h text:style-name="Heading_20_3" text:outline-level="3"><draw:frame draw:style-name="fr2" draw:name="Bild24" text:anchor-type="paragraph" svg:y="0.0457in" svg:width="1.8744in" svg:height="0.7008in" draw:z-index="23"><draw:image xlink:href="Pictures/100000010000011900000069DA69086E75BA1A25.png" xlink:type="simple" xlink:show="embed" xlink:actuate="onLoad" draw:mime-type="image/png"/></draw:frame><text:bookmark-start text:name="__RefHeading___Toc2344_773123159"/>Last Operator Checker Deselect<text:bookmark-end text:name="__RefHeading___Toc2344_773123159"/></text:h>
      <text:h text:style-name="Heading_20_4" text:outline-level="4"><text:bookmark-start text:name="__RefHeading___Toc2346_773123159"/>Nth Element<text:bookmark-end text:name="__RefHeading___Toc2346_773123159"/></text:h>
      <text:p text:style-name="P114">Define how much elements gets unchecked. With 2 you have a checker board pattern. Every second element gets deselected.</text:p>
      <text:h text:style-name="Heading_20_4" text:outline-level="4"><text:bookmark-start text:name="__RefHeading___Toc2348_773123159"/>Skip<text:bookmark-end text:name="__RefHeading___Toc2348_773123159"/></text:h>
      <text:p text:style-name="P114">Skip elements before the checker algorithm deselects again.</text:p>
      <text:h text:style-name="Heading_20_4" text:outline-level="4"><text:bookmark-start text:name="__RefHeading___Toc2350_773123159"/>Offset<text:bookmark-end text:name="__RefHeading___Toc2350_773123159"/></text:h>
      <text:p text:style-name="P114">Offset the deselected elements.</text:p>
      <text:p text:style-name="Horizontal_20_Line"/>
      <text:h text:style-name="Heading_20_2" text:outline-level="2"><text:bookmark-start text:name="__RefHeading___Toc4900_1514497418"/>Mirror selection<text:bookmark-end text:name="__RefHeading___Toc4900_1514497418"/></text:h>
      <text:p text:style-name="P119">Requires to have a symmetrical mesh. Selects the mirrored mesh parts from a selection.</text:p>
      <text:h text:style-name="Heading_20_3" text:outline-level="3"><draw:frame draw:style-name="fr2" draw:name="Bild25" text:anchor-type="paragraph" svg:y="0.0457in" svg:width="1.878in" svg:height="0.8465in" draw:z-index="24"><draw:image xlink:href="Pictures/100000010000011A0000007F63F41D1568B872BE.png" xlink:type="simple" xlink:show="embed" xlink:actuate="onLoad" draw:mime-type="image/png"/></draw:frame><text:bookmark-start text:name="__RefHeading___Toc2352_773123159"/>Last Operator <text:span text:style-name="T10">Select Mirror</text:span><text:bookmark-end text:name="__RefHeading___Toc2352_773123159"/></text:h>
      <text:h text:style-name="Heading_20_4" text:outline-level="4"><text:bookmark-start text:name="__RefHeading___Toc2354_773123159"/>Axis<text:bookmark-end text:name="__RefHeading___Toc2354_773123159"/></text:h>
      <text:p text:style-name="P120">The world axis to mirror at.</text:p>
      <text:h text:style-name="Heading_20_4" text:outline-level="4"><text:bookmark-start text:name="__RefHeading___Toc2356_773123159"/>Extend<text:bookmark-end text:name="__RefHeading___Toc2356_773123159"/></text:h>
      <text:p text:style-name="P120">Keep the current selection. Without extend the current selection gets deselected.</text:p>
      <text:p text:style-name="Horizontal_20_Line"/>
      <text:h text:style-name="Heading_20_2" text:outline-level="2"><text:bookmark-start text:name="__RefHeading___Toc2358_773123159"/>Side of Active<text:bookmark-end text:name="__RefHeading___Toc2358_773123159"/></text:h>
      <text:p text:style-name="Text_20_body">Selects all <text:span text:style-name="T39">mesh data</text:span> in <text:span text:style-name="T39">direction of </text:span>a single axis<text:span text:style-name="T39">, starting from the current selection.</text:span></text:p>
      <text:h text:style-name="P227" text:outline-level="3"><draw:frame draw:style-name="fr2" draw:name="Bild31" text:anchor-type="paragraph" svg:y="0.0457in" svg:width="1.9055in" svg:height="0.878in" draw:z-index="25"><draw:image xlink:href="Pictures/100000010000011E0000008444F89B6455E5C7D7.png" xlink:type="simple" xlink:show="embed" xlink:actuate="onLoad" draw:mime-type="image/png"/></draw:frame><text:bookmark-start text:name="__RefHeading___Toc2360_773123159"/>Last Operator <text:span text:style-name="T10">Side of Active</text:span><text:bookmark-end text:name="__RefHeading___Toc2360_773123159"/></text:h>
      <text:p text:style-name="P131"/>
      <text:p text:style-name="P131"/>
      <text:h text:style-name="P122" text:outline-level="4"><text:bookmark-start text:name="__RefHeading___Toc2362_773123159"/><text:soft-page-break/>Axis<text:span text:style-name="T39"> mode</text:span><text:bookmark-end text:name="__RefHeading___Toc2362_773123159"/></text:h>
      <text:p text:style-name="P120"><draw:frame draw:style-name="fr2" draw:name="Bild32" text:anchor-type="paragraph" svg:y="-0.0764in" svg:width="0.7445in" svg:height="1.1256in" draw:z-index="26"><draw:image xlink:href="Pictures/1000000100000070000000A90FB31E7446D0548F.png" xlink:type="simple" xlink:show="embed" xlink:actuate="onLoad" draw:mime-type="image/png"/></draw:frame>The axis orientation to work with.</text:p>
      <text:p text:style-name="P121"/>
      <text:p text:style-name="P121"/>
      <text:h text:style-name="Heading_20_4" text:outline-level="4"><draw:frame draw:style-name="fr2" draw:name="Bild33" text:anchor-type="paragraph" svg:y="0.2272in" svg:width="0.8661in" svg:height="0.6846in" draw:z-index="27"><draw:image xlink:href="Pictures/100000010000008200000067C9D8FBD79729EB15.png" xlink:type="simple" xlink:show="embed" xlink:actuate="onLoad" draw:mime-type="image/png"/></draw:frame><text:bookmark-start text:name="__RefHeading___Toc2364_773123159"/>Axis Sign<text:bookmark-end text:name="__RefHeading___Toc2364_773123159"/></text:h>
      <text:p text:style-name="P120">In which direction to work form the current selection.</text:p>
      <text:h text:style-name="Heading_20_4" text:outline-level="4"><text:bookmark-start text:name="__RefHeading___Toc2366_773123159"/>Axis<text:bookmark-end text:name="__RefHeading___Toc2366_773123159"/></text:h>
      <text:p text:style-name="P120"><draw:frame draw:style-name="fr3" draw:name="Bild34" text:anchor-type="paragraph" svg:x="6.5217in" svg:y="0.0717in" svg:width="0.8465in" svg:height="0.6846in" draw:z-index="28"><draw:image xlink:href="Pictures/100000010000007F000000677371E066D7E4B06F.png" xlink:type="simple" xlink:show="embed" xlink:actuate="onLoad" draw:mime-type="image/png"/></draw:frame>The axis to work with.</text:p>
      <text:h text:style-name="P133" text:outline-level="4"><text:bookmark-start text:name="__RefHeading___Toc2368_773123159"/>Threshold<text:bookmark-end text:name="__RefHeading___Toc2368_773123159"/></text:h>
      <text:p text:style-name="P120">Define a threshold to extend the selection.</text:p>
      <text:p text:style-name="Horizontal_20_Line"/>
      <text:h text:style-name="Heading_20_2" text:outline-level="2"><text:bookmark-start text:name="__RefHeading___Toc2370_773123159"/>Shortest Path <text:bookmark-end text:name="__RefHeading___Toc2370_773123159"/></text:h>
      <text:p text:style-name="Text_20_body"><draw:frame draw:style-name="fr3" draw:name="Bild35" text:anchor-type="paragraph" svg:x="6.5217in" svg:y="0.0717in" svg:width="0.8583in" svg:height="0.8425in" draw:z-index="29"><draw:image xlink:href="Pictures/1000000000000102000000FD45E031716CBE6EA3.png" xlink:type="simple" xlink:show="embed" xlink:actuate="onLoad" draw:mime-type="image/png"/></draw:frame>Select the shortest edge path between two selected mesh elements. This can be vertices, edges or faces.<text:span text:style-name="T40"> A start and an end point must be selected.</text:span></text:p>
      <text:p text:style-name="Text_20_body"/>
      <text:p text:style-name="Text_20_body"/>
      <text:h text:style-name="P228" text:outline-level="3"><draw:frame draw:style-name="fr2" draw:name="Bild36" text:anchor-type="paragraph" svg:y="0.0457in" svg:width="1.8862in" svg:height="1.1654in" draw:z-index="30"><draw:image xlink:href="Pictures/100000010000011B000000AF683C85BE2216C309.png" xlink:type="simple" xlink:show="embed" xlink:actuate="onLoad" draw:mime-type="image/png"/></draw:frame><text:bookmark-start text:name="__RefHeading___Toc2372_773123159"/>Last Operator <text:span text:style-name="T10">S</text:span><text:span text:style-name="T11">elect shortest path</text:span><text:bookmark-end text:name="__RefHeading___Toc2372_773123159"/></text:h>
      <text:p text:style-name="P132"/>
      <text:p text:style-name="P124"/>
      <text:p text:style-name="P124"/>
      <text:h text:style-name="Heading_20_4" text:outline-level="4"><draw:frame draw:style-name="fr2" draw:name="Bild38" text:anchor-type="paragraph" svg:y="-0.0102in" svg:width="0.7756in" svg:height="0.7681in" draw:z-index="31"><draw:image xlink:href="Pictures/10000001000000E9000000E7569FA0557FC91988.png" xlink:type="simple" xlink:show="embed" xlink:actuate="onLoad" draw:mime-type="image/png"/></draw:frame><text:bookmark-start text:name="__RefHeading___Toc2376_773123159"/>Face Stepping<text:bookmark-end text:name="__RefHeading___Toc2376_773123159"/></text:h>
      <text:p text:style-name="P124">Traverse connected faces.</text:p>
      <text:h text:style-name="Heading_20_4" text:outline-level="4"><draw:frame draw:style-name="fr2" draw:name="Bild39" text:anchor-type="paragraph" svg:y="0.2217in" svg:width="0.7638in" svg:height="0.7681in" draw:z-index="32"><draw:image xlink:href="Pictures/10000001000000E5000000E63BBEAC3F8D4C9F62.png" xlink:type="simple" xlink:show="embed" xlink:actuate="onLoad" draw:mime-type="image/png"/></draw:frame><text:bookmark-start text:name="__RefHeading___Toc2378_773123159"/>Topology Distance<text:bookmark-end text:name="__RefHeading___Toc2378_773123159"/></text:h>
      <text:p text:style-name="P124">Find the minimum number of steps instead of the shortest distance.</text:p>
      <text:p text:style-name="P124"/>
      <text:h text:style-name="Heading_20_4" text:outline-level="4"><draw:frame draw:style-name="fr3" draw:name="Bild40" text:anchor-type="paragraph" svg:x="6.5984in" svg:y="0.1925in" svg:width="0.752in" svg:height="0.7598in" draw:z-index="33"><draw:image xlink:href="Pictures/10000001000000E2000000E4E837DF0FBA693ABA.png" xlink:type="simple" xlink:show="embed" xlink:actuate="onLoad" draw:mime-type="image/png"/></draw:frame><text:bookmark-start text:name="__RefHeading___Toc2380_773123159"/>Fill Region<text:bookmark-end text:name="__RefHeading___Toc2380_773123159"/></text:h>
      <text:p text:style-name="P124">Select the region faces too.</text:p>
      <text:p text:style-name="P124"/>
      <text:p text:style-name="P123"/>
      <text:h text:style-name="Heading_20_4" text:outline-level="4"><draw:frame draw:style-name="fr3" draw:name="Bild41" text:anchor-type="paragraph" svg:x="6.5984in" svg:y="0.1236in" svg:width="0.752in" svg:height="0.7917in" draw:z-index="34"><draw:image xlink:href="Pictures/10000001000000E2000000EEB00656A400651F06.png" xlink:type="simple" xlink:show="embed" xlink:actuate="onLoad" draw:mime-type="image/png"/></draw:frame><text:bookmark-start text:name="__RefHeading___Toc2382_773123159"/><text:soft-page-break/>Nth Element<text:bookmark-end text:name="__RefHeading___Toc2382_773123159"/></text:h>
      <text:p text:style-name="P124">Don't select the whole path, but just every nth element of it.</text:p>
      <text:h text:style-name="Heading_20_4" text:outline-level="4"><text:bookmark-start text:name="__RefHeading___Toc2384_773123159"/>Skip<text:bookmark-end text:name="__RefHeading___Toc2384_773123159"/></text:h>
      <text:p text:style-name="P124">This is connected to nth element. Number of elements to skip at once.</text:p>
      <text:h text:style-name="Heading_20_4" text:outline-level="4"><text:bookmark-start text:name="__RefHeading___Toc2386_773123159"/>Offset<text:bookmark-end text:name="__RefHeading___Toc2386_773123159"/></text:h>
      <text:p text:style-name="P124">This is connected to nth element. Start with an offset.</text:p>
      <text:p text:style-name="Horizontal_20_Line"/>
      <text:h text:style-name="Heading_20_2" text:outline-level="2"><text:bookmark-start text:name="__RefHeading___Toc2388_773123159"/>Sharp Edges<text:bookmark-end text:name="__RefHeading___Toc2388_773123159"/></text:h>
      <text:p text:style-name="P125">Select all edges that are marked as sharp.</text:p>
      <text:h text:style-name="P229" text:outline-level="3"><draw:frame draw:style-name="fr2" draw:name="Bild42" text:anchor-type="paragraph" svg:y="0.0457in" svg:width="1.878in" svg:height="0.4335in" draw:z-index="35"><draw:image xlink:href="Pictures/100000010000011A00000041C3815B77B05F6666.png" xlink:type="simple" xlink:show="embed" xlink:actuate="onLoad" draw:mime-type="image/png"/></draw:frame><text:bookmark-start text:name="__RefHeading___Toc2390_773123159"/>Last Operator <text:span text:style-name="T10">S</text:span><text:span text:style-name="T11">elect S</text:span><text:span text:style-name="T12">harp Edges</text:span><text:bookmark-end text:name="__RefHeading___Toc2390_773123159"/></text:h>
      <text:h text:style-name="Heading_20_4" text:outline-level="4"><text:bookmark-start text:name="__RefHeading___Toc2392_773123159"/>Sharpness<text:bookmark-end text:name="__RefHeading___Toc2392_773123159"/></text:h>
      <text:p text:style-name="P130">The angle after which a sharp edge gets selected.</text:p>
      <text:p text:style-name="Horizontal_20_Line"/>
      <text:h text:style-name="Heading_20_2" text:outline-level="2"><draw:frame draw:style-name="fr2" draw:name="Bild44" text:anchor-type="paragraph" svg:y="0.0457in" svg:width="0.9366in" svg:height="0.7598in" draw:z-index="37"><draw:image xlink:href="Pictures/1000000100000119000000E4AD4752FE834CFC16.png" xlink:type="simple" xlink:show="embed" xlink:actuate="onLoad" draw:mime-type="image/png"/></draw:frame><text:bookmark-start text:name="__RefHeading___Toc2394_773123159"/>Loose Geometry<text:bookmark-end text:name="__RefHeading___Toc2394_773123159"/></text:h>
      <text:p text:style-name="P125">Selects loose geometry.</text:p>
      <text:h text:style-name="P229" text:outline-level="3"><draw:frame draw:style-name="fr3" draw:name="Bild43" text:anchor-type="paragraph" svg:x="5.5118in" svg:y="0.1984in" svg:width="1.9016in" svg:height="0.4016in" draw:z-index="36"><draw:image xlink:href="Pictures/100000010000011D0000003CCFE67F0262205A76.png" xlink:type="simple" xlink:show="embed" xlink:actuate="onLoad" draw:mime-type="image/png"/></draw:frame><text:bookmark-start text:name="__RefHeading___Toc2396_773123159"/>Last Operator <text:span text:style-name="T10">S</text:span><text:span text:style-name="T11">elect L</text:span><text:span text:style-name="T12">oose Geometry</text:span><text:bookmark-end text:name="__RefHeading___Toc2396_773123159"/></text:h>
      <text:h text:style-name="Heading_20_4" text:outline-level="4"><text:bookmark-start text:name="__RefHeading___Toc2398_773123159"/>E<text:span text:style-name="T41">xtend</text:span><text:bookmark-end text:name="__RefHeading___Toc2398_773123159"/></text:h>
      <text:p text:style-name="P125">Extend the current selection.</text:p>
      <text:p text:style-name="Horizontal_20_Line"/>
      <text:h text:style-name="Heading_20_2" text:outline-level="2"><draw:frame draw:style-name="fr2" draw:name="Bild45" text:anchor-type="paragraph" svg:y="0.1965in" svg:width="0.748in" svg:height="1.0118in" draw:z-index="38"><draw:image xlink:href="Pictures/10000001000000E00000013032588EE1E9AE6B5C.png" xlink:type="simple" xlink:show="embed" xlink:actuate="onLoad" draw:mime-type="image/png"/></draw:frame><text:bookmark-start text:name="__RefHeading___Toc2400_773123159"/>Interior Faces<text:bookmark-end text:name="__RefHeading___Toc2400_773123159"/></text:h>
      <text:p text:style-name="P125">Select faces where all edges have more than 2 faces. In the picture here we have inlaying faces by joining two cubes together, then merge the vertices by distance. So the two faces from the former two cubes are now interior faces. That's usually unwanted geometry that you want to select and to remove.</text:p>
      <text:p text:style-name="P127"/>
      <text:p text:style-name="Horizontal_20_Line"/>
      <text:h text:style-name="Heading_20_2" text:outline-level="2"><text:bookmark-start text:name="__RefHeading___Toc2402_773123159"/>Faces by Sides<text:bookmark-end text:name="__RefHeading___Toc2402_773123159"/></text:h>
      <text:p text:style-name="P128">Selects faces that has the same number of edges, or better said vertices. Tris, quads, N-gons.</text:p>
      <text:h text:style-name="P230" text:outline-level="3"><draw:frame draw:style-name="fr2" draw:name="Bild46" text:anchor-type="paragraph" svg:y="0.1984in" svg:width="1.9016in" svg:height="0.7083in" draw:z-index="39"><draw:image xlink:href="Pictures/100000010000011A0000006AF06D53FAF7DE2E8A.png" xlink:type="simple" xlink:show="embed" xlink:actuate="onLoad" draw:mime-type="image/png"/></draw:frame><text:bookmark-start text:name="__RefHeading___Toc2404_773123159"/><text:soft-page-break/>Last Operator <text:span text:style-name="T10">S</text:span><text:span text:style-name="T11">elect F</text:span><text:span text:style-name="T13">aces by Side</text:span><text:bookmark-end text:name="__RefHeading___Toc2404_773123159"/></text:h>
      <text:h text:style-name="P165" text:outline-level="4"><text:bookmark-start text:name="__RefHeading___Toc2406_773123159"/><text:span text:style-name="T19">S</text:span><text:span text:style-name="T18">harpness</text:span><text:bookmark-end text:name="__RefHeading___Toc2406_773123159"/></text:h>
      <text:p text:style-name="P126">Extend the current selection.</text:p>
      <text:h text:style-name="Heading_20_4" text:outline-level="4"><text:bookmark-start text:name="__RefHeading___Toc2408_773123159"/>Number of vertices<text:bookmark-end text:name="__RefHeading___Toc2408_773123159"/></text:h>
      <text:p text:style-name="P128"><draw:frame draw:style-name="fr2" draw:name="Bild47" text:anchor-type="paragraph" svg:y="0.1909in" svg:width="0.8465in" svg:height="0.8661in" draw:z-index="40"><draw:image xlink:href="Pictures/100000010000007F000000826CBA0AB90B96C5FE.png" xlink:type="simple" xlink:show="embed" xlink:actuate="onLoad" draw:mime-type="image/png"/></draw:frame>How many numbers of vertices the face should have. 4 is a quad.</text:p>
      <text:h text:style-name="Heading_20_4" text:outline-level="4"><text:bookmark-start text:name="__RefHeading___Toc2410_773123159"/>Type<text:bookmark-end text:name="__RefHeading___Toc2410_773123159"/></text:h>
      <text:p text:style-name="P128">Selection type.</text:p>
      <text:h text:style-name="Heading_20_4" text:outline-level="4"><text:bookmark-start text:name="__RefHeading___Toc2412_773123159"/>E<text:span text:style-name="T41">xtend</text:span><text:bookmark-end text:name="__RefHeading___Toc2412_773123159"/></text:h>
      <text:p text:style-name="P126">Extend the current selection.</text:p>
      <text:p text:style-name="Horizontal_20_Line"/>
      <text:h text:style-name="Heading_20_2" text:outline-level="2"><draw:frame draw:style-name="fr2" draw:name="Bild48" text:anchor-type="paragraph" svg:y="0.3638in" svg:width="0.5827in" svg:height="0.5665in" draw:z-index="41"><draw:image xlink:href="Pictures/10000001000000AF000000AA6E78B1195F198476.png" xlink:type="simple" xlink:show="embed" xlink:actuate="onLoad" draw:mime-type="image/png"/></draw:frame><text:bookmark-start text:name="__RefHeading___Toc2793_3712393275"/>Edge Loop<text:bookmark-end text:name="__RefHeading___Toc2793_3712393275"/></text:h>
      <text:p text:style-name="P128">Selects a loop of edges from a selected edge<text:span text:style-name="T42">. The method stops at poles. That's vertices where three or more than four edges comes together. At a UV sphere the north and south pole ...</text:span></text:p>
      <text:h text:style-name="Heading_20_3" text:outline-level="3"><draw:frame draw:style-name="fr2" draw:name="Bild50" text:anchor-type="paragraph" svg:y="0.1984in" svg:width="1.9134in" svg:height="0.4453in" draw:z-index="43"><draw:image xlink:href="Pictures/100000010000011F00000043FC959A9D4CB0D48A.png" xlink:type="simple" xlink:show="embed" xlink:actuate="onLoad" draw:mime-type="image/png"/></draw:frame><text:bookmark-start text:name="__RefHeading___Toc2795_3712393275"/><text:span text:style-name="T41">Last Operator </text:span><text:span text:style-name="T10">M</text:span><text:span text:style-name="T14">ulti Select Loops</text:span><text:bookmark-end text:name="__RefHeading___Toc2795_3712393275"/></text:h>
      <text:h text:style-name="Heading_20_4" text:outline-level="4"><text:bookmark-start text:name="__RefHeading___Toc2797_3712393275"/>Ring<text:bookmark-end text:name="__RefHeading___Toc2797_3712393275"/></text:h>
      <text:p text:style-name="Text_20_body">Select edge ring instead of edge loop<text:span text:style-name="T42">.</text:span></text:p>
      <text:h text:style-name="Heading_20_2" text:outline-level="2"><text:bookmark-start text:name="__RefHeading___Toc2799_3712393275"/>Edge Ring<text:bookmark-end text:name="__RefHeading___Toc2799_3712393275"/></text:h>
      <text:p text:style-name="P129"><draw:frame draw:style-name="fr2" draw:name="Bild49" text:anchor-type="paragraph" svg:y="-0.078in" svg:width="0.5547in" svg:height="0.5783in" draw:z-index="42"><draw:image xlink:href="Pictures/10000001000000A7000000AEC7F2433E1373FD1E.png" xlink:type="simple" xlink:show="embed" xlink:actuate="onLoad" draw:mime-type="image/png"/></draw:frame>Selects edges parallel to a selected edge in the same ring of faces<text:span text:style-name="T42">. The method stops at poles. That's vertices where three or more than four edges comes together. At a UV sphere the north and south pole ...</text:span></text:p>
      <text:h text:style-name="P231" text:outline-level="3"><draw:frame draw:style-name="fr2" draw:name="Bild51" text:anchor-type="paragraph" svg:y="0.1984in" svg:width="1.878in" svg:height="0.4016in" draw:z-index="44"><draw:image xlink:href="Pictures/100000010000011A0000003CA142E7FC3E7DFBB7.png" xlink:type="simple" xlink:show="embed" xlink:actuate="onLoad" draw:mime-type="image/png"/></draw:frame><text:bookmark-start text:name="__RefHeading___Toc2801_3712393275"/><text:span text:style-name="T41">Last Operator </text:span><text:span text:style-name="T10">M</text:span><text:span text:style-name="T14">ulti Select Loops</text:span><text:bookmark-end text:name="__RefHeading___Toc2801_3712393275"/></text:h>
      <text:h text:style-name="P166" text:outline-level="4"><text:bookmark-start text:name="__RefHeading___Toc2803_3712393275"/>Ring<text:bookmark-end text:name="__RefHeading___Toc2803_3712393275"/></text:h>
      <text:p text:style-name="P129">Select edge ring instead of edge loop<text:span text:style-name="T42">.</text:span></text:p>
      <text:h text:style-name="Heading_20_2" text:outline-level="2"><text:bookmark-start text:name="__RefHeading___Toc2805_3712393275"/>Loop Inner-Region<text:bookmark-end text:name="__RefHeading___Toc2805_3712393275"/></text:h>
      <text:p text:style-name="P129"><draw:frame draw:style-name="fr2" draw:name="Bild52" text:anchor-type="paragraph" svg:y="-0.0374in" svg:width="0.6165in" svg:height="0.6in" draw:z-index="45"><draw:image xlink:href="Pictures/10000001000000B9000000B492FD6628335272D5.png" xlink:type="simple" xlink:show="embed" xlink:actuate="onLoad" draw:mime-type="image/png"/></draw:frame>Select everything that is enclosed by an edge loop. When the loop is not closed, then it might select everything ...</text:p>
      <text:p text:style-name="P137">By default the smaller enclosed part gets selected. The Inner-Region.</text:p>
      <text:h text:style-name="P231" text:outline-level="3"><draw:frame draw:style-name="fr2" draw:name="Bild53" text:anchor-type="paragraph" svg:y="0.1984in" svg:width="1.9016in" svg:height="0.4366in" draw:z-index="46"><draw:image xlink:href="Pictures/100000010000011D000000422D710180C893BE61.png" xlink:type="simple" xlink:show="embed" xlink:actuate="onLoad" draw:mime-type="image/png"/></draw:frame><text:bookmark-start text:name="__RefHeading___Toc2807_3712393275"/><text:soft-page-break/><text:span text:style-name="T41">Last Operator </text:span><text:span text:style-name="T10">S</text:span><text:span text:style-name="T14">elect Loop Inner-Region</text:span><text:bookmark-end text:name="__RefHeading___Toc2807_3712393275"/></text:h>
      <text:h text:style-name="P134" text:outline-level="4"><text:bookmark-start text:name="__RefHeading___Toc2809_3712393275"/>Select Bigger<text:bookmark-end text:name="__RefHeading___Toc2809_3712393275"/></text:h>
      <text:p text:style-name="P129">Select the bigger enclosed part instead of the smaller enclosed part.</text:p>
      <text:h text:style-name="Heading_20_2" text:outline-level="2"><draw:frame draw:style-name="fr3" draw:name="Bild54" text:anchor-type="paragraph" svg:x="6.6083in" svg:y="0.2173in" svg:width="0.6575in" svg:height="0.7083in" draw:z-index="47"><draw:image xlink:href="Pictures/10000001000000C5000000D56823FC6009744178.png" xlink:type="simple" xlink:show="embed" xlink:actuate="onLoad" draw:mime-type="image/png"/></draw:frame><draw:frame draw:style-name="fr3" draw:name="Bild55" text:anchor-type="paragraph" svg:x="5.8209in" svg:y="0.2173in" svg:width="0.6575in" svg:height="0.661in" draw:z-index="48"><draw:image xlink:href="Pictures/10000001000000C5000000C71B631C76509F0169.png" xlink:type="simple" xlink:show="embed" xlink:actuate="onLoad" draw:mime-type="image/png"/></draw:frame><text:bookmark-start text:name="__RefHeading___Toc2811_3712393275"/>Boundary Loop<text:bookmark-end text:name="__RefHeading___Toc2811_3712393275"/></text:h>
      <text:p text:style-name="P129">Select the edges that encloses a selection of faces.</text:p>
      <text:p text:style-name="P144"/>
      <text:h text:style-name="P200" text:outline-level="2"><draw:frame draw:style-name="fr2" draw:name="Bild56" text:anchor-type="paragraph" svg:y="0.0972in" svg:width="3.7598in" svg:height="1.6457in" draw:z-index="49"><draw:image xlink:href="Pictures/1000000100000234000000F7E5EA01EE30AA4A58.png" xlink:type="simple" xlink:show="embed" xlink:actuate="onLoad" draw:mime-type="image/png"/></draw:frame><text:bookmark-start text:name="__RefHeading___Toc2813_3712393275"/>Ungrouped Verts<text:bookmark-end text:name="__RefHeading___Toc2813_3712393275"/></text:h>
      <text:p text:style-name="Text_20_body"><text:span text:style-name="T45">Selects ungrouped Vertices.</text:span><text:span text:style-name="T46"> </text:span><text:span text:style-name="T45">Just active </text:span><text:span text:style-name="T46">in vertex selection mode. And requires to have at least one vertex group assigned.</text:span></text:p>
      <text:p text:style-name="P250"/>
      <text:p text:style-name="P250"/>
      <text:h text:style-name="Heading_20_3" text:outline-level="3"><draw:frame draw:style-name="fr2" draw:name="Bild57" text:anchor-type="paragraph" svg:y="0.1984in" svg:width="1.878in" svg:height="0.4134in" draw:z-index="50"><draw:image xlink:href="Pictures/100000010000011A0000003E556BA77D79DBEBF1.png" xlink:type="simple" xlink:show="embed" xlink:actuate="onLoad" draw:mime-type="image/png"/></draw:frame><text:bookmark-start text:name="__RefHeading___Toc2815_3712393275"/>Last Operator Select Ungrouped<text:bookmark-end text:name="__RefHeading___Toc2815_3712393275"/></text:h>
      <text:h text:style-name="Heading_20_4" text:outline-level="4"><text:bookmark-start text:name="__RefHeading___Toc2817_3712393275"/>Extend<text:bookmark-end text:name="__RefHeading___Toc2817_3712393275"/></text:h>
      <text:p text:style-name="P19">Extends the current selection.</text:p>
      <text:p text:style-name="P19"/>
      <text:p text:style-name="Horizontal_20_Line"/>
      <text:h text:style-name="Heading_20_2" text:outline-level="2"><draw:frame draw:style-name="fr2" draw:name="Bild58" text:anchor-type="paragraph" svg:y="0.0972in" svg:width="2.8583in" svg:height="0.6654in" draw:z-index="51"><draw:image xlink:href="Pictures/10000001000001AD0000006483E1AD20E6EBF876.png" xlink:type="simple" xlink:show="embed" xlink:actuate="onLoad" draw:mime-type="image/png"/></draw:frame><text:bookmark-start text:name="__RefHeading___Toc2819_3712393275"/>More / Less<text:bookmark-end text:name="__RefHeading___Toc2819_3712393275"/></text:h>
      <text:h text:style-name="Heading_20_3" text:outline-level="3"><text:bookmark-start text:name="__RefHeading___Toc2821_3712393275"/>More<text:bookmark-end text:name="__RefHeading___Toc2821_3712393275"/></text:h>
      <text:p text:style-name="P138">Extends the current selection.</text:p>
      <text:h text:style-name="Heading_20_3" text:outline-level="3"><text:bookmark-start text:name="__RefHeading___Toc2823_3712393275"/>Less<text:bookmark-end text:name="__RefHeading___Toc2823_3712393275"/></text:h>
      <text:p text:style-name="P138">Reduces the current selection.</text:p>
      <text:h text:style-name="Heading_20_3" text:outline-level="3"><draw:frame draw:style-name="fr3" draw:name="Bild59" text:anchor-type="paragraph" svg:x="6.5398in" svg:y="0.2453in" svg:width="0.8228in" svg:height="0.7965in" draw:z-index="52"><draw:image xlink:href="Pictures/10000001000000F7000000EFB08C89A0F9A4D64D.png" xlink:type="simple" xlink:show="embed" xlink:actuate="onLoad" draw:mime-type="image/png"/></draw:frame><text:bookmark-start text:name="__RefHeading___Toc2825_3712393275"/>Next Active<text:bookmark-end text:name="__RefHeading___Toc2825_3712393275"/></text:h>
      <text:p text:style-name="P138">Selects the next active element. For example, when you have two vertices selected, then the next vertice in the row with the same distance will be selected as the next active.</text:p>
      <text:h text:style-name="Heading_20_3" text:outline-level="3"><text:bookmark-start text:name="__RefHeading___Toc2827_3712393275"/>Previous Active<text:bookmark-end text:name="__RefHeading___Toc2827_3712393275"/></text:h>
      <text:p text:style-name="P19">Like next active, but deselects in the other direction down to the first selected vertice with every step.</text:p>
      <text:p text:style-name="P19"/>
      <text:p text:style-name="P19"/>
      <text:p text:style-name="P19"/>
      <text:p text:style-name="P19"/>
      <text:p text:style-name="P20"/>
      <text:p text:style-name="P20"/>
      <table:table table:name="Tabelle4" table:style-name="Tabelle4">
        <table:table-column table:style-name="Tabelle4.A"/>
        <text:soft-page-break/>
        <table:table-row table:style-name="TableLine2190627302848">
          <table:table-cell table:style-name="Tabelle4.A1" office:value-type="string">
            <text:h text:style-name="P184" text:outline-level="1"><text:bookmark-start text:name="__RefHeading___Toc2897_1733223745"/>Curve Object - Edit Mode<text:bookmark-end text:name="__RefHeading___Toc2897_1733223745"/></text:h>
          </table:table-cell>
        </table:table-row>
      </table:table>
      <text:p text:style-name="P20"/>
      <text:p text:style-name="P20"><draw:frame draw:style-name="fr2" draw:name="Bild60" text:anchor-type="paragraph" svg:y="0.0035in" svg:width="1.3862in" svg:height="2.839in" draw:z-index="53"><draw:image xlink:href="Pictures/10000001000000D0000001AA66149AD6B6792524.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h text:style-name="P202" text:outline-level="2"><draw:frame draw:style-name="fr2" draw:name="Bild6" text:anchor-type="paragraph" svg:y="0.3591in" svg:width="2.2598in" svg:height="0.3154in" draw:z-index="100"><draw:image xlink:href="Pictures/10000000000001530000002FC1F9DF02291C1C48.jpg" xlink:type="simple" xlink:show="embed" xlink:actuate="onLoad" draw:mime-type="image/jpeg"/></draw:frame><text:bookmark-start text:name="__RefHeading___Toc4839_1514497418"/>Legacy<text:bookmark-end text:name="__RefHeading___Toc4839_1514497418"/></text:h>
      <text:p text:style-name="P158">The legacy sub menu contains tools that exists in the tool shelf already. It's the old way to do things. Different to the tools in the tool shelf, these tools are<text:span text:style-name="T62"> usually</text:span> modal. And performs once. You have to call them again in case you want to repeat the tool.</text:p>
      <text:h text:style-name="P232" text:outline-level="3"><text:bookmark-start text:name="__RefHeading___Toc4863_1514497418"/>Box select<text:bookmark-end text:name="__RefHeading___Toc4863_1514497418"/></text:h>
      <text:p text:style-name="P161">Draw a rectangle to select everything inside of the rectangle.</text:p>
      <text:p text:style-name="P161"><text:span text:style-name="T62">It automatically adds to the current selection. Holding down shift subtracts from</text:span> the selection.</text:p>
      <text:h text:style-name="P232" text:outline-level="3"><text:bookmark-start text:name="__RefHeading___Toc4865_1514497418"/>Circle select<text:bookmark-end text:name="__RefHeading___Toc4865_1514497418"/></text:h>
      <text:p text:style-name="P161">Brush select content. The radius of the brush can be adjusted by holding down left mouse button and using the scroll wheel or the + or - button at the numpad.</text:p>
      <text:p text:style-name="P36"><text:span text:style-name="T62">It automatically adds to the current selection. Holding down shift subtracts from</text:span> the selection.<text:span text:style-name="T62"> </text:span>To exit the <text:span text:style-name="T62">circle select </text:span>tool click with the right mouse button.</text:p>
      <text:h text:style-name="P194" text:outline-level="2"><draw:frame draw:style-name="fr2" draw:name="Bild83" text:anchor-type="paragraph" svg:y="0.2134in" svg:width="2.4016in" svg:height="0.7917in" draw:z-index="111"><draw:image xlink:href="Pictures/100000010000016800000077D5CD5368A46C8244.png" xlink:type="simple" xlink:show="embed" xlink:actuate="onLoad" draw:mime-type="image/png"/></draw:frame><text:bookmark-start text:name="__RefHeading___Toc8786_3269378711"/>Lasso Select<text:bookmark-end text:name="__RefHeading___Toc8786_3269378711"/></text:h>
      <text:p text:style-name="P56">A sub menu with the available lasso select modes. </text:p>
      <text:h text:style-name="P203" text:outline-level="2"><text:bookmark-start text:name="__RefHeading___Toc5775_3997339420"/>All <text:bookmark-end text:name="__RefHeading___Toc5775_3997339420"/></text:h>
      <text:p text:style-name="P8">Select everything.</text:p>
      <text:h text:style-name="P203" text:outline-level="2"><text:bookmark-start text:name="__RefHeading___Toc1077_207436527411"/>None<text:bookmark-end text:name="__RefHeading___Toc1077_207436527411"/></text:h>
      <text:p text:style-name="P8">Select nothing.</text:p>
      <text:h text:style-name="P203" text:outline-level="2"><text:bookmark-start text:name="__RefHeading___Toc1079_207436527411"/>Inverse<text:bookmark-end text:name="__RefHeading___Toc1079_207436527411"/></text:h>
      <text:p text:style-name="P8">Invert the current selection.</text:p>
      <text:h text:style-name="P203" text:outline-level="2"><text:bookmark-start text:name="__RefHeading___Toc5777_3997339420"/><text:soft-page-break/>Linked<text:bookmark-end text:name="__RefHeading___Toc5777_3997339420"/></text:h>
      <text:p text:style-name="P102"><draw:frame draw:style-name="fr4" draw:name="Bild64" text:anchor-type="paragraph" svg:width="1.2098in" svg:height="1.2563in" draw:z-index="54"><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02"/>
      <text:p text:style-name="P102"/>
      <text:h text:style-name="P233" text:outline-level="3"><draw:frame draw:style-name="fr2" draw:name="Bild65" text:anchor-type="paragraph" svg:y="0.1181in" svg:width="1.8937in" svg:height="0.972in" draw:z-index="55"><draw:image xlink:href="Pictures/100000010000011C000000926854C9471D2D4287.png" xlink:type="simple" xlink:show="embed" xlink:actuate="onLoad" draw:mime-type="image/png"/></draw:frame><text:bookmark-start text:name="__RefHeading___Toc1857_36763768141"/>Last Operator Select Linked All<text:bookmark-end text:name="__RefHeading___Toc1857_36763768141"/></text:h>
      <text:h text:style-name="P167" text:outline-level="4"><text:bookmark-start text:name="__RefHeading___Toc1859_36763768141"/>Delimit<text:bookmark-end text:name="__RefHeading___Toc1859_36763768141"/></text:h>
      <text:p text:style-name="P102">Add a limit to the selection. For example, just select up to the next seam.</text:p>
      <text:p text:style-name="P102"/>
      <text:p text:style-name="P168"/>
      <text:h text:style-name="P203" text:outline-level="2"><text:bookmark-start text:name="__RefHeading___Toc1865_36763768141"/>Linked Pick Select<text:bookmark-end text:name="__RefHeading___Toc1865_36763768141"/></text:h>
      <text:p text:style-name="P102">Same as with Linked. But works with what is under the mouse cursor.</text:p>
      <text:h text:style-name="P203" text:outline-level="2"><text:bookmark-start text:name="__RefHeading___Toc1867_36763768141"/>Linked Pick Deselect<text:bookmark-end text:name="__RefHeading___Toc1867_36763768141"/></text:h>
      <text:p text:style-name="P102">Same as with Linked. But works with what is under the mouse cursor. And deselects the selection.</text:p>
      <text:h text:style-name="P233" text:outline-level="3"><draw:frame draw:style-name="fr2" draw:name="Bild67" text:anchor-type="paragraph" svg:y="0.1181in" svg:width="1.8583in" svg:height="1.0752in" draw:z-index="56"><draw:image xlink:href="Pictures/1000000100000117000000A1E2D3F943EB8999E5.png" xlink:type="simple" xlink:show="embed" xlink:actuate="onLoad" draw:mime-type="image/png"/></draw:frame><text:bookmark-start text:name="__RefHeading___Toc1869_36763768141"/>Last Operator Select Linked<text:bookmark-end text:name="__RefHeading___Toc1869_36763768141"/></text:h>
      <text:h text:style-name="P167" text:outline-level="4"><text:bookmark-start text:name="__RefHeading___Toc1871_36763768141"/>Deselect<text:bookmark-end text:name="__RefHeading___Toc1871_36763768141"/></text:h>
      <text:p text:style-name="P102">Select or deselect.</text:p>
      <text:h text:style-name="P167" text:outline-level="4"><text:bookmark-start text:name="__RefHeading___Toc1873_36763768141"/>Delimit<text:bookmark-end text:name="__RefHeading___Toc1873_36763768141"/></text:h>
      <text:p text:style-name="P42">Add a limit to the selection. For example, just select up to the next seam.</text:p>
      <text:p text:style-name="P37"/>
      <text:h text:style-name="Heading_20_2" text:outline-level="2"><draw:frame draw:style-name="fr4" draw:name="Bild66" text:anchor-type="paragraph" svg:width="1.4528in" svg:height="0.6181in" draw:z-index="57"><draw:image xlink:href="Pictures/10000001000000DA0000005D6C199DB7A6AF51B4.png" xlink:type="simple" xlink:show="embed" xlink:actuate="onLoad" draw:mime-type="image/png"/></draw:frame><text:bookmark-start text:name="__RefHeading___Toc5779_3997339420"/>Similar<text:bookmark-end text:name="__RefHeading___Toc5779_3997339420"/></text:h>
      <text:p text:style-name="P20"><text:span text:style-name="T36">Select</text:span> <text:span text:style-name="T53">curve </text:span>geometry based on how similar certain properties are to it.</text:p>
      <text:p text:style-name="P20"/>
      <text:h text:style-name="P233" text:outline-level="3"><text:bookmark-start text:name="__RefHeading___Toc5781_3997339420"/>Last Operator Select<text:span text:style-name="T36"> Similar</text:span><text:bookmark-end text:name="__RefHeading___Toc5781_3997339420"/></text:h>
      <text:h text:style-name="P167" text:outline-level="4"><draw:frame draw:style-name="fr3" draw:name="Bild68" text:anchor-type="paragraph" svg:x="5.5591in" svg:y="0.1008in" svg:width="1.8661in" svg:height="0.6929in" draw:z-index="58"><draw:image xlink:href="Pictures/100000010000011800000068D7C9F9C0960E2A21.png" xlink:type="simple" xlink:show="embed" xlink:actuate="onLoad" draw:mime-type="image/png"/></draw:frame><text:bookmark-start text:name="__RefHeading___Toc2326_7731231591"/>Type<text:bookmark-end text:name="__RefHeading___Toc2326_7731231591"/></text:h>
      <text:p text:style-name="P108">Choose the select similar method again.</text:p>
      <text:h text:style-name="P167" text:outline-level="4"><text:bookmark-start text:name="__RefHeading___Toc2328_7731231591"/>Compare<text:bookmark-end text:name="__RefHeading___Toc2328_7731231591"/></text:h>
      <text:p text:style-name="P108">Compare with method less, greater or equal.</text:p>
      <text:h text:style-name="P167" text:outline-level="4"><text:bookmark-start text:name="__RefHeading___Toc2330_7731231591"/><text:soft-page-break/>Threshold<text:bookmark-end text:name="__RefHeading___Toc2330_7731231591"/></text:h>
      <text:p text:style-name="P44">Adjust the threshold value after which the element counts as similar.</text:p>
      <text:p text:style-name="P61"/>
      <text:h text:style-name="P204" text:outline-level="2"><text:bookmark-start text:name="__RefHeading___Toc2332_7731231591"/>Random <text:bookmark-end text:name="__RefHeading___Toc2332_7731231591"/></text:h>
      <text:p text:style-name="P58">Selects a random group of <text:span text:style-name="T54">curve points.</text:span></text:p>
      <text:h text:style-name="P234" text:outline-level="3"><draw:frame draw:style-name="fr3" draw:name="Bild69" text:anchor-type="paragraph" svg:x="5.5591in" svg:y="0.0882in" svg:width="1.8661in" svg:height="0.7126in" draw:z-index="59"><draw:image xlink:href="Pictures/10000001000001180000006B35904E41BE93D93A.png" xlink:type="simple" xlink:show="embed" xlink:actuate="onLoad" draw:mime-type="image/png"/></draw:frame><text:bookmark-start text:name="__RefHeading___Toc2334_7731231591"/>Last Operator Select<text:span text:style-name="T36"> </text:span><text:span text:style-name="T9">Random</text:span><text:bookmark-end text:name="__RefHeading___Toc2334_7731231591"/></text:h>
      <text:h text:style-name="P60" text:outline-level="4"><text:bookmark-start text:name="__RefHeading___Toc2336_7731231591"/>Percent<text:bookmark-end text:name="__RefHeading___Toc2336_7731231591"/></text:h>
      <text:p text:style-name="P109">How much percent will be random selected.</text:p>
      <text:h text:style-name="P60" text:outline-level="4"><text:bookmark-start text:name="__RefHeading___Toc2338_7731231591"/>Random Seed<text:bookmark-end text:name="__RefHeading___Toc2338_7731231591"/></text:h>
      <text:p text:style-name="P109">The random seed value.</text:p>
      <text:h text:style-name="P60" text:outline-level="4"><text:bookmark-start text:name="__RefHeading___Toc2340_7731231591"/>Action<text:bookmark-end text:name="__RefHeading___Toc2340_7731231591"/></text:h>
      <text:p text:style-name="P109">Select or deselect.</text:p>
      <text:p text:style-name="P61"/>
      <text:h text:style-name="P204" text:outline-level="2"><text:bookmark-start text:name="__RefHeading___Toc2342_7731231591"/>Checker Deselect <text:bookmark-end text:name="__RefHeading___Toc2342_7731231591"/></text:h>
      <text:p text:style-name="P59">Deselect alternating <text:span text:style-name="T54">curve points.</text:span></text:p>
      <text:h text:style-name="P234" text:outline-level="3"><draw:frame draw:style-name="fr2" draw:name="Bild70" text:anchor-type="paragraph" svg:y="0.0457in" svg:width="1.8744in" svg:height="0.7008in" draw:z-index="60"><draw:image xlink:href="Pictures/100000010000011900000069DA69086E75BA1A25.png" xlink:type="simple" xlink:show="embed" xlink:actuate="onLoad" draw:mime-type="image/png"/></draw:frame><text:bookmark-start text:name="__RefHeading___Toc2344_7731231591"/>Last Operator Checker Deselect<text:bookmark-end text:name="__RefHeading___Toc2344_7731231591"/></text:h>
      <text:h text:style-name="P60" text:outline-level="4"><text:bookmark-start text:name="__RefHeading___Toc2346_7731231591"/>Nth Element<text:bookmark-end text:name="__RefHeading___Toc2346_7731231591"/></text:h>
      <text:p text:style-name="P115">Define how much elements gets unchecked. With 2 you have a checker board pattern. Every second element gets deselected.</text:p>
      <text:h text:style-name="P60" text:outline-level="4"><text:bookmark-start text:name="__RefHeading___Toc2348_7731231591"/>Skip<text:bookmark-end text:name="__RefHeading___Toc2348_7731231591"/></text:h>
      <text:p text:style-name="P115">Skip elements before the checker algorithm deselects again.</text:p>
      <text:h text:style-name="P60" text:outline-level="4"><text:bookmark-start text:name="__RefHeading___Toc2350_7731231591"/>Offset<text:bookmark-end text:name="__RefHeading___Toc2350_7731231591"/></text:h>
      <text:p text:style-name="P48">Offset the deselected elements.</text:p>
      <text:p text:style-name="Horizontal_20_Line"/>
      <text:h text:style-name="Heading_20_2" text:outline-level="2"><text:bookmark-start text:name="__RefHeading___Toc5783_3997339420"/>De/Select First<text:bookmark-end text:name="__RefHeading___Toc5783_3997339420"/></text:h>
      <text:p text:style-name="P146">Select or deselect first curve point.</text:p>
      <text:h text:style-name="Heading_20_2" text:outline-level="2"><text:bookmark-start text:name="__RefHeading___Toc5785_3997339420"/>De/Select Last<text:bookmark-end text:name="__RefHeading___Toc5785_3997339420"/></text:h>
      <text:p text:style-name="P146">Select or deselect last curve point.</text:p>
      <text:h text:style-name="Heading_20_2" text:outline-level="2"><text:bookmark-start text:name="__RefHeading___Toc5787_3997339420"/><text:soft-page-break/>Next Active<text:bookmark-end text:name="__RefHeading___Toc5787_3997339420"/></text:h>
      <text:p text:style-name="P139">Selects the next active element. For example, when you have two vertices selected, then the next vertice in the row with the same distance will be selected as the next active.</text:p>
      <text:h text:style-name="Heading_20_2" text:outline-level="2"><text:bookmark-start text:name="__RefHeading___Toc5789_3997339420"/>Previous Active<text:bookmark-end text:name="__RefHeading___Toc5789_3997339420"/></text:h>
      <text:p text:style-name="P21">Like next active, but deselects in the other direction down to the first selected vertice with every step.</text:p>
      <text:h text:style-name="Heading_20_2" text:outline-level="2"><text:bookmark-start text:name="__RefHeading___Toc5791_3997339420"/>More<text:bookmark-end text:name="__RefHeading___Toc5791_3997339420"/></text:h>
      <text:p text:style-name="P139">Extends the current selection.</text:p>
      <text:h text:style-name="Heading_20_2" text:outline-level="2"><text:bookmark-start text:name="__RefHeading___Toc5793_3997339420"/>Less<text:bookmark-end text:name="__RefHeading___Toc5793_3997339420"/></text:h>
      <text:p text:style-name="P22">Reduces the current selection.</text:p>
      <text:p text:style-name="P22"/>
      <table:table table:name="Tabelle5" table:style-name="Tabelle5">
        <table:table-column table:style-name="Tabelle5.A"/>
        <table:table-row table:style-name="TableLine2190627315904">
          <table:table-cell table:style-name="Tabelle5.A1" office:value-type="string">
            <text:h text:style-name="P186" text:outline-level="1"><text:bookmark-start text:name="__RefHeading___Toc5795_3997339420"/><text:span text:style-name="T22">S</text:span><text:span text:style-name="T21">urface</text:span><text:span text:style-name="T22"> Object - Edit Mode</text:span><text:bookmark-end text:name="__RefHeading___Toc5795_3997339420"/></text:h>
          </table:table-cell>
        </table:table-row>
      </table:table>
      <text:p text:style-name="P62"/>
      <text:p text:style-name="P62"><draw:frame draw:style-name="fr2" draw:name="Bild74" text:anchor-type="paragraph" svg:y="0.0362in" svg:width="1.1654in" svg:height="2.1339in" draw:z-index="61"><draw:image xlink:href="Pictures/10000001000000AF000001401CC2DC4722BFB17B.png" xlink:type="simple" xlink:show="embed" xlink:actuate="onLoad" draw:mime-type="image/png"/></draw:frame></text:p>
      <text:p text:style-name="P62"/>
      <text:p text:style-name="P62"/>
      <text:p text:style-name="P62"/>
      <text:p text:style-name="P62"/>
      <text:p text:style-name="P62"/>
      <text:p text:style-name="P62"/>
      <text:p text:style-name="P62"/>
      <text:p text:style-name="P62"/>
      <text:p text:style-name="P62"/>
      <text:h text:style-name="P202" text:outline-level="2"><draw:frame draw:style-name="fr2" draw:name="Bild7" text:anchor-type="paragraph" svg:y="0.3591in" svg:width="2.2598in" svg:height="0.3154in" draw:z-index="101"><draw:image xlink:href="Pictures/10000000000001530000002FC1F9DF02291C1C48.jpg" xlink:type="simple" xlink:show="embed" xlink:actuate="onLoad" draw:mime-type="image/jpeg"/></draw:frame><text:bookmark-start text:name="__RefHeading___Toc4841_1514497418"/>Legacy<text:bookmark-end text:name="__RefHeading___Toc4841_1514497418"/></text:h>
      <text:p text:style-name="P158">The legacy sub menu contains tools that exists in the tool shelf already. It's the old way to do things. Different to the tools in the tool shelf, these tools are<text:span text:style-name="T62"> usually</text:span> modal. And performs once. You have to call them again in case you want to repeat the tool.</text:p>
      <text:h text:style-name="P232" text:outline-level="3"><text:bookmark-start text:name="__RefHeading___Toc4867_1514497418"/>Box select<text:bookmark-end text:name="__RefHeading___Toc4867_1514497418"/></text:h>
      <text:p text:style-name="P161">Draw a rectangle to select everything inside of the rectangle.</text:p>
      <text:p text:style-name="P161"><text:span text:style-name="T62">It automatically adds to the current selection. Holding down shift subtracts from</text:span> the selection.</text:p>
      <text:h text:style-name="P232" text:outline-level="3"><text:bookmark-start text:name="__RefHeading___Toc4869_1514497418"/>Circle select<text:bookmark-end text:name="__RefHeading___Toc4869_1514497418"/></text:h>
      <text:p text:style-name="P161">Brush select content. The radius of the brush can be adjusted by holding down left mouse button and using the scroll wheel or the + or - button at the numpad.</text:p>
      <text:p text:style-name="P161"><text:span text:style-name="T52">It automatically adds to the current selection. Holding down shift subtracts from</text:span><text:span text:style-name="T46"> the selection.</text:span><text:span text:style-name="T52"> </text:span><text:span text:style-name="T46">To exit the </text:span><text:span text:style-name="T52">circle select </text:span><text:span text:style-name="T46">tool click with the right mouse button.</text:span></text:p>
      <text:p text:style-name="P36"/>
      <text:h text:style-name="P194" text:outline-level="2"><draw:frame draw:style-name="fr2" draw:name="Bild84" text:anchor-type="paragraph" svg:y="0.2134in" svg:width="2.4016in" svg:height="0.7917in" draw:z-index="112"><draw:image xlink:href="Pictures/100000010000016800000077D5CD5368A46C8244.png" xlink:type="simple" xlink:show="embed" xlink:actuate="onLoad" draw:mime-type="image/png"/></draw:frame><text:bookmark-start text:name="__RefHeading___Toc8788_3269378711"/><text:soft-page-break/>Lasso Select<text:bookmark-end text:name="__RefHeading___Toc8788_3269378711"/></text:h>
      <text:p text:style-name="P56">A sub menu with the available lasso select modes. </text:p>
      <text:h text:style-name="P205" text:outline-level="2"><text:bookmark-start text:name="__RefHeading___Toc5797_3997339420"/>All <text:bookmark-end text:name="__RefHeading___Toc5797_3997339420"/></text:h>
      <text:p text:style-name="P9">Select everything.</text:p>
      <text:h text:style-name="P205" text:outline-level="2"><text:bookmark-start text:name="__RefHeading___Toc1077_207436527412"/>None<text:bookmark-end text:name="__RefHeading___Toc1077_207436527412"/></text:h>
      <text:p text:style-name="P9">Select nothing.</text:p>
      <text:h text:style-name="P205" text:outline-level="2"><text:bookmark-start text:name="__RefHeading___Toc1079_207436527412"/>Inverse<text:bookmark-end text:name="__RefHeading___Toc1079_207436527412"/></text:h>
      <text:p text:style-name="P9">Invert the current selection.</text:p>
      <text:h text:style-name="P205" text:outline-level="2"><text:bookmark-start text:name="__RefHeading___Toc5799_3997339420"/>Linked<text:bookmark-end text:name="__RefHeading___Toc5799_3997339420"/></text:h>
      <text:p text:style-name="P103"><draw:frame draw:style-name="fr4" draw:name="Bild75" text:anchor-type="paragraph" svg:width="1.2098in" svg:height="1.2563in" draw:z-index="62"><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03"/>
      <text:p text:style-name="P103"/>
      <text:h text:style-name="P235" text:outline-level="3"><draw:frame draw:style-name="fr2" draw:name="Bild76" text:anchor-type="paragraph" svg:y="0.1181in" svg:width="1.8937in" svg:height="0.972in" draw:z-index="63"><draw:image xlink:href="Pictures/100000010000011C000000926854C9471D2D4287.png" xlink:type="simple" xlink:show="embed" xlink:actuate="onLoad" draw:mime-type="image/png"/></draw:frame><text:bookmark-start text:name="__RefHeading___Toc1857_367637681411"/>Last Operator Select Linked All<text:bookmark-end text:name="__RefHeading___Toc1857_367637681411"/></text:h>
      <text:h text:style-name="P64" text:outline-level="4"><text:bookmark-start text:name="__RefHeading___Toc1859_367637681411"/>Delimit<text:bookmark-end text:name="__RefHeading___Toc1859_367637681411"/></text:h>
      <text:p text:style-name="P103">Add a limit to the selection. For example, just select up to the next seam.</text:p>
      <text:p text:style-name="Horizontal_20_Line"/>
      <text:h text:style-name="P205" text:outline-level="2"><draw:frame draw:style-name="fr4" draw:name="Bild77" text:anchor-type="paragraph" svg:width="1.4528in" svg:height="0.6181in" draw:z-index="64"><draw:image xlink:href="Pictures/10000001000000DA0000005D6C199DB7A6AF51B4.png" xlink:type="simple" xlink:show="embed" xlink:actuate="onLoad" draw:mime-type="image/png"/></draw:frame><text:bookmark-start text:name="__RefHeading___Toc5801_3997339420"/>Similar<text:bookmark-end text:name="__RefHeading___Toc5801_3997339420"/></text:h>
      <text:p text:style-name="P23"><text:span text:style-name="T36">Select</text:span> <text:span text:style-name="T53">curve </text:span>geometry based on how similar certain properties are to it.</text:p>
      <text:p text:style-name="P23"/>
      <text:h text:style-name="P235" text:outline-level="3"><text:bookmark-start text:name="__RefHeading___Toc5803_3997339420"/>Last Operator Select<text:span text:style-name="T36"> Similar</text:span><text:bookmark-end text:name="__RefHeading___Toc5803_3997339420"/></text:h>
      <text:h text:style-name="P64" text:outline-level="4"><draw:frame draw:style-name="fr3" draw:name="Bild78" text:anchor-type="paragraph" svg:x="5.5591in" svg:y="0.1008in" svg:width="1.8661in" svg:height="0.6929in" draw:z-index="65"><draw:image xlink:href="Pictures/100000010000011800000068D7C9F9C0960E2A21.png" xlink:type="simple" xlink:show="embed" xlink:actuate="onLoad" draw:mime-type="image/png"/></draw:frame><text:bookmark-start text:name="__RefHeading___Toc2326_77312315911"/>Type<text:bookmark-end text:name="__RefHeading___Toc2326_77312315911"/></text:h>
      <text:p text:style-name="P110">Choose the select similar method again.</text:p>
      <text:h text:style-name="P64" text:outline-level="4"><text:bookmark-start text:name="__RefHeading___Toc2328_77312315911"/>Compare<text:bookmark-end text:name="__RefHeading___Toc2328_77312315911"/></text:h>
      <text:p text:style-name="P110">Compare with method less, greater or equal.</text:p>
      <text:h text:style-name="P64" text:outline-level="4"><text:bookmark-start text:name="__RefHeading___Toc2330_77312315911"/>Threshold<text:bookmark-end text:name="__RefHeading___Toc2330_77312315911"/></text:h>
      <text:p text:style-name="P45">Adjust the threshold value after which the element counts as similar.</text:p>
      <text:p text:style-name="P65"/>
      <text:h text:style-name="P205" text:outline-level="2"><text:bookmark-start text:name="__RefHeading___Toc2332_77312315911"/><text:soft-page-break/>Random <text:bookmark-end text:name="__RefHeading___Toc2332_77312315911"/></text:h>
      <text:p text:style-name="P62">Selects a random group of <text:span text:style-name="T54">control points.</text:span></text:p>
      <text:h text:style-name="P235" text:outline-level="3"><draw:frame draw:style-name="fr3" draw:name="Bild79" text:anchor-type="paragraph" svg:x="5.5591in" svg:y="0.0882in" svg:width="1.8661in" svg:height="0.7126in" draw:z-index="66"><draw:image xlink:href="Pictures/10000001000001180000006B35904E41BE93D93A.png" xlink:type="simple" xlink:show="embed" xlink:actuate="onLoad" draw:mime-type="image/png"/></draw:frame><text:bookmark-start text:name="__RefHeading___Toc2334_77312315911"/>Last Operator Select<text:span text:style-name="T36"> </text:span><text:span text:style-name="T9">Random</text:span><text:bookmark-end text:name="__RefHeading___Toc2334_77312315911"/></text:h>
      <text:h text:style-name="P64" text:outline-level="4"><text:bookmark-start text:name="__RefHeading___Toc2336_77312315911"/>Percent<text:bookmark-end text:name="__RefHeading___Toc2336_77312315911"/></text:h>
      <text:p text:style-name="P110">How much percent will be random selected.</text:p>
      <text:h text:style-name="P64" text:outline-level="4"><text:bookmark-start text:name="__RefHeading___Toc2338_77312315911"/>Random Seed<text:bookmark-end text:name="__RefHeading___Toc2338_77312315911"/></text:h>
      <text:p text:style-name="P110">The random seed value.</text:p>
      <text:h text:style-name="P64" text:outline-level="4"><text:bookmark-start text:name="__RefHeading___Toc2340_77312315911"/>Action<text:bookmark-end text:name="__RefHeading___Toc2340_77312315911"/></text:h>
      <text:p text:style-name="P110">Select or deselect.</text:p>
      <text:p text:style-name="P65"/>
      <text:h text:style-name="P205" text:outline-level="2"><text:bookmark-start text:name="__RefHeading___Toc2342_77312315911"/>Checker Deselect <text:bookmark-end text:name="__RefHeading___Toc2342_77312315911"/></text:h>
      <text:p text:style-name="P63">Deselect alternating <text:span text:style-name="T54">control points.</text:span></text:p>
      <text:h text:style-name="P235" text:outline-level="3"><draw:frame draw:style-name="fr2" draw:name="Bild80" text:anchor-type="paragraph" svg:y="0.0457in" svg:width="1.8744in" svg:height="0.7008in" draw:z-index="67"><draw:image xlink:href="Pictures/100000010000011900000069DA69086E75BA1A25.png" xlink:type="simple" xlink:show="embed" xlink:actuate="onLoad" draw:mime-type="image/png"/></draw:frame><text:bookmark-start text:name="__RefHeading___Toc2344_77312315911"/>Last Operator Checker Deselect<text:bookmark-end text:name="__RefHeading___Toc2344_77312315911"/></text:h>
      <text:h text:style-name="P64" text:outline-level="4"><text:bookmark-start text:name="__RefHeading___Toc2346_77312315911"/>Nth Element<text:bookmark-end text:name="__RefHeading___Toc2346_77312315911"/></text:h>
      <text:p text:style-name="P116">Define how much elements gets unchecked. With 2 you have a checker board pattern. Every second element gets deselected.</text:p>
      <text:h text:style-name="P64" text:outline-level="4"><text:bookmark-start text:name="__RefHeading___Toc2348_77312315911"/>Skip<text:bookmark-end text:name="__RefHeading___Toc2348_77312315911"/></text:h>
      <text:p text:style-name="P116">Skip elements before the checker algorithm deselects again.</text:p>
      <text:h text:style-name="P64" text:outline-level="4"><text:bookmark-start text:name="__RefHeading___Toc2350_77312315911"/>Offset<text:bookmark-end text:name="__RefHeading___Toc2350_77312315911"/></text:h>
      <text:p text:style-name="P49">Offset the deselected elements.</text:p>
      <text:p text:style-name="P25"/>
      <text:h text:style-name="Heading_20_2" text:outline-level="2"><text:bookmark-start text:name="__RefHeading___Toc5805_3997339420"/>Control Point Row<text:bookmark-end text:name="__RefHeading___Toc5805_3997339420"/></text:h>
      <text:p text:style-name="P147">Selects a row of control points, including the active one.</text:p>
      <text:p text:style-name="Horizontal_20_Line"/>
      <text:h text:style-name="P205" text:outline-level="2"><text:bookmark-start text:name="__RefHeading___Toc5807_3997339420"/>More<text:bookmark-end text:name="__RefHeading___Toc5807_3997339420"/></text:h>
      <text:p text:style-name="P140">Extends the current selection.</text:p>
      <text:h text:style-name="P205" text:outline-level="2"><text:bookmark-start text:name="__RefHeading___Toc5809_3997339420"/>Less<text:bookmark-end text:name="__RefHeading___Toc5809_3997339420"/></text:h>
      <text:p text:style-name="P24">Reduces the current selection.</text:p>
      <text:p text:style-name="P24"><text:soft-page-break/></text:p>
      <table:table table:name="Tabelle6" table:style-name="Tabelle6">
        <table:table-column table:style-name="Tabelle6.A"/>
        <table:table-row table:style-name="TableLine2190627299856">
          <table:table-cell table:style-name="Tabelle6.A1" office:value-type="string">
            <text:h text:style-name="P187" text:outline-level="1"><text:bookmark-start text:name="__RefHeading___Toc5811_3997339420"/><text:span text:style-name="T22">M</text:span><text:span text:style-name="T23">etaball</text:span><text:span text:style-name="T22"> Object - Edit Mode</text:span><text:bookmark-end text:name="__RefHeading___Toc5811_3997339420"/></text:h>
          </table:table-cell>
        </table:table-row>
      </table:table>
      <text:p text:style-name="P26"/>
      <text:p text:style-name="P26"><draw:frame draw:style-name="fr4" draw:name="Bild81" text:anchor-type="paragraph" svg:width="0.8862in" svg:height="1.3661in" draw:z-index="68"><draw:image xlink:href="Pictures/1000000100000085000000CD09F78FB688AD69C3.png" xlink:type="simple" xlink:show="embed" xlink:actuate="onLoad" draw:mime-type="image/png"/></draw:frame></text:p>
      <text:p text:style-name="P26"/>
      <text:p text:style-name="P26"/>
      <text:p text:style-name="P26"/>
      <text:p text:style-name="P26"/>
      <text:p text:style-name="P26"/>
      <text:p text:style-name="P26"/>
      <text:h text:style-name="P202" text:outline-level="2"><draw:frame draw:style-name="fr2" draw:name="Bild8" text:anchor-type="paragraph" svg:y="0.3591in" svg:width="2.2598in" svg:height="0.3154in" draw:z-index="102"><draw:image xlink:href="Pictures/10000000000001530000002FC1F9DF02291C1C48.jpg" xlink:type="simple" xlink:show="embed" xlink:actuate="onLoad" draw:mime-type="image/jpeg"/></draw:frame><text:bookmark-start text:name="__RefHeading___Toc4843_1514497418"/>Legacy<text:bookmark-end text:name="__RefHeading___Toc4843_1514497418"/></text:h>
      <text:p text:style-name="P158">The legacy sub menu contains tools that exists in the tool shelf already. It's the old way to do things. Different to the tools in the tool shelf, these tools are<text:span text:style-name="T62"> usually</text:span> modal. And performs once. You have to call them again in case you want to repeat the tool.</text:p>
      <text:h text:style-name="P232" text:outline-level="3"><text:bookmark-start text:name="__RefHeading___Toc4871_1514497418"/>Box select<text:bookmark-end text:name="__RefHeading___Toc4871_1514497418"/></text:h>
      <text:p text:style-name="P161">Draw a rectangle to select everything inside of the rectangle.</text:p>
      <text:p text:style-name="P161"><text:span text:style-name="T62">It automatically adds to the current selection. Holding down shift subtracts from</text:span> the selection.</text:p>
      <text:h text:style-name="P232" text:outline-level="3"><text:bookmark-start text:name="__RefHeading___Toc4873_1514497418"/>Circle select<text:bookmark-end text:name="__RefHeading___Toc4873_1514497418"/></text:h>
      <text:p text:style-name="P161">Brush select content. The radius of the brush can be adjusted by holding down left mouse button and using the scroll wheel or the + or - button at the numpad.</text:p>
      <text:p text:style-name="P36"><text:span text:style-name="T62">It automatically adds to the current selection. Holding down shift subtracts from</text:span> the selection.<text:span text:style-name="T62"> </text:span>To exit the <text:span text:style-name="T62">circle select </text:span>tool click with the right mouse button.</text:p>
      <text:h text:style-name="P206" text:outline-level="2"><draw:frame draw:style-name="fr2" draw:name="Bild89" text:anchor-type="paragraph" svg:y="0.2134in" svg:width="2.4016in" svg:height="0.7917in" draw:z-index="113"><draw:image xlink:href="Pictures/100000010000016800000077D5CD5368A46C8244.png" xlink:type="simple" xlink:show="embed" xlink:actuate="onLoad" draw:mime-type="image/png"/></draw:frame><text:bookmark-start text:name="__RefHeading___Toc8790_3269378711"/>Lasso Select<text:bookmark-end text:name="__RefHeading___Toc8790_3269378711"/></text:h>
      <text:p text:style-name="P57">A sub menu with the available lasso select modes. </text:p>
      <text:h text:style-name="P207" text:outline-level="2"><text:bookmark-start text:name="__RefHeading___Toc5813_3997339420"/>All <text:bookmark-end text:name="__RefHeading___Toc5813_3997339420"/></text:h>
      <text:p text:style-name="P10">Select everything.</text:p>
      <text:h text:style-name="P207" text:outline-level="2"><text:bookmark-start text:name="__RefHeading___Toc1077_2074365274111"/>None<text:bookmark-end text:name="__RefHeading___Toc1077_2074365274111"/></text:h>
      <text:p text:style-name="P10">Select nothing.</text:p>
      <text:h text:style-name="P207" text:outline-level="2"><text:bookmark-start text:name="__RefHeading___Toc1079_2074365274111"/>Inverse<text:bookmark-end text:name="__RefHeading___Toc1079_2074365274111"/></text:h>
      <text:p text:style-name="P10">Invert the current selection.</text:p>
      <text:h text:style-name="P207" text:outline-level="2"><draw:frame draw:style-name="fr4" draw:name="Bild85" text:anchor-type="paragraph" svg:width="1.4528in" svg:height="0.6181in" draw:z-index="69"><draw:image xlink:href="Pictures/10000001000000DA0000005D6C199DB7A6AF51B4.png" xlink:type="simple" xlink:show="embed" xlink:actuate="onLoad" draw:mime-type="image/png"/></draw:frame><text:bookmark-start text:name="__RefHeading___Toc5815_3997339420"/>Similar<text:bookmark-end text:name="__RefHeading___Toc5815_3997339420"/></text:h>
      <text:p text:style-name="P66"><text:span text:style-name="T47">Select</text:span><text:span text:style-name="T46"> </text:span><text:span text:style-name="T49">m</text:span><text:span text:style-name="T48">etaball </text:span><text:span text:style-name="T46">geometry based on how similar certain properties are to it.</text:span></text:p>
      <text:p text:style-name="P26"><text:soft-page-break/></text:p>
      <text:h text:style-name="P236" text:outline-level="3"><text:bookmark-start text:name="__RefHeading___Toc5817_3997339420"/>Last Operator Select<text:span text:style-name="T36"> Similar</text:span><text:bookmark-end text:name="__RefHeading___Toc5817_3997339420"/></text:h>
      <text:h text:style-name="P67" text:outline-level="4"><draw:frame draw:style-name="fr3" draw:name="Bild86" text:anchor-type="paragraph" svg:x="5.5591in" svg:y="0.1008in" svg:width="1.8661in" svg:height="0.6929in" draw:z-index="70"><draw:image xlink:href="Pictures/100000010000011800000068D7C9F9C0960E2A21.png" xlink:type="simple" xlink:show="embed" xlink:actuate="onLoad" draw:mime-type="image/png"/></draw:frame><text:bookmark-start text:name="__RefHeading___Toc2326_77312315912"/>Type<text:bookmark-end text:name="__RefHeading___Toc2326_77312315912"/></text:h>
      <text:p text:style-name="P111">Choose the select similar method again.</text:p>
      <text:h text:style-name="P67" text:outline-level="4"><text:bookmark-start text:name="__RefHeading___Toc2328_77312315912"/>Compare<text:bookmark-end text:name="__RefHeading___Toc2328_77312315912"/></text:h>
      <text:p text:style-name="P111">Compare with method less, greater or equal.</text:p>
      <text:h text:style-name="P67" text:outline-level="4"><text:bookmark-start text:name="__RefHeading___Toc2330_77312315912"/>Threshold<text:bookmark-end text:name="__RefHeading___Toc2330_77312315912"/></text:h>
      <text:p text:style-name="P46">Adjust the threshold value after which the element counts as similar.</text:p>
      <text:p text:style-name="Horizontal_20_Line"/>
      <text:h text:style-name="P207" text:outline-level="2"><text:bookmark-start text:name="__RefHeading___Toc5819_3997339420"/>Random <text:bookmark-end text:name="__RefHeading___Toc5819_3997339420"/></text:h>
      <text:p text:style-name="P66">Selects a random <text:span text:style-name="T55">metaball element.</text:span></text:p>
      <text:h text:style-name="P236" text:outline-level="3"><draw:frame draw:style-name="fr3" draw:name="Bild87" text:anchor-type="paragraph" svg:x="5.5591in" svg:y="0.0882in" svg:width="1.8661in" svg:height="0.7126in" draw:z-index="71"><draw:image xlink:href="Pictures/10000001000001180000006B35904E41BE93D93A.png" xlink:type="simple" xlink:show="embed" xlink:actuate="onLoad" draw:mime-type="image/png"/></draw:frame><text:bookmark-start text:name="__RefHeading___Toc2334_77312315912"/>Last Operator Select<text:span text:style-name="T36"> </text:span><text:span text:style-name="T9">Random</text:span><text:bookmark-end text:name="__RefHeading___Toc2334_77312315912"/></text:h>
      <text:h text:style-name="P67" text:outline-level="4"><text:bookmark-start text:name="__RefHeading___Toc2336_77312315912"/>Percent<text:bookmark-end text:name="__RefHeading___Toc2336_77312315912"/></text:h>
      <text:p text:style-name="P111">How much percent will be random selected.</text:p>
      <text:h text:style-name="P67" text:outline-level="4"><text:bookmark-start text:name="__RefHeading___Toc2338_77312315912"/>Random Seed<text:bookmark-end text:name="__RefHeading___Toc2338_77312315912"/></text:h>
      <text:p text:style-name="P111">The random seed value.</text:p>
      <text:h text:style-name="P67" text:outline-level="4"><text:bookmark-start text:name="__RefHeading___Toc2340_77312315912"/>Action<text:bookmark-end text:name="__RefHeading___Toc2340_77312315912"/></text:h>
      <text:p text:style-name="P111">Select or deselect.</text:p>
      <table:table table:name="Tabelle11" table:style-name="Tabelle11">
        <table:table-column table:style-name="Tabelle11.A"/>
        <table:table-row table:style-name="TableLine2190627332224">
          <table:table-cell table:style-name="Tabelle11.A1" office:value-type="string">
            <text:h text:style-name="P188" text:outline-level="1"><text:bookmark-start text:name="__RefHeading___Toc5811_39973394201"/><text:span text:style-name="T22">T</text:span><text:span text:style-name="T31">ext</text:span><text:span text:style-name="T22"> Object - Edit Mode</text:span><text:bookmark-end text:name="__RefHeading___Toc5811_39973394201"/></text:h>
          </table:table-cell>
        </table:table-row>
      </table:table>
      <text:p text:style-name="P31"><draw:frame draw:style-name="fr4" draw:name="Bild1" text:anchor-type="paragraph" svg:width="1.5398in" svg:height="1.661in" draw:z-index="97"><draw:image xlink:href="Pictures/10000001000000E7000000F9F68B0B6D6BD5405F.png" xlink:type="simple" xlink:show="embed" xlink:actuate="onLoad" draw:mime-type="image/png"/></draw:frame></text:p>
      <text:h text:style-name="P208" text:outline-level="2"><text:bookmark-start text:name="__RefHeading___Toc5813_39973394201"/>All <text:bookmark-end text:name="__RefHeading___Toc5813_39973394201"/></text:h>
      <text:p text:style-name="P16">Select everything.</text:p>
      <text:h text:style-name="P209" text:outline-level="2"><text:bookmark-start text:name="__RefHeading___Toc1077_20743652741111"/>Line End, Line Begin, etc.<text:bookmark-end text:name="__RefHeading___Toc1077_20743652741111"/></text:h>
      <text:p text:style-name="P54">Select <text:span text:style-name="T61">corresponding element.</text:span></text:p>
      <text:p text:style-name="P54"/>
      <text:p text:style-name="P54"/>
      <text:p text:style-name="P54"/>
      <text:p text:style-name="P54"/>
      <text:p text:style-name="P27"/>
      <table:table table:name="Tabelle8" table:style-name="Tabelle8">
        <table:table-column table:style-name="Tabelle8.A"/>
        <text:soft-page-break/>
        <table:table-row table:style-name="TableLine2190627318896">
          <table:table-cell table:style-name="Tabelle8.A1" office:value-type="string">
            <text:h text:style-name="P189" text:outline-level="1"><text:bookmark-start text:name="__RefHeading___Toc5821_3997339420"/><text:span text:style-name="T22">G</text:span><text:span text:style-name="T24">rease Pencil Object</text:span><text:span text:style-name="T22"> - Edit Mode</text:span><text:span text:style-name="T27">, Sculpt Mode</text:span><text:bookmark-end text:name="__RefHeading___Toc5821_3997339420"/></text:h>
          </table:table-cell>
        </table:table-row>
      </table:table>
      <text:p text:style-name="P27"><draw:frame draw:style-name="fr2" draw:name="Bild88" text:anchor-type="paragraph" svg:y="0.0827in" svg:width="1.1256in" svg:height="2.2126in" draw:z-index="72"><draw:image xlink:href="Pictures/10000001000000A90000014C57301DECDAF331F1.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h text:style-name="P202" text:outline-level="2"><draw:frame draw:style-name="fr2" draw:name="Bild37" text:anchor-type="paragraph" svg:y="0.3591in" svg:width="2.2598in" svg:height="0.3154in" draw:z-index="103"><draw:image xlink:href="Pictures/10000000000001530000002FC1F9DF02291C1C48.jpg" xlink:type="simple" xlink:show="embed" xlink:actuate="onLoad" draw:mime-type="image/jpeg"/></draw:frame><text:bookmark-start text:name="__RefHeading___Toc4845_1514497418"/>Legacy<text:bookmark-end text:name="__RefHeading___Toc4845_1514497418"/></text:h>
      <text:p text:style-name="P158">The legacy sub menu contains tools that exists in the tool shelf already. It's the old way to do things. Different to the tools in the tool shelf, these tools are<text:span text:style-name="T62"> usually</text:span> modal. And performs once. You have to call them again in case you want to repeat the tool.</text:p>
      <text:h text:style-name="P232" text:outline-level="3"><text:bookmark-start text:name="__RefHeading___Toc4875_1514497418"/>Box select<text:bookmark-end text:name="__RefHeading___Toc4875_1514497418"/></text:h>
      <text:p text:style-name="P161">Draw a rectangle to select everything inside of the rectangle.</text:p>
      <text:p text:style-name="P161"><text:span text:style-name="T62">It automatically adds to the current selection. Holding down shift subtracts from</text:span> the selection.</text:p>
      <text:h text:style-name="P232" text:outline-level="3"><text:bookmark-start text:name="__RefHeading___Toc4877_1514497418"/>Circle select<text:bookmark-end text:name="__RefHeading___Toc4877_1514497418"/></text:h>
      <text:p text:style-name="P161">Brush select content. The radius of the brush can be adjusted by holding down left mouse button and using the scroll wheel or the + or - button at the numpad.</text:p>
      <text:p text:style-name="P36"><text:span text:style-name="T62">It automatically adds to the current selection. Holding down shift subtracts from</text:span> the selection.<text:span text:style-name="T62"> </text:span>To exit the <text:span text:style-name="T62">circle select </text:span>tool click with the right mouse button.</text:p>
      <text:h text:style-name="P206" text:outline-level="2"><draw:frame draw:style-name="fr2" draw:name="Bild90" text:anchor-type="paragraph" svg:y="0.2134in" svg:width="2.4016in" svg:height="0.7917in" draw:z-index="114"><draw:image xlink:href="Pictures/100000010000016800000077D5CD5368A46C8244.png" xlink:type="simple" xlink:show="embed" xlink:actuate="onLoad" draw:mime-type="image/png"/></draw:frame><text:bookmark-start text:name="__RefHeading___Toc8792_3269378711"/>Lasso Select<text:bookmark-end text:name="__RefHeading___Toc8792_3269378711"/></text:h>
      <text:p text:style-name="P57">A sub menu with the available lasso select modes. </text:p>
      <text:p text:style-name="P36"/>
      <text:h text:style-name="P213" text:outline-level="2"><text:bookmark-start text:name="__RefHeading___Toc5823_3997339420"/>All <text:bookmark-end text:name="__RefHeading___Toc5823_3997339420"/></text:h>
      <text:p text:style-name="P11">Select everything.</text:p>
      <text:h text:style-name="P213" text:outline-level="2"><text:bookmark-start text:name="__RefHeading___Toc1077_2074365274112"/>None<text:bookmark-end text:name="__RefHeading___Toc1077_2074365274112"/></text:h>
      <text:p text:style-name="P11">Select nothing.</text:p>
      <text:h text:style-name="P213" text:outline-level="2"><text:bookmark-start text:name="__RefHeading___Toc1079_2074365274112"/>Inverse<text:bookmark-end text:name="__RefHeading___Toc1079_2074365274112"/></text:h>
      <text:p text:style-name="P11">Invert the current selection.</text:p>
      <text:p text:style-name="Horizontal_20_Line"/>
      <text:h text:style-name="P213" text:outline-level="2"><text:bookmark-start text:name="__RefHeading___Toc5825_3997339420"/><text:soft-page-break/>Linked<text:bookmark-end text:name="__RefHeading___Toc5825_3997339420"/></text:h>
      <text:p text:style-name="P104"><draw:frame draw:style-name="fr4" draw:name="Bild92" text:anchor-type="paragraph" svg:width="1.2098in" svg:height="1.2563in" draw:z-index="73"><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04"/>
      <text:p text:style-name="P104"/>
      <text:h text:style-name="P237" text:outline-level="3"><draw:frame draw:style-name="fr2" draw:name="Bild93" text:anchor-type="paragraph" svg:y="0.1181in" svg:width="1.8937in" svg:height="0.972in" draw:z-index="74"><draw:image xlink:href="Pictures/100000010000011C000000926854C9471D2D4287.png" xlink:type="simple" xlink:show="embed" xlink:actuate="onLoad" draw:mime-type="image/png"/></draw:frame><text:bookmark-start text:name="__RefHeading___Toc1857_367637681412"/>Last Operator Select Linked All<text:bookmark-end text:name="__RefHeading___Toc1857_367637681412"/></text:h>
      <text:h text:style-name="P169" text:outline-level="4"><text:bookmark-start text:name="__RefHeading___Toc1859_367637681412"/>Delimit<text:bookmark-end text:name="__RefHeading___Toc1859_367637681412"/></text:h>
      <text:p text:style-name="P104">Add a limit to the selection. For example, just select up to the next seam.</text:p>
      <text:p text:style-name="Horizontal_20_Line"/>
      <text:h text:style-name="P210" text:outline-level="2"><draw:frame draw:style-name="fr2" draw:name="Bild94" text:anchor-type="paragraph" svg:y="0.1181in" svg:width="0.8071in" svg:height="0.6811in" draw:z-index="76"><draw:image xlink:href="Pictures/10000001000000F2000000CC5EF770AF4228C7F0.png" xlink:type="simple" xlink:show="embed" xlink:actuate="onLoad" draw:mime-type="image/png"/></draw:frame><text:bookmark-start text:name="__RefHeading___Toc5827_3997339420"/>Alternated<text:bookmark-end text:name="__RefHeading___Toc5827_3997339420"/></text:h>
      <text:p text:style-name="P104">Select every second element.</text:p>
      <text:h text:style-name="P237" text:outline-level="3"><draw:frame draw:style-name="fr2" draw:name="Bild95" text:anchor-type="paragraph" svg:y="0.1181in" svg:width="1.9016in" svg:height="0.4453in" draw:z-index="75"><draw:image xlink:href="Pictures/100000010000011D0000004330AC4B4A9D0EBE3E.png" xlink:type="simple" xlink:show="embed" xlink:actuate="onLoad" draw:mime-type="image/png"/></draw:frame><text:bookmark-start text:name="__RefHeading___Toc1857_3676376814121"/>Last Operator <text:span text:style-name="T15">Alternated</text:span><text:bookmark-end text:name="__RefHeading___Toc1857_3676376814121"/></text:h>
      <text:h text:style-name="P135" text:outline-level="4"><text:bookmark-start text:name="__RefHeading___Toc1859_3676376814121"/>Unselect Ends<text:bookmark-end text:name="__RefHeading___Toc1859_3676376814121"/></text:h>
      <text:p text:style-name="P104">T<text:span text:style-name="T56">he end points are always unselected.</text:span></text:p>
      <text:p text:style-name="Horizontal_20_Line"/>
      <text:h text:style-name="P211" text:outline-level="2"><draw:frame draw:style-name="fr2" draw:name="Bild97" text:anchor-type="paragraph" svg:y="0.1181in" svg:width="1.4252in" svg:height="0.3661in" draw:z-index="78"><draw:image xlink:href="Pictures/10000001000000D6000000374350E0C455BC9CCE.png" xlink:type="simple" xlink:show="embed" xlink:actuate="onLoad" draw:mime-type="image/png"/></draw:frame><text:bookmark-start text:name="__RefHeading___Toc5829_3997339420"/>G<text:span text:style-name="T57">rouped</text:span><text:bookmark-end text:name="__RefHeading___Toc5829_3997339420"/></text:h>
      <text:p text:style-name="P105">Select grouped strokes by layer or color.</text:p>
      <text:h text:style-name="P238" text:outline-level="3"><draw:frame draw:style-name="fr2" draw:name="Bild96" text:anchor-type="paragraph" svg:y="0.1181in" svg:width="1.9366in" svg:height="0.4689in" draw:z-index="77"><draw:image xlink:href="Pictures/100000010000012300000046D6F2794CF2DE25C9.png" xlink:type="simple" xlink:show="embed" xlink:actuate="onLoad" draw:mime-type="image/png"/></draw:frame><text:bookmark-start text:name="__RefHeading___Toc1857_36763768141211"/>Last Operator <text:span text:style-name="T15">S</text:span><text:span text:style-name="T16">elect Grouped</text:span><text:bookmark-end text:name="__RefHeading___Toc1857_36763768141211"/></text:h>
      <text:h text:style-name="P136" text:outline-level="4"><text:bookmark-start text:name="__RefHeading___Toc1859_36763768141211"/>T<text:span text:style-name="T57">ype</text:span><text:bookmark-end text:name="__RefHeading___Toc1859_36763768141211"/></text:h>
      <text:p text:style-name="P43">Adjust<text:span text:style-name="T57"> if you want to select by layer or color.</text:span></text:p>
      <text:p text:style-name="Horizontal_20_Line"/>
      <text:h text:style-name="Heading_20_2" text:outline-level="2"><text:bookmark-start text:name="__RefHeading___Toc5831_3997339420"/>First<text:bookmark-end text:name="__RefHeading___Toc5831_3997339420"/></text:h>
      <text:p text:style-name="P148">Select the first element in the stroke.</text:p>
      <text:h text:style-name="P239" text:outline-level="3"><draw:frame draw:style-name="fr2" draw:name="Bild99" text:anchor-type="paragraph" svg:y="0.1181in" svg:width="1.8937in" svg:height="0.5783in" draw:z-index="79"><draw:image xlink:href="Pictures/100000010000011A000000543E584734E0A0C3D5.png" xlink:type="simple" xlink:show="embed" xlink:actuate="onLoad" draw:mime-type="image/png"/></draw:frame><text:bookmark-start text:name="__RefHeading___Toc5833_3997339420"/>Last Operator <text:span text:style-name="T15">S</text:span><text:span text:style-name="T16">elect F</text:span><text:span text:style-name="T17">irst </text:span><text:bookmark-end text:name="__RefHeading___Toc5833_3997339420"/></text:h>
      <text:h text:style-name="Heading_20_4" text:outline-level="4"><text:bookmark-start text:name="__RefHeading___Toc5835_3997339420"/><text:span text:style-name="T17">S</text:span><text:span text:style-name="T8">elected Strokes only</text:span><text:bookmark-end text:name="__RefHeading___Toc5835_3997339420"/></text:h>
      <text:p text:style-name="Text_20_body">Only select the first point of strokes that has already some geometry selected.</text:p>
      <text:h text:style-name="Heading_20_4" text:outline-level="4"><text:bookmark-start text:name="__RefHeading___Toc5837_3997339420"/>Extend<text:bookmark-end text:name="__RefHeading___Toc5837_3997339420"/></text:h>
      <text:p text:style-name="P148">Extend the current selection.</text:p>
      <text:h text:style-name="Heading_20_2" text:outline-level="2"><text:bookmark-start text:name="__RefHeading___Toc5839_3997339420"/><text:soft-page-break/>Last<text:bookmark-end text:name="__RefHeading___Toc5839_3997339420"/></text:h>
      <text:p text:style-name="P40">Select the last element in the stroke.</text:p>
      <text:p text:style-name="P40"/>
      <text:h text:style-name="P239" text:outline-level="3"><draw:frame draw:style-name="fr2" draw:name="Bild100" text:anchor-type="paragraph" svg:y="0.1181in" svg:width="1.8937in" svg:height="0.5783in" draw:z-index="80"><draw:image xlink:href="Pictures/100000010000011C0000005798CC80B294F3F26D.png" xlink:type="simple" xlink:show="embed" xlink:actuate="onLoad" draw:mime-type="image/png"/></draw:frame><text:bookmark-start text:name="__RefHeading___Toc5841_3997339420"/>Last Operator <text:span text:style-name="T15">S</text:span><text:span text:style-name="T16">elect L</text:span><text:span text:style-name="T17">ast </text:span><text:bookmark-end text:name="__RefHeading___Toc5841_3997339420"/></text:h>
      <text:h text:style-name="P150" text:outline-level="4"><text:bookmark-start text:name="__RefHeading___Toc5843_3997339420"/><text:span text:style-name="T17">S</text:span><text:span text:style-name="T8">elected Strokes only</text:span><text:bookmark-end text:name="__RefHeading___Toc5843_3997339420"/></text:h>
      <text:p text:style-name="P149">Only select the <text:span text:style-name="T58">last</text:span> point of strokes that has already some geometry selected.</text:p>
      <text:h text:style-name="P150" text:outline-level="4"><text:bookmark-start text:name="__RefHeading___Toc5845_3997339420"/>Extend<text:bookmark-end text:name="__RefHeading___Toc5845_3997339420"/></text:h>
      <text:p text:style-name="P41">Extend the current selection.</text:p>
      <text:p text:style-name="Horizontal_20_Line"/>
      <text:h text:style-name="P214" text:outline-level="2"><text:bookmark-start text:name="__RefHeading___Toc5847_3997339420"/>More<text:bookmark-end text:name="__RefHeading___Toc5847_3997339420"/></text:h>
      <text:p text:style-name="P141">Extends the current selection.</text:p>
      <text:h text:style-name="P214" text:outline-level="2"><text:bookmark-start text:name="__RefHeading___Toc5849_3997339420"/>Less<text:bookmark-end text:name="__RefHeading___Toc5849_3997339420"/></text:h>
      <text:p text:style-name="P33">Reduces the current selection.</text:p>
      <text:p text:style-name="P29"/>
      <table:table table:name="Tabelle7" table:style-name="Tabelle7">
        <table:table-column table:style-name="Tabelle7.A"/>
        <table:table-row table:style-name="TableLine2190627327600">
          <table:table-cell table:style-name="Tabelle7.A1" office:value-type="string">
            <text:h text:style-name="P190" text:outline-level="1"><text:bookmark-start text:name="__RefHeading___Toc9027_3997339420"/><text:span text:style-name="T22">A</text:span><text:span text:style-name="T25">rmature</text:span><text:span text:style-name="T24"> Object</text:span><text:span text:style-name="T22"> - Edit Mode</text:span><text:bookmark-end text:name="__RefHeading___Toc9027_3997339420"/></text:h>
          </table:table-cell>
        </table:table-row>
      </table:table>
      <text:p text:style-name="P28"/>
      <text:p text:style-name="P28"><draw:frame draw:style-name="fr2" draw:name="Bild101" text:anchor-type="paragraph" svg:y="0.0854in" svg:width="1.1457in" svg:height="2.661in" draw:z-index="81"><draw:image xlink:href="Pictures/10000001000000AC0000018F92CC1D287B2AAB94.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202" text:outline-level="2"><draw:frame draw:style-name="fr2" draw:name="Bild61" text:anchor-type="paragraph" svg:y="0.3591in" svg:width="2.2598in" svg:height="0.3154in" draw:z-index="104"><draw:image xlink:href="Pictures/10000000000001530000002FC1F9DF02291C1C48.jpg" xlink:type="simple" xlink:show="embed" xlink:actuate="onLoad" draw:mime-type="image/jpeg"/></draw:frame><text:bookmark-start text:name="__RefHeading___Toc4847_1514497418"/>Legacy<text:bookmark-end text:name="__RefHeading___Toc4847_1514497418"/></text:h>
      <text:p text:style-name="P158">The legacy sub menu contains tools that exists in the tool shelf already. It's the old way to do things. Different to the tools in the tool shelf, these tools are<text:span text:style-name="T62"> usually</text:span> modal. And performs once. You have to call them again in case you want to repeat the tool.</text:p>
      <text:h text:style-name="P232" text:outline-level="3"><text:bookmark-start text:name="__RefHeading___Toc4879_1514497418"/>Box select<text:bookmark-end text:name="__RefHeading___Toc4879_1514497418"/></text:h>
      <text:p text:style-name="P161">Draw a rectangle to select everything inside of the rectangle.</text:p>
      <text:p text:style-name="P161"><text:soft-page-break/><text:span text:style-name="T62">It automatically adds to the current selection. Holding down shift subtracts from</text:span> the selection.</text:p>
      <text:h text:style-name="P232" text:outline-level="3"><text:bookmark-start text:name="__RefHeading___Toc4881_1514497418"/>Circle select<text:bookmark-end text:name="__RefHeading___Toc4881_1514497418"/></text:h>
      <text:p text:style-name="P161">Brush select content. The radius of the brush can be adjusted by holding down left mouse button and using the scroll wheel or the + or - button at the numpad.</text:p>
      <text:p text:style-name="P36"><text:span text:style-name="T62">It automatically adds to the current selection. Holding down shift subtracts from</text:span> the selection.<text:span text:style-name="T62"> </text:span>To exit the <text:span text:style-name="T62">circle select </text:span>tool click with the right mouse button.</text:p>
      <text:h text:style-name="P206" text:outline-level="2"><draw:frame draw:style-name="fr2" draw:name="Bild91" text:anchor-type="paragraph" svg:y="0.2134in" svg:width="2.4016in" svg:height="0.7917in" draw:z-index="115"><draw:image xlink:href="Pictures/100000010000016800000077D5CD5368A46C8244.png" xlink:type="simple" xlink:show="embed" xlink:actuate="onLoad" draw:mime-type="image/png"/></draw:frame><text:bookmark-start text:name="__RefHeading___Toc8794_3269378711"/>Lasso Select<text:bookmark-end text:name="__RefHeading___Toc8794_3269378711"/></text:h>
      <text:p text:style-name="P57">A sub menu with the available lasso select modes. </text:p>
      <text:p text:style-name="P38"/>
      <text:h text:style-name="P215" text:outline-level="2"><text:bookmark-start text:name="__RefHeading___Toc8890_3997339420"/>All <text:bookmark-end text:name="__RefHeading___Toc8890_3997339420"/></text:h>
      <text:p text:style-name="P12">Select everything.</text:p>
      <text:h text:style-name="P215" text:outline-level="2"><text:bookmark-start text:name="__RefHeading___Toc1077_20743652741121"/>None<text:bookmark-end text:name="__RefHeading___Toc1077_20743652741121"/></text:h>
      <text:p text:style-name="P12">Select nothing.</text:p>
      <text:h text:style-name="P215" text:outline-level="2"><text:bookmark-start text:name="__RefHeading___Toc1079_20743652741121"/>Inverse<text:bookmark-end text:name="__RefHeading___Toc1079_20743652741121"/></text:h>
      <text:p text:style-name="P12">Invert the current selection.</text:p>
      <text:p text:style-name="P12"/>
      <text:p text:style-name="Horizontal_20_Line"/>
      <text:h text:style-name="P215" text:outline-level="2"><draw:frame draw:style-name="fr4" draw:name="Bild105" text:anchor-type="paragraph" svg:width="1.4335in" svg:height="1.5311in" draw:z-index="82"><draw:image xlink:href="Pictures/10000001000000D7000000E6C8655DC97577909B.png" xlink:type="simple" xlink:show="embed" xlink:actuate="onLoad" draw:mime-type="image/png"/></draw:frame><text:bookmark-start text:name="__RefHeading___Toc9029_3997339420"/>Similar<text:bookmark-end text:name="__RefHeading___Toc9029_3997339420"/></text:h>
      <text:p text:style-name="P68"><text:span text:style-name="T47">Select</text:span><text:span text:style-name="T46"> </text:span><text:span text:style-name="T49">m</text:span><text:span text:style-name="T48">etaball </text:span><text:span text:style-name="T46">geometry based on how similar certain properties are to it.</text:span></text:p>
      <text:p text:style-name="P28"/>
      <text:p text:style-name="P68"><text:span text:style-name="T46">M</text:span><text:span text:style-name="T50">ost methods are self explaining. Immediate children selects just the direct children of the active object, while Children selects everything downwards the hierarchy.</text:span></text:p>
      <text:p text:style-name="P28"/>
      <text:h text:style-name="P240" text:outline-level="3"><text:bookmark-start text:name="__RefHeading___Toc8884_3997339420"/>Last Operator Select<text:span text:style-name="T36"> Similar</text:span><text:bookmark-end text:name="__RefHeading___Toc8884_3997339420"/></text:h>
      <text:h text:style-name="P70" text:outline-level="4"><draw:frame draw:style-name="fr2" draw:name="Bild106" text:anchor-type="paragraph" svg:y="0.1008in" svg:width="1.8744in" svg:height="0.5591in" draw:z-index="83"><draw:image xlink:href="Pictures/100000010000011900000054AEA23312E55E8DE4.png" xlink:type="simple" xlink:show="embed" xlink:actuate="onLoad" draw:mime-type="image/png"/></draw:frame><text:bookmark-start text:name="__RefHeading___Toc2326_773123159121"/>Type<text:bookmark-end text:name="__RefHeading___Toc2326_773123159121"/></text:h>
      <text:p text:style-name="P112">Choose the select similar method again.</text:p>
      <text:h text:style-name="P70" text:outline-level="4"><text:bookmark-start text:name="__RefHeading___Toc2328_773123159121"/>Compare<text:bookmark-end text:name="__RefHeading___Toc2328_773123159121"/></text:h>
      <text:p text:style-name="P112">Compare with method less, greater or equal.</text:p>
      <text:h text:style-name="P70" text:outline-level="4"><text:bookmark-start text:name="__RefHeading___Toc2330_773123159121"/>Threshold<text:bookmark-end text:name="__RefHeading___Toc2330_773123159121"/></text:h>
      <text:p text:style-name="P47">Adjust the threshold value after which the element counts as similar.</text:p>
      <text:p text:style-name="P28"><text:soft-page-break/></text:p>
      <text:p text:style-name="P71"/>
      <text:h text:style-name="P215" text:outline-level="2"><text:bookmark-start text:name="__RefHeading___Toc2187_20743652741"/>Mirror <text:span text:style-name="T33">Selection</text:span><text:bookmark-end text:name="__RefHeading___Toc2187_20743652741"/></text:h>
      <text:p text:style-name="P90">Select the mirrored parts of an object. For example for L.bone it selects R.bone.</text:p>
      <text:h text:style-name="P240" text:outline-level="3"><draw:frame draw:style-name="fr2" draw:name="Bild107" text:anchor-type="paragraph" svg:y="0.0256in" svg:width="1.878in" svg:height="0.4055in" draw:z-index="84"><draw:image xlink:href="Pictures/100000010000011A0000003DE0537E3E62ED4864.png" xlink:type="simple" xlink:show="embed" xlink:actuate="onLoad" draw:mime-type="image/png"/></draw:frame><text:bookmark-start text:name="__RefHeading___Toc3277_78964983411"/>Last Operator Select <text:span text:style-name="T7">Mirror</text:span><text:bookmark-end text:name="__RefHeading___Toc3277_78964983411"/></text:h>
      <text:h text:style-name="Heading_20_4" text:outline-level="4"><text:bookmark-start text:name="__RefHeading___Toc3279_78964983411"/>Extend<text:bookmark-end text:name="__RefHeading___Toc3279_78964983411"/></text:h>
      <text:p text:style-name="P50">Extends existing selection instead of deselecting everything first.</text:p>
      <text:p text:style-name="P80"/>
      <text:h text:style-name="P215" text:outline-level="2"><text:bookmark-start text:name="__RefHeading___Toc2189_20743652741"/>By Pattern<text:bookmark-end text:name="__RefHeading___Toc2189_20743652741"/></text:h>
      <text:p text:style-name="P69">Selects all objects whose name matches <text:span text:style-name="T5">the entered string. For missing parts you need to add an asterix. </text:span></text:p>
      <text:p text:style-name="P84">For example, you have four cubes in the scene. Cube, Cube.001, Cube.002 and mycube3. Then the term " Cube " will just select the first cube. While the term " Cube* " will select the first three. And " *cube* " will select all four.</text:p>
      <text:p text:style-name="P69">Supported wild-cards: </text:p>
      <text:p text:style-name="P69"><draw:frame draw:style-name="fr2" draw:name="Bild108" text:anchor-type="paragraph" svg:y="0.2654in" svg:width="2.0752in" svg:height="0.5516in" draw:z-index="85"><draw:image xlink:href="Pictures/1000000100000137000000539055BE0E18CDF16B.png" xlink:type="simple" xlink:show="embed" xlink:actuate="onLoad" draw:mime-type="image/png"/></draw:frame>* matches everything<text:line-break/>? matches any single character<text:line-break/>[abc] matches characters in “abc”<text:line-break/>[!abc] match any character not in “abc”</text:p>
      <text:p text:style-name="P84">The tool operates immediately at entering the string.</text:p>
      <text:h text:style-name="Heading_20_3" text:outline-level="3"><text:bookmark-start text:name="__RefHeading___Toc3222_78964983411"/>Pattern<text:bookmark-end text:name="__RefHeading___Toc3222_78964983411"/></text:h>
      <text:p text:style-name="P84">Type in your string.</text:p>
      <text:h text:style-name="Heading_20_3" text:outline-level="3"><text:bookmark-start text:name="__RefHeading___Toc3224_78964983411"/>Case Sensitive<text:bookmark-end text:name="__RefHeading___Toc3224_78964983411"/></text:h>
      <text:p text:style-name="P84">When ticked then the string comparison happens by taking upper and lower letters into account.</text:p>
      <text:h text:style-name="Heading_20_3" text:outline-level="3"><text:bookmark-start text:name="__RefHeading___Toc3226_78964983411"/>Extend<text:bookmark-end text:name="__RefHeading___Toc3226_78964983411"/></text:h>
      <text:p text:style-name="P84">Extends existing selection instead of deselecting everything first.</text:p>
      <text:h text:style-name="Heading_20_3" text:outline-level="3"><draw:frame draw:style-name="fr2" draw:name="Bild109" text:anchor-type="paragraph" svg:y="0.0929in" svg:width="2.0472in" svg:height="0.5193in" draw:z-index="86"><draw:image xlink:href="Pictures/10000001000001330000004EEE87B244D49EAC91.png" xlink:type="simple" xlink:show="embed" xlink:actuate="onLoad" draw:mime-type="image/png"/></draw:frame><text:bookmark-start text:name="__RefHeading___Toc3228_78964983411"/>Last Operator Select Pattern<text:bookmark-end text:name="__RefHeading___Toc3228_78964983411"/></text:h>
      <text:p text:style-name="P50">The Last Operator Select Pattern contains the same menu items than the pop-up. <text:span text:style-name="T33">So see above. Also, it does not appear in the 3D view. But when you call it from the edit menu or with hotkey.</text:span></text:p>
      <text:p text:style-name="Horizontal_20_Line"/>
      <text:h text:style-name="P240" text:outline-level="3"><text:bookmark-start text:name="__RefHeading___Toc9309_3997339420"/><text:soft-page-break/>Parent<text:bookmark-end text:name="__RefHeading___Toc9309_3997339420"/></text:h>
      <text:p text:style-name="P96">Parent requires to have a parent or child relationship. It selects the parent object of the currently selected object(s).</text:p>
      <text:h text:style-name="P240" text:outline-level="3"><text:bookmark-start text:name="__RefHeading___Toc2220_20743652741"/>Child <text:bookmark-end text:name="__RefHeading___Toc2220_20743652741"/></text:h>
      <text:p text:style-name="P96">Child requires to have a parent or child relationship. It selects the child object(s) of the currently selected object(s).</text:p>
      <text:h text:style-name="P241" text:outline-level="3"><text:bookmark-start text:name="__RefHeading___Toc2222_20743652741"/><text:span text:style-name="T59">Extend </text:span>Parent<text:bookmark-end text:name="__RefHeading___Toc2222_20743652741"/></text:h>
      <text:p text:style-name="P97"><text:span text:style-name="T59">Extend </text:span>Parent requires to have a parent or child relationship. It selects the parent object of the currently selected object(s). But keeps the active object in the selection, even when it's not currently selected.</text:p>
      <text:h text:style-name="P241" text:outline-level="3"><text:bookmark-start text:name="__RefHeading___Toc2224_20743652741"/><text:span text:style-name="T59">Extend </text:span>Child<text:bookmark-end text:name="__RefHeading___Toc2224_20743652741"/></text:h>
      <text:p text:style-name="P53"><text:span text:style-name="T59">Extend </text:span>Child requires to have a parent or child relationship. It selects the child object(s) of the currently selected object(s). But keeps the active object in the selection, even when it's not currently selected.</text:p>
      <text:h text:style-name="P240" text:outline-level="3"><text:bookmark-start text:name="__RefHeading___Toc9311_3997339420"/>More<text:bookmark-end text:name="__RefHeading___Toc9311_3997339420"/></text:h>
      <text:p text:style-name="P96">More requires to have a parent or child relationship.<text:span text:style-name="T34"> </text:span>It expands the selection.</text:p>
      <text:h text:style-name="P240" text:outline-level="3"><text:bookmark-start text:name="__RefHeading___Toc2216_20743652741"/>Less<text:bookmark-end text:name="__RefHeading___Toc2216_20743652741"/></text:h>
      <text:p text:style-name="P52">Less requires to have a parent or child relationship. It reduces the selection.</text:p>
      <text:p text:style-name="P55"/>
      <table:table table:name="Tabelle9" table:style-name="Tabelle9">
        <table:table-column table:style-name="Tabelle9.A"/>
        <table:table-row table:style-name="TableLine2190627329776">
          <table:table-cell table:style-name="Tabelle9.A1" office:value-type="string">
            <text:h text:style-name="P191" text:outline-level="1"><text:bookmark-start text:name="__RefHeading___Toc9031_3997339420"/><text:span text:style-name="T22">A</text:span><text:span text:style-name="T25">rmature</text:span><text:span text:style-name="T24"> Object</text:span><text:span text:style-name="T22"> - P</text:span><text:span text:style-name="T26">ose</text:span><text:span text:style-name="T22"> Mode</text:span><text:bookmark-end text:name="__RefHeading___Toc9031_3997339420"/></text:h>
          </table:table-cell>
        </table:table-row>
      </table:table>
      <text:p text:style-name="P32"><draw:frame draw:style-name="fr2" draw:name="Bild110" text:anchor-type="paragraph" svg:y="0.1634in" svg:width="1.0398in" svg:height="2.4839in" draw:z-index="87"><draw:image xlink:href="Pictures/100000010000009C000001751B565277DC3B1ABE.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216" text:outline-level="2"><draw:frame draw:style-name="fr2" draw:name="Bild62" text:anchor-type="paragraph" svg:y="0.3591in" svg:width="2.2598in" svg:height="0.3154in" draw:z-index="105"><draw:image xlink:href="Pictures/10000000000001530000002FC1F9DF02291C1C48.jpg" xlink:type="simple" xlink:show="embed" xlink:actuate="onLoad" draw:mime-type="image/jpeg"/></draw:frame><text:bookmark-start text:name="__RefHeading___Toc4849_1514497418"/>Legacy<text:bookmark-end text:name="__RefHeading___Toc4849_1514497418"/></text:h>
      <text:p text:style-name="P159">The legacy sub menu contains tools that exists in the tool shelf already. It's the old way to do things. Different to the tools in the tool shelf, these tools are<text:span text:style-name="T62"> usually</text:span> modal. And performs once. You have to call them again in case you want to repeat the tool.</text:p>
      <text:h text:style-name="P242" text:outline-level="3"><text:bookmark-start text:name="__RefHeading___Toc4883_1514497418"/><text:soft-page-break/>Box select<text:bookmark-end text:name="__RefHeading___Toc4883_1514497418"/></text:h>
      <text:p text:style-name="P162">Draw a rectangle to select everything inside of the rectangle.</text:p>
      <text:p text:style-name="P162"><text:span text:style-name="T62">It automatically adds to the current selection. Holding down shift subtracts from</text:span> the selection.</text:p>
      <text:h text:style-name="P242" text:outline-level="3"><text:bookmark-start text:name="__RefHeading___Toc4885_1514497418"/>Circle select<text:bookmark-end text:name="__RefHeading___Toc4885_1514497418"/></text:h>
      <text:p text:style-name="P162">Brush select content. The radius of the brush can be adjusted by holding down left mouse button and using the scroll wheel or the + or - button at the numpad.</text:p>
      <text:p text:style-name="P39"><text:span text:style-name="T62">It automatically adds to the current selection. Holding down shift subtracts from</text:span> the selection.<text:span text:style-name="T62"> </text:span>To exit the <text:span text:style-name="T62">circle select </text:span>tool click with the right mouse button.</text:p>
      <text:h text:style-name="P206" text:outline-level="2"><draw:frame draw:style-name="fr2" draw:name="Bild102" text:anchor-type="paragraph" svg:y="0.2134in" svg:width="2.4016in" svg:height="0.7917in" draw:z-index="116"><draw:image xlink:href="Pictures/100000010000016800000077D5CD5368A46C8244.png" xlink:type="simple" xlink:show="embed" xlink:actuate="onLoad" draw:mime-type="image/png"/></draw:frame><text:bookmark-start text:name="__RefHeading___Toc8796_3269378711"/>Lasso Select<text:bookmark-end text:name="__RefHeading___Toc8796_3269378711"/></text:h>
      <text:p text:style-name="P57">A sub menu with the available lasso select modes. </text:p>
      <text:h text:style-name="P217" text:outline-level="2"><text:bookmark-start text:name="__RefHeading___Toc8890_39973394201"/>All <text:bookmark-end text:name="__RefHeading___Toc8890_39973394201"/></text:h>
      <text:p text:style-name="P13">Select everything.</text:p>
      <text:h text:style-name="P217" text:outline-level="2"><text:bookmark-start text:name="__RefHeading___Toc1077_207436527411211"/>None<text:bookmark-end text:name="__RefHeading___Toc1077_207436527411211"/></text:h>
      <text:p text:style-name="P13">Select nothing.</text:p>
      <text:h text:style-name="P217" text:outline-level="2"><text:bookmark-start text:name="__RefHeading___Toc1079_207436527411211"/>Inverse<text:bookmark-end text:name="__RefHeading___Toc1079_207436527411211"/></text:h>
      <text:p text:style-name="P13">Invert the current selection.</text:p>
      <text:h text:style-name="P201" text:outline-level="2"/>
      <text:p text:style-name="Horizontal_20_Line"/>
      <text:h text:style-name="P212" text:outline-level="2"><text:bookmark-start text:name="__RefHeading___Toc9033_3997339420"/>G<text:span text:style-name="T57">rouped</text:span><text:bookmark-end text:name="__RefHeading___Toc9033_3997339420"/></text:h>
      <text:p text:style-name="P106">Select grouped bones by type.</text:p>
      <text:p text:style-name="Horizontal_20_Line"/>
      <text:h text:style-name="Heading_20_2" text:outline-level="2"><text:bookmark-start text:name="__RefHeading___Toc9035_3997339420"/>Const<text:span text:style-name="T59">raint</text:span> Targets<text:bookmark-end text:name="__RefHeading___Toc9035_3997339420"/></text:h>
      <text:p text:style-name="P152">Select the bones used as targets for the currently selected bone.</text:p>
      <text:p text:style-name="P81"/>
      <text:h text:style-name="P217" text:outline-level="2"><text:bookmark-start text:name="__RefHeading___Toc2189_207436527411"/>By Pattern<text:bookmark-end text:name="__RefHeading___Toc2189_207436527411"/></text:h>
      <text:p text:style-name="P151">Selects all objects whose name matches <text:span text:style-name="T5">the entered string. For missing parts you need to add an asterix. </text:span></text:p>
      <text:p text:style-name="P85">For example, you have four cubes in the scene. Cube, Cube.001, Cube.002 and mycube3. Then the term " Cube " will just select the first cube. While the term " Cube* " will select the first three. And " *cube* " will select all <text:soft-page-break/>four.</text:p>
      <text:p text:style-name="P151">Supported wild-cards: </text:p>
      <text:p text:style-name="P151"><draw:frame draw:style-name="fr2" draw:name="Bild114" text:anchor-type="paragraph" svg:y="0.2654in" svg:width="2.0752in" svg:height="0.5516in" draw:z-index="88"><draw:image xlink:href="Pictures/1000000100000137000000539055BE0E18CDF16B.png" xlink:type="simple" xlink:show="embed" xlink:actuate="onLoad" draw:mime-type="image/png"/></draw:frame>* matches everything<text:line-break/>? matches any single character<text:line-break/>[abc] matches characters in “abc”<text:line-break/>[!abc] match any character not in “abc”</text:p>
      <text:p text:style-name="P85">The tool operates immediately at entering the string.</text:p>
      <text:h text:style-name="Heading_20_3" text:outline-level="3"><text:bookmark-start text:name="__RefHeading___Toc3222_789649834111"/>Pattern<text:bookmark-end text:name="__RefHeading___Toc3222_789649834111"/></text:h>
      <text:p text:style-name="P85">Type in your string.</text:p>
      <text:h text:style-name="Heading_20_3" text:outline-level="3"><text:bookmark-start text:name="__RefHeading___Toc3224_789649834111"/>Case Sensitive<text:bookmark-end text:name="__RefHeading___Toc3224_789649834111"/></text:h>
      <text:p text:style-name="P85">When ticked then the string comparison happens by taking upper and lower letters into account.</text:p>
      <text:h text:style-name="Heading_20_3" text:outline-level="3"><text:bookmark-start text:name="__RefHeading___Toc3226_789649834111"/>Extend<text:bookmark-end text:name="__RefHeading___Toc3226_789649834111"/></text:h>
      <text:p text:style-name="P85">Extends existing selection instead of deselecting everything first.</text:p>
      <text:h text:style-name="Heading_20_3" text:outline-level="3"><draw:frame draw:style-name="fr2" draw:name="Bild115" text:anchor-type="paragraph" svg:y="0.0929in" svg:width="2.0472in" svg:height="0.5193in" draw:z-index="89"><draw:image xlink:href="Pictures/10000001000001330000004EEE87B244D49EAC91.png" xlink:type="simple" xlink:show="embed" xlink:actuate="onLoad" draw:mime-type="image/png"/></draw:frame><text:bookmark-start text:name="__RefHeading___Toc3228_789649834111"/>Last Operator Select Pattern<text:bookmark-end text:name="__RefHeading___Toc3228_789649834111"/></text:h>
      <text:p text:style-name="P51">The Last Operator Select Pattern contains the same menu items than the pop-up. <text:span text:style-name="T33">So see above. Also, it does not appear in the 3D view. But when you call it from the edit menu or with hotkey.</text:span></text:p>
      <text:p text:style-name="P153"/>
      <text:h text:style-name="Heading_20_2" text:outline-level="2"><text:bookmark-start text:name="__RefHeading___Toc9037_3997339420"/>Flip Active <text:bookmark-end text:name="__RefHeading___Toc9037_3997339420"/></text:h>
      <text:p text:style-name="P152">Mirrors the bone selection. Works with an armature with mirrored parts.</text:p>
      <text:h text:style-name="P243" text:outline-level="3"><draw:frame draw:style-name="fr2" draw:name="Bild116" text:anchor-type="paragraph" svg:y="0.0929in" svg:width="1.8862in" svg:height="0.5591in" draw:z-index="90"><draw:image xlink:href="Pictures/100000010000011B000000546198863493DA025C.png" xlink:type="simple" xlink:show="embed" xlink:actuate="onLoad" draw:mime-type="image/png"/></draw:frame><text:bookmark-start text:name="__RefHeading___Toc9313_3997339420"/>Last Operator <text:span text:style-name="T20">Flip Active/Selected Bone</text:span><text:bookmark-end text:name="__RefHeading___Toc9313_3997339420"/></text:h>
      <text:h text:style-name="Heading_20_4" text:outline-level="4"><text:bookmark-start text:name="__RefHeading___Toc9315_3997339420"/>A<text:span text:style-name="T59">ctive Only</text:span><text:bookmark-end text:name="__RefHeading___Toc9315_3997339420"/></text:h>
      <text:p text:style-name="P152">Only select the mirror part of the active bone.</text:p>
      <text:h text:style-name="Heading_20_4" text:outline-level="4"><text:bookmark-start text:name="__RefHeading___Toc9317_3997339420"/>Extend<text:bookmark-end text:name="__RefHeading___Toc9317_3997339420"/></text:h>
      <text:p text:style-name="P152">Extend the current selection.</text:p>
      <text:h text:style-name="P241" text:outline-level="3"><text:bookmark-start text:name="__RefHeading___Toc9319_3997339420"/>Parent<text:bookmark-end text:name="__RefHeading___Toc9319_3997339420"/></text:h>
      <text:p text:style-name="P97">Parent requires to have a parent or child relationship. It selects the parent object of the currently selected object(s).</text:p>
      <text:h text:style-name="P241" text:outline-level="3"><text:bookmark-start text:name="__RefHeading___Toc2220_20743652742"/>Child <text:bookmark-end text:name="__RefHeading___Toc2220_20743652742"/></text:h>
      <text:p text:style-name="P97">Child requires to have a parent or child relationship. It selects the child object(s) of the currently selected object(s).</text:p>
      <text:h text:style-name="P241" text:outline-level="3"><text:bookmark-start text:name="__RefHeading___Toc2222_20743652742"/><text:soft-page-break/><text:span text:style-name="T59">Extend </text:span>Parent<text:bookmark-end text:name="__RefHeading___Toc2222_20743652742"/></text:h>
      <text:p text:style-name="P97"><text:span text:style-name="T59">Extend </text:span>Parent requires to have a parent or child relationship. It selects the parent object of the currently selected object(s). But keeps the active object in the selection, even when it's not currently selected.</text:p>
      <text:h text:style-name="P241" text:outline-level="3"><text:bookmark-start text:name="__RefHeading___Toc2224_20743652742"/><text:span text:style-name="T59">Extend </text:span>Child<text:bookmark-end text:name="__RefHeading___Toc2224_20743652742"/></text:h>
      <text:p text:style-name="P97"><text:span text:style-name="T59">Extend </text:span>Child requires to have a parent or child relationship. It selects the child object(s) of the currently selected object(s). But keeps the active object in the selection, even when it's not currently selected.</text:p>
      <text:p text:style-name="P97"/>
      <table:table table:name="Tabelle10" table:style-name="Tabelle10">
        <table:table-column table:style-name="Tabelle10.A"/>
        <table:table-row table:style-name="TableLine2192385854624">
          <table:table-cell table:style-name="Tabelle10.A1" office:value-type="string">
            <text:h text:style-name="P192" text:outline-level="1"><text:bookmark-start text:name="__RefHeading___Toc9031_39973394201"/><text:span text:style-name="T22">L</text:span><text:span text:style-name="T28">attice </text:span><text:span text:style-name="T24">Object</text:span><text:span text:style-name="T22"> - E</text:span><text:span text:style-name="T28">dit</text:span><text:span text:style-name="T22"> Mode</text:span><text:bookmark-end text:name="__RefHeading___Toc9031_39973394201"/></text:h>
          </table:table-cell>
        </table:table-row>
      </table:table>
      <text:p text:style-name="P30"><draw:frame draw:style-name="fr3" draw:name="Bild117" text:anchor-type="paragraph" svg:x="6.1689in" svg:y="0.1819in" svg:width="1.1535in" svg:height="1.7992in" draw:z-index="91"><draw:image xlink:href="Pictures/10000001000000AD0000010E989232867167801D.png" xlink:type="simple" xlink:show="embed" xlink:actuate="onLoad" draw:mime-type="image/png"/></draw:frame></text:p>
      <text:p text:style-name="P30"/>
      <text:p text:style-name="P30"/>
      <text:p text:style-name="P30"/>
      <text:p text:style-name="P30"/>
      <text:p text:style-name="P30"/>
      <text:p text:style-name="P30"/>
      <text:p text:style-name="P30"/>
      <text:p text:style-name="P30"/>
      <text:h text:style-name="P216" text:outline-level="2"><draw:frame draw:style-name="fr2" draw:name="Bild63" text:anchor-type="paragraph" svg:y="0.3591in" svg:width="2.2598in" svg:height="0.3154in" draw:z-index="106"><draw:image xlink:href="Pictures/10000000000001530000002FC1F9DF02291C1C48.jpg" xlink:type="simple" xlink:show="embed" xlink:actuate="onLoad" draw:mime-type="image/jpeg"/></draw:frame><text:bookmark-start text:name="__RefHeading___Toc4851_1514497418"/>Legacy<text:bookmark-end text:name="__RefHeading___Toc4851_1514497418"/></text:h>
      <text:p text:style-name="P159">The legacy sub menu contains tools that exists in the tool shelf already. It's the old way to do things. Different to the tools in the tool shelf, these tools are<text:span text:style-name="T62"> usually</text:span> modal. And performs once. You have to call them again in case you want to repeat the tool.</text:p>
      <text:h text:style-name="P242" text:outline-level="3"><text:bookmark-start text:name="__RefHeading___Toc4887_1514497418"/>Box select<text:bookmark-end text:name="__RefHeading___Toc4887_1514497418"/></text:h>
      <text:p text:style-name="P162">Draw a rectangle to select everything inside of the rectangle.</text:p>
      <text:p text:style-name="P162"><text:span text:style-name="T62">It automatically adds to the current selection. Holding down shift subtracts from</text:span> the selection.</text:p>
      <text:h text:style-name="P242" text:outline-level="3"><text:bookmark-start text:name="__RefHeading___Toc4889_1514497418"/>Circle select<text:bookmark-end text:name="__RefHeading___Toc4889_1514497418"/></text:h>
      <text:p text:style-name="P162">Brush select content. The radius of the brush can be adjusted by holding down left mouse button and using the scroll wheel or the + or - button at the numpad.</text:p>
      <text:p text:style-name="P39"><text:span text:style-name="T62">It automatically adds to the current selection. Holding down shift subtracts from</text:span> the selection.<text:span text:style-name="T62"> </text:span>To exit the <text:span text:style-name="T62">circle select </text:span>tool click with the right mouse button.</text:p>
      <text:h text:style-name="P206" text:outline-level="2"><draw:frame draw:style-name="fr2" draw:name="Bild103" text:anchor-type="paragraph" svg:y="0.2134in" svg:width="2.4016in" svg:height="0.7917in" draw:z-index="117"><draw:image xlink:href="Pictures/100000010000016800000077D5CD5368A46C8244.png" xlink:type="simple" xlink:show="embed" xlink:actuate="onLoad" draw:mime-type="image/png"/></draw:frame><text:bookmark-start text:name="__RefHeading___Toc8798_3269378711"/>Lasso Select<text:bookmark-end text:name="__RefHeading___Toc8798_3269378711"/></text:h>
      <text:p text:style-name="P57">A sub menu with the available lasso select modes. </text:p>
      <text:h text:style-name="P218" text:outline-level="2"><text:bookmark-start text:name="__RefHeading___Toc8890_399733942011"/>All <text:bookmark-end text:name="__RefHeading___Toc8890_399733942011"/></text:h>
      <text:p text:style-name="P14">Select everything.</text:p>
      <text:h text:style-name="P218" text:outline-level="2"><text:bookmark-start text:name="__RefHeading___Toc1077_2074365274112111"/><text:soft-page-break/>None<text:bookmark-end text:name="__RefHeading___Toc1077_2074365274112111"/></text:h>
      <text:p text:style-name="P14">Select nothing.</text:p>
      <text:h text:style-name="P218" text:outline-level="2"><text:bookmark-start text:name="__RefHeading___Toc1079_2074365274112111"/>Inverse<text:bookmark-end text:name="__RefHeading___Toc1079_2074365274112111"/></text:h>
      <text:p text:style-name="P14">Invert the current selection.</text:p>
      <text:p text:style-name="Horizontal_20_Line"/>
      <text:h text:style-name="P218" text:outline-level="2"><text:bookmark-start text:name="__RefHeading___Toc9201_3997339420"/>Mirror<text:bookmark-end text:name="__RefHeading___Toc9201_3997339420"/></text:h>
      <text:p text:style-name="P91">Select the mirrored parts to the current selection.</text:p>
      <text:h text:style-name="P244" text:outline-level="3"><draw:frame draw:style-name="fr2" draw:name="Bild121" text:anchor-type="paragraph" svg:y="0.0256in" svg:width="1.9217in" svg:height="0.8465in" draw:z-index="92"><draw:image xlink:href="Pictures/10000001000001200000007F8DDA07CACBFFFA39.png" xlink:type="simple" xlink:show="embed" xlink:actuate="onLoad" draw:mime-type="image/png"/></draw:frame><text:bookmark-start text:name="__RefHeading___Toc3277_78964983412"/>Last Operator Select <text:span text:style-name="T7">Mirror</text:span><text:bookmark-end text:name="__RefHeading___Toc3277_78964983412"/></text:h>
      <text:h text:style-name="Heading_20_4" text:outline-level="4"><text:bookmark-start text:name="__RefHeading___Toc9321_3997339420"/>Axis<text:bookmark-end text:name="__RefHeading___Toc9321_3997339420"/></text:h>
      <text:p text:style-name="P154">Choose the world axis to mirror at.</text:p>
      <text:h text:style-name="Heading_20_4" text:outline-level="4"><text:bookmark-start text:name="__RefHeading___Toc3279_78964983412"/>Extend<text:bookmark-end text:name="__RefHeading___Toc3279_78964983412"/></text:h>
      <text:p text:style-name="P86">Extends existing selection instead of deselecting everything first.</text:p>
      <text:p text:style-name="P145"/>
      <text:h text:style-name="P218" text:outline-level="2"><draw:frame draw:style-name="fr2" draw:name="Bild122" text:anchor-type="paragraph" svg:y="0.0972in" svg:width="4.1457in" svg:height="1.4453in" draw:z-index="93"><draw:image xlink:href="Pictures/100000010000026E000000D9792684DE09BED4A4.png" xlink:type="simple" xlink:show="embed" xlink:actuate="onLoad" draw:mime-type="image/png"/></draw:frame><text:bookmark-start text:name="__RefHeading___Toc2813_37123932751"/><text:span text:style-name="T43"><text:s/></text:span><text:span text:style-name="T44">Ungrouped Verts</text:span><text:bookmark-end text:name="__RefHeading___Toc2813_37123932751"/></text:h>
      <text:p text:style-name="P72"><text:span text:style-name="T45">Selects ungrouped Vertices.</text:span><text:span text:style-name="T46"> </text:span><text:span text:style-name="T51">R</text:span><text:span text:style-name="T46">equires to have at least one vertex group assigned.</text:span></text:p>
      <text:p text:style-name="P30"/>
      <text:p text:style-name="P30"/>
      <text:p text:style-name="P30"/>
      <text:p text:style-name="P30"/>
      <text:h text:style-name="P244" text:outline-level="3"><draw:frame draw:style-name="fr2" draw:name="Bild123" text:anchor-type="paragraph" svg:y="0.1984in" svg:width="1.878in" svg:height="0.4134in" draw:z-index="94"><draw:image xlink:href="Pictures/100000010000011A0000003E556BA77D79DBEBF1.png" xlink:type="simple" xlink:show="embed" xlink:actuate="onLoad" draw:mime-type="image/png"/></draw:frame><text:bookmark-start text:name="__RefHeading___Toc2815_37123932751"/>Last Operator Select Ungrouped<text:bookmark-end text:name="__RefHeading___Toc2815_37123932751"/></text:h>
      <text:h text:style-name="P73" text:outline-level="4"><text:bookmark-start text:name="__RefHeading___Toc2817_37123932751"/>Extend<text:bookmark-end text:name="__RefHeading___Toc2817_37123932751"/></text:h>
      <text:p text:style-name="P30">Extends the current selection<text:span text:style-name="T60"> instead of deselecting everything first</text:span>.</text:p>
      <text:p text:style-name="P30"/>
      <text:p text:style-name="Horizontal_20_Line"/>
      <text:h text:style-name="Heading_20_2" text:outline-level="2"><text:bookmark-start text:name="__RefHeading___Toc9203_3997339420"/>More<text:bookmark-end text:name="__RefHeading___Toc9203_3997339420"/></text:h>
      <text:p text:style-name="P142">Extends the current selection.</text:p>
      <text:h text:style-name="Heading_20_2" text:outline-level="2"><text:bookmark-start text:name="__RefHeading___Toc2823_37123932751"/>Less<text:bookmark-end text:name="__RefHeading___Toc2823_37123932751"/></text:h>
      <text:p text:style-name="P34">Reduces the current selection.</text:p>
      <text:p text:style-name="P35"/>
      <text:p text:style-name="P35"/>
      <table:table table:name="Tabelle2" table:style-name="Tabelle2">
        <table:table-column table:style-name="Tabelle2.A"/>
        <text:soft-page-break/>
        <table:table-row table:style-name="TableLine2192385854352">
          <table:table-cell table:style-name="Tabelle2.A1" office:value-type="string">
            <text:h text:style-name="P193" text:outline-level="1"><text:bookmark-start text:name="__RefHeading___Toc4972_1561880822"/><text:span text:style-name="T22">P</text:span><text:span text:style-name="T29">article</text:span><text:span text:style-name="T30">s</text:span><text:span text:style-name="T22"> - P</text:span><text:span text:style-name="T29">article</text:span><text:span text:style-name="T22"> Mode</text:span><text:bookmark-end text:name="__RefHeading___Toc4972_1561880822"/></text:h>
          </table:table-cell>
        </table:table-row>
      </table:table>
      <text:p text:style-name="P75"><draw:frame draw:style-name="fr2" draw:name="Bild124" text:anchor-type="paragraph" svg:y="0.1984in" svg:width="1.161in" svg:height="2.0118in" draw:z-index="95"><draw:image xlink:href="Pictures/10000001000000AE0000012D18E0BDB44544FC1E.png" xlink:type="simple" xlink:show="embed" xlink:actuate="onLoad" draw:mime-type="image/png"/></draw:frame></text:p>
      <text:p text:style-name="P75"/>
      <text:p text:style-name="P75"/>
      <text:p text:style-name="P75"/>
      <text:p text:style-name="P75"/>
      <text:p text:style-name="P75"/>
      <text:p text:style-name="P75"/>
      <text:p text:style-name="P75"/>
      <text:p text:style-name="P75"/>
      <text:p text:style-name="P75"/>
      <text:p text:style-name="P75"/>
      <text:h text:style-name="P216" text:outline-level="2"><draw:frame draw:style-name="fr2" draw:name="Bild71" text:anchor-type="paragraph" svg:y="0.3591in" svg:width="2.2598in" svg:height="0.3154in" draw:z-index="107"><draw:image xlink:href="Pictures/10000000000001530000002FC1F9DF02291C1C48.jpg" xlink:type="simple" xlink:show="embed" xlink:actuate="onLoad" draw:mime-type="image/jpeg"/></draw:frame><text:bookmark-start text:name="__RefHeading___Toc4853_1514497418"/>Legacy<text:bookmark-end text:name="__RefHeading___Toc4853_1514497418"/></text:h>
      <text:p text:style-name="P159">The legacy sub menu contains tools that exists in the tool shelf already. It's the old way to do things. Different to the tools in the tool shelf, these tools are<text:span text:style-name="T62"> usually</text:span> modal. And performs once. You have to call them again in case you want to repeat the tool.</text:p>
      <text:h text:style-name="P242" text:outline-level="3"><text:bookmark-start text:name="__RefHeading___Toc4891_1514497418"/>Box select<text:bookmark-end text:name="__RefHeading___Toc4891_1514497418"/></text:h>
      <text:p text:style-name="P162">Draw a rectangle to select everything inside of the rectangle.</text:p>
      <text:p text:style-name="P162"><text:span text:style-name="T62">It automatically adds to the current selection. Holding down shift subtracts from</text:span> the selection.</text:p>
      <text:h text:style-name="P242" text:outline-level="3"><text:bookmark-start text:name="__RefHeading___Toc4893_1514497418"/>Circle select<text:bookmark-end text:name="__RefHeading___Toc4893_1514497418"/></text:h>
      <text:p text:style-name="P162">Brush select content. The radius of the brush can be adjusted by holding down left mouse button and using the scroll wheel or the + or - button at the numpad.</text:p>
      <text:p text:style-name="P39"><text:span text:style-name="T62">It automatically adds to the current selection. Holding down shift subtracts from</text:span> the selection.<text:span text:style-name="T62"> </text:span>To exit the <text:span text:style-name="T62">circle select </text:span>tool click with the right mouse button.</text:p>
      <text:h text:style-name="P206" text:outline-level="2"><draw:frame draw:style-name="fr2" draw:name="Bild104" text:anchor-type="paragraph" svg:y="0.2134in" svg:width="2.4016in" svg:height="0.7917in" draw:z-index="118"><draw:image xlink:href="Pictures/100000010000016800000077D5CD5368A46C8244.png" xlink:type="simple" xlink:show="embed" xlink:actuate="onLoad" draw:mime-type="image/png"/></draw:frame><text:bookmark-start text:name="__RefHeading___Toc8800_3269378711"/>Lasso Select<text:bookmark-end text:name="__RefHeading___Toc8800_3269378711"/></text:h>
      <text:p text:style-name="P57">A sub menu with the available lasso select modes. </text:p>
      <text:h text:style-name="P219" text:outline-level="2"><text:bookmark-start text:name="__RefHeading___Toc4974_1561880822"/>All <text:bookmark-end text:name="__RefHeading___Toc4974_1561880822"/></text:h>
      <text:p text:style-name="P15">Select everything.</text:p>
      <text:h text:style-name="P219" text:outline-level="2"><text:bookmark-start text:name="__RefHeading___Toc1077_20743652741121111"/>None<text:bookmark-end text:name="__RefHeading___Toc1077_20743652741121111"/></text:h>
      <text:p text:style-name="P15">Select nothing.</text:p>
      <text:h text:style-name="P219" text:outline-level="2"><text:bookmark-start text:name="__RefHeading___Toc1079_20743652741121111"/>Inverse<text:bookmark-end text:name="__RefHeading___Toc1079_20743652741121111"/></text:h>
      <text:p text:style-name="P15">Invert the current selection.</text:p>
      <text:h text:style-name="P219" text:outline-level="2"><text:bookmark-start text:name="__RefHeading___Toc4976_1561880822"/><text:soft-page-break/>More<text:bookmark-end text:name="__RefHeading___Toc4976_1561880822"/></text:h>
      <text:p text:style-name="P143">Extends the current selection.</text:p>
      <text:h text:style-name="P219" text:outline-level="2"><text:bookmark-start text:name="__RefHeading___Toc2823_371239327511"/>Less<text:bookmark-end text:name="__RefHeading___Toc2823_371239327511"/></text:h>
      <text:p text:style-name="P35">Reduces the current selection.</text:p>
      <text:h text:style-name="Heading_20_2" text:outline-level="2"><text:bookmark-start text:name="__RefHeading___Toc4462_4119522622"/>Linked<text:bookmark-end text:name="__RefHeading___Toc4462_4119522622"/></text:h>
      <text:p text:style-name="P155">Selects the linked particles.</text:p>
      <text:h text:style-name="Heading_20_2" text:outline-level="2"><text:bookmark-start text:name="__RefHeading___Toc4978_1561880822"/>Random<text:bookmark-end text:name="__RefHeading___Toc4978_1561880822"/></text:h>
      <text:p text:style-name="Text_20_body">Selects random particles.</text:p>
      <text:h text:style-name="Heading_20_3" text:outline-level="3"><draw:frame draw:style-name="fr2" draw:name="Bild125" text:anchor-type="paragraph" svg:y="0.0256in" svg:width="1.878in" svg:height="0.8543in" draw:z-index="96"><draw:image xlink:href="Pictures/100000010000011A00000080AD43139F46579BFE.png" xlink:type="simple" xlink:show="embed" xlink:actuate="onLoad" draw:mime-type="image/png"/></draw:frame><text:bookmark-start text:name="__RefHeading___Toc3281_78964983411"/>Last Operator Select Random<text:bookmark-end text:name="__RefHeading___Toc3281_78964983411"/></text:h>
      <text:h text:style-name="Heading_20_4" text:outline-level="4"><text:bookmark-start text:name="__RefHeading___Toc3283_78964983411"/>Percent<text:bookmark-end text:name="__RefHeading___Toc3283_78964983411"/></text:h>
      <text:p text:style-name="Text_20_body">The Percentage of objects that should be selected randomly.</text:p>
      <text:h text:style-name="Heading_20_4" text:outline-level="4"><text:bookmark-start text:name="__RefHeading___Toc3285_78964983411"/>Random Seed<text:bookmark-end text:name="__RefHeading___Toc3285_78964983411"/></text:h>
      <text:p text:style-name="Text_20_body">The Seed for the random number generator.</text:p>
      <text:h text:style-name="Heading_20_4" text:outline-level="4"><text:bookmark-start text:name="__RefHeading___Toc3287_78964983411"/>Action<text:bookmark-end text:name="__RefHeading___Toc3287_78964983411"/></text:h>
      <text:p text:style-name="Text_20_body">Action is a drop-down box choose if you want to select or to deselect random.</text:p>
      <text:h text:style-name="Heading_20_4" text:outline-level="4"><text:bookmark-start text:name="__RefHeading___Toc4980_1561880822"/>Type<text:bookmark-end text:name="__RefHeading___Toc4980_1561880822"/></text:h>
      <text:p text:style-name="P253">Select the whole hair, or hair points.</text:p>
      <text:p text:style-name="P253"/>
      <text:p text:style-name="P252"/>
      <table:table table:name="Table1" table:style-name="Table1">
        <table:table-column table:style-name="Table1.A"/>
        <table:table-row table:style-name="TableLine2192208387008">
          <table:table-cell table:style-name="Table1.A1" office:value-type="string">
            <text:h text:style-name="P185" text:outline-level="1"><text:bookmark-start text:name="__RefHeading___Toc4972_15618808221"/><text:span text:style-name="T68">Hair Curve</text:span><text:span text:style-name="T65"> – </text:span><text:span text:style-name="T68">Sculpt Mode</text:span><text:bookmark-end text:name="__RefHeading___Toc4972_15618808221"/></text:h>
          </table:table-cell>
        </table:table-row>
      </table:table>
      <text:p text:style-name="P247"><draw:frame draw:style-name="fr1" draw:name="Image1" text:anchor-type="char" svg:x="5.7472in" svg:y="0.1736in" svg:width="1.3354in" svg:height="1.4898in" draw:z-index="120"><draw:image xlink:href="Pictures/1000000000000093000000A4F979D9B938E7235D.png" xlink:type="simple" xlink:show="embed" xlink:actuate="onLoad" draw:mime-type="image/png"/></draw:frame></text:p>
      <text:p text:style-name="P254">The <text:span text:style-name="T66">(Empty) </text:span>Hair Curve object in the Sculpt mode has a select menu. Here you can select <text:span text:style-name="T66">existing</text:span> <text:span text:style-name="T66">curves</text:span> in different ways to mask selections for tool shelf operators. Selected <text:span text:style-name="T66">curves</text:span> are editable, deselected <text:span text:style-name="T66">curves</text:span> are locked from editing and <text:span text:style-name="T66">are </text:span>visually <text:span text:style-name="T66">opaque with dark </text:span>gray in the 3D View editor. </text:p>
      <text:h text:style-name="P221" text:outline-level="2"><text:bookmark-start text:name="__RefHeading___Toc38057_3592924466"/>All<text:bookmark-end text:name="__RefHeading___Toc38057_3592924466"/></text:h>
      <text:p text:style-name="P255"><text:span text:style-name="T67">Selects all the control points of the hair strands.</text:span><draw:frame draw:style-name="fr1" draw:name="Image2" text:anchor-type="char" svg:x="5.7472in" svg:y="0.1209in" svg:width="1.598in" svg:height="0.8598in" draw:z-index="119"><draw:image xlink:href="Pictures/10000001000000AB0000005CD707154741319C39.png" xlink:type="simple" xlink:show="embed" xlink:actuate="onLoad" draw:mime-type="image/png"/></draw:frame></text:p>
      <text:p text:style-name="P255"><text:span text:style-name="T67">If you want a </text:span>want a symmetrical haircut, tick X Mirror in the <text:span text:style-name="T67">Symmetry</text:span> panel <text:span text:style-name="T67">or in the Header to the top right</text:span>.</text:p>
      <text:p text:style-name="P255"/>
      <text:p text:style-name="P246"><text:soft-page-break/></text:p>
      <text:h text:style-name="P221" text:outline-level="2"><text:bookmark-start text:name="__RefHeading___Toc43095_485420995"/>None<text:bookmark-end text:name="__RefHeading___Toc43095_485420995"/></text:h>
      <text:p text:style-name="P255"><text:span text:style-name="T67">Deselects all the control points of the hair </text:span><text:span text:style-name="T66">curves</text:span><text:span text:style-name="T67">.</text:span></text:p>
      <text:p text:style-name="P246"/>
      <text:h text:style-name="P221" text:outline-level="2"><text:bookmark-start text:name="__RefHeading___Toc15925_3108676338"/>Invert<text:bookmark-end text:name="__RefHeading___Toc15925_3108676338"/></text:h>
      <text:p text:style-name="P255"><text:span text:style-name="T67">Deselects all the control points of the hair </text:span><text:span text:style-name="T66">curves</text:span><text:span text:style-name="T67">.</text:span></text:p>
      <text:p text:style-name="P246"/>
      <text:h text:style-name="P221" text:outline-level="2"><text:bookmark-start text:name="__RefHeading___Toc38059_3592924466"/>Random<text:bookmark-end text:name="__RefHeading___Toc38059_3592924466"/></text:h>
      <text:p text:style-name="P256">Randomizes existing selection or creates a new random selection of control points of the hair curves. </text:p>
      <text:p text:style-name="P246"/>
      <text:h text:style-name="P221" text:outline-level="2"><text:bookmark-start text:name="__RefHeading___Toc38061_3592924466"/>Endpoints<text:bookmark-end text:name="__RefHeading___Toc38061_3592924466"/></text:h>
      <text:p text:style-name="P256">Selects the end points of the control points of the hair curves. </text:p>
      <text:p text:style-name="P246"/>
      <text:h text:style-name="P221" text:outline-level="2"><text:bookmark-start text:name="__RefHeading___Toc344_131479584"/>Grow<text:bookmark-end text:name="__RefHeading___Toc344_131479584"/></text:h>
      <text:p text:style-name="P256">Select curves which are close to curves that are selected already. <text:s/></text:p>
      <text:p text:style-name="P246"/>
      <text:h text:style-name="P220" text:outline-level="2"><text:bookmark-start text:name="__RefHeading___Toc38055_3592924466"/><text:bookmark-end text:name="__RefHeading___Toc38055_3592924466"/></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loext:hidden="true" style:hidden="true"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loext:hidden="true" style:hidden="true"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Figure" style:family="paragraph" loext:hidden="true" style:hidden="true" style:parent-style-name="Caption" style:class="extra"/>
    <style:style style:name="Illustration" style:family="paragraph" loext:hidden="true" style:hidden="true"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578a7" style:font-size-asian="10pt" style:font-size-complex="10pt"/>
    </style:style>
    <style:style style:name="MT3" style:family="text">
      <style:text-properties fo:font-size="10pt" officeooo:rsid="0371e507" style:font-size-asian="10pt" style:font-size-complex="10pt"/>
    </style:style>
    <style:style style:name="MT4" style:family="text">
      <style:text-properties fo:font-size="10pt" officeooo:rsid="0326bd4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2 Reference Manual - 7.1</text:span><text:span text:style-name="MT2">.5</text:span><text:span text:style-name="MT1"> Editors - 3D View</text:span><text:span text:style-name="MT3">port</text:span><text:span text:style-name="MT1"> - Header</text:span><text:span text:style-name="MT4"> - Select Menu</text:span></text:p>
      </style:header>
      <style:footer>
        <text:p text:style-name="MP2"><text:page-number text:select-page="current">4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23M1S</meta:editing-duration>
    <meta:editing-cycles>817</meta:editing-cycles>
    <meta:generator>LibreOffice/7.2.7.2$Windows_X86_64 LibreOffice_project/8d71d29d553c0f7dcbfa38fbfda25ee34cce99a2</meta:generator>
    <dc:date>2022-07-21T19:30:40.514000000</dc:date>
    <meta:document-statistic meta:table-count="15" meta:image-count="121" meta:object-count="0" meta:page-count="44" meta:paragraph-count="1127" meta:word-count="6568" meta:character-count="37590" meta:non-whitespace-character-count="32084"/>
    <meta:template xlink:type="simple" xlink:actuate="onRequest" xlink:title="standard1cm" xlink:href="../../../AppData/Roaming/LibreOffice/4/user/template/standard1cm.ott" meta:date="2016-03-29T10:15:31.334000000"/>
  </office:meta>
</office:document-meta>
</file>